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16C00000015CDBA273F.gif" manifest:media-type="image/gif"/>
  <manifest:file-entry manifest:full-path="Pictures/TablePreview1.svm" manifest:media-type=""/>
  <manifest:file-entry manifest:full-path="Pictures/10000000000003200000025819812F21.png" manifest:media-type="image/png"/>
  <manifest:file-entry manifest:full-path="Pictures/10000000000000570000000F6C79FF29.gif" manifest:media-type="image/gif"/>
  <manifest:file-entry manifest:full-path="Pictures/100000000000028900000010951DC945.gif" manifest:media-type="image/gif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431cm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fill-color="#ffffff" fo:min-height="3.256cm"/>
    </style:style>
    <style:style style:name="pr2" style:family="presentation" style:parent-style-name="lyt-bluelinesgrad-outline1">
      <style:graphic-properties draw:fill-color="#ffffff" fo:min-height="11.63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79cm"/>
    </style:style>
    <style:style style:name="pr6" style:family="presentation" style:parent-style-name="lyt-bluelinesgrad-notes">
      <style:graphic-properties draw:fill-color="#ffffff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'Droid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center"/>
      <style:text-properties fo:font-family="'Droid Serif'" style:font-family-generic="roman" style:font-pitch="variable"/>
    </style:style>
    <style:style style:name="ce4" style:family="table-cell">
      <style:graphic-properties style:repeat="repeat"/>
      <style:paragraph-properties fo:text-align="center"/>
      <style:text-properties fo:font-family="'Droid Serif'" style:font-family-generic="roman" style:font-pitch="variable" fo:font-size="18pt" style:font-size-asian="18pt" style:font-size-complex="18pt"/>
    </style:style>
    <style:style style:name="ce5" style:family="table-cell">
      <style:graphic-properties style:repeat="repeat"/>
      <style:paragraph-properties fo:text-align="center"/>
      <style:text-properties fo:font-family="'Droid Serif'" style:font-family-generic="roman" style:font-pitch="variable"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/>
      <style:text-properties fo:font-family="'Droid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family="'Droid Serif'" style:font-family-generic="roman" style:font-pitch="variable" fo:font-size="24pt" style:font-size-asian="24pt" style:font-size-complex="24pt"/>
    </style:style>
    <style:style style:name="P8" style:family="paragraph">
      <style:text-properties fo:color="#000000" fo:font-family="'Droid Serif'" style:font-family-generic="roman" style:font-pitch="variable" fo:font-size="24pt" style:font-size-asian="24pt" style:font-size-complex="2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color="#ffffff" fo:font-family="'Droid Serif'" style:font-family-generic="roman" style:font-pitch="variable"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family="'Droid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family="'Droid Serif'" style:font-family-generic="roman" style:font-pitch="variable"/>
    </style:style>
    <style:style style:name="P14" style:family="paragraph">
      <style:paragraph-properties fo:text-align="center"/>
      <style:text-properties fo:font-family="'Droid Serif'" style:font-family-generic="roman" style:font-pitch="variable" fo:font-size="18pt" style:font-size-asian="18pt" style:font-size-complex="18pt"/>
    </style:style>
    <style:style style:name="P15" style:family="paragraph">
      <style:paragraph-properties fo:text-align="center"/>
      <style:text-properties fo:font-family="'Droid Serif'" style:font-family-generic="roman" style:font-pitch="variable" fo:font-weight="bold" style:font-weight-asian="bold" style:font-weight-complex="bold"/>
    </style:style>
    <style:style style:name="P16" style:family="paragraph">
      <style:paragraph-properties fo:text-align="center"/>
      <style:text-properties fo:font-family="'Droid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Droid Serif'" style:font-family-generic="roman" style:font-pitch="variable" fo:font-size="48pt" style:font-size-asian="48pt" style:font-size-complex="48pt"/>
    </style:style>
    <style:style style:name="T4" style:family="text">
      <style:text-properties fo:font-family="'Droid Serif'" style:font-family-generic="roman" style:font-pitch="variable" fo:font-size="24pt" style:font-size-asian="24pt" style:font-size-complex="24pt"/>
    </style:style>
    <style:style style:name="T5" style:family="text">
      <style:text-properties fo:font-family="'Droid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ffff" fo:font-family="'Droid Serif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ffffff" fo:font-family="'Droid Serif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Dariusz Bukowski</text:span><text:span text:style-name="T1"><text:line-break/></text:span><text:span text:style-name="T1">Jan Sochiera</text:span></text:p>
          </draw:text-box>
        </draw:frame>
        <draw:frame presentation:style-name="pr2" draw:text-style-name="P4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Problem transportu kontenerów</text:span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is problemu</text:p>
          </draw:text-box>
        </draw:frame>
        <draw:frame presentation:style-name="pr5" draw:text-style-name="P7" draw:layer="layout" svg:width="25.199cm" svg:height="12.179cm" svg:x="1.4cm" svg:y="6.014cm" presentation:class="outline" presentation:user-transformed="true">
          <draw:text-box>
            <text:list text:style-name="L2">
              <text:list-header>
                <text:p text:style-name="P6"><text:span text:style-name="T4">Z bazy, jednym samochodem, należy rozwieźć kontenery do odbiorców. Znane są odległości pomiędzy odbiorcami oraz bazą i odbiorcami. Jednocześnie, samochód wyjeżdżający z bazy może zabrać </text:span><text:span text:style-name="T5">trzy</text:span><text:span text:style-name="T4"> kontenery. Należy tak zaplanować jego trasy, aby:</text:span></text:p>
              </text:list-header>
              <text:list-item>
                <text:p text:style-name="P6"><text:span text:style-name="T4">każdy odbiorca otrzymał </text:span><text:span text:style-name="T5">jeden</text:span><text:span text:style-name="T4"> kontener</text:span></text:p>
              </text:list-item>
              <text:list-item>
                <text:p text:style-name="P6"><text:span text:style-name="T4">suma długości dróg jaką pokona samochód była </text:span><text:span text:style-name="T5">minimal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custom-shape draw:style-name="gr2" draw:text-style-name="P3" draw:layer="layout" svg:width="27.2cm" svg:height="13.8cm" svg:x="0.4cm" svg:y="5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Model matematyczny</text:p>
          </draw:text-box>
        </draw:frame>
        <draw:frame presentation:style-name="pr5" draw:text-style-name="P8" draw:layer="layout" svg:width="25.199cm" svg:height="12.368cm" svg:x="1.4cm" svg:y="6.014cm" presentation:class="outline" presentation:user-transformed="true">
          <draw:text-box>
            <text:list text:style-name="L2">
              <text:list-header>
                <text:p text:style-name="P8"><text:span text:style-name="T6">Niech: </text:span></text:p>
                <text:p text:style-name="P8"><text:span text:style-name="T7">N </text:span><text:span text:style-name="T7"><text:tab/></text:span><text:span text:style-name="T7">– </text:span><text:span text:style-name="T7"><text:tab/></text:span><text:span text:style-name="T7">liczba odbiorców o numerach od 1 do N. Bazę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oznaczamy liczbą 0.</text:span></text:p>
                <text:p text:style-name="P8"><text:span text:style-name="T7">d </text:span><text:span text:style-name="T7"><text:tab/></text:span><text:span text:style-name="T7">- </text:span><text:span text:style-name="T7"><text:tab/></text:span><text:span text:style-name="T7">symetryczna macierz odległości.</text:span></text:p>
                <text:p text:style-name="P8"><text:span text:style-name="T7"><text:s/></text:span></text:p>
                <text:p text:style-name="P8"><text:span text:style-name="T7"/></text:p>
                <text:p text:style-name="P8"><text:span text:style-name="T7"/></text:p>
              </text:list-header>
            </text:list>
            <text:p text:style-name="P8"><text:span text:style-name="T7"><text:s text:c="5"/></text:span><text:span text:style-name="T6">Cel:</text:span><text:span text:style-name="T7"> </text:span></text:p>
            <text:list text:continue-numbering="true" text:style-name="L2">
              <text:list-header>
                <text:p text:style-name="P8"><text:span text:style-name="T7">Znaleźć minimum funkcji F.</text:span></text:p>
              </text:list-header>
            </text:list>
          </draw:text-box>
        </draw:frame>
        <draw:frame draw:style-name="gr3" draw:text-style-name="P3" draw:layer="layout" svg:width="24.413cm" svg:height="0.6cm" svg:x="2.587cm" svg:y="11.6cm">
          <draw:image xlink:href="Pictures/100000000000028900000010951DC945.gif" xlink:type="simple" xlink:show="embed" xlink:actuate="onLoad">
            <text:p/>
          </draw:image>
        </draw:frame>
        <draw:frame draw:style-name="gr3" draw:text-style-name="P3" draw:layer="layout" svg:width="4.625cm" svg:height="0.796cm" svg:x="2.6cm" svg:y="13.004cm">
          <draw:image xlink:href="Pictures/10000000000000570000000F6C79FF29.gif" xlink:type="simple" xlink:show="embed" xlink:actuate="onLoad">
            <text:p/>
          </draw:image>
        </draw:frame>
        <draw:frame draw:style-name="gr3" draw:text-style-name="P3" draw:layer="layout" svg:width="16.571cm" svg:height="0.955cm" svg:x="2.6cm" svg:y="14.445cm">
          <draw:image xlink:href="Pictures/100000000000016C00000015CDBA273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ytmy konstrukcyjne</text:p>
          </draw:text-box>
        </draw:frame>
        <draw:frame presentation:style-name="lyt-bluelinesgrad-outline1" draw:text-style-name="P9" draw:layer="layout" svg:width="25.199cm" svg:height="12.179cm" svg:x="1.4cm" svg:y="6.014cm" presentation:class="outline">
          <draw:text-box>
            <text:list text:style-name="L2">
              <text:list-item>
                <text:p text:style-name="P9"><text:span text:style-name="T8">Najbliższy sąsiad</text:span></text:p>
                <text:p text:style-name="P9"><text:span text:style-name="T9">Prosty algorytm wybierający zachłannie najbliższego z nieodwiedzonych jeszcze odbiorców. Po odwiedzeniu trzech kolejnych odbiorców wraca do bazy.</text:span></text:p>
              </text:list-item>
              <text:list-item>
                <text:p text:style-name="P9"><text:span text:style-name="T8">Najbliższe trójki</text:span></text:p>
                <text:p text:style-name="P9"><text:span text:style-name="T9">Algorytm ten wybiera zachłannie trójkę nieodwiedzonych jeszcze odbiorców położonych najbliżej siebie. Następnie oblicza koszt wyruszenia z bazy, odwiedzenia odbiorców w optymalnej kolejności i powrotu do baz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heurystyka:<text:line-break/> Algorytm Ewolucyjny</text:p>
          </draw:text-box>
        </draw:frame>
        <draw:frame presentation:style-name="lyt-bluelinesgrad-outline1" draw:layer="layout" svg:width="25.199cm" svg:height="12.179cm" svg:x="1.4cm" svg:y="6.014cm" presentation:class="outline">
          <draw:text-box>
            <text:list text:style-name="L2">
              <text:list-header>
                <text:p><text:span text:style-name="T10"/></text:p>
                <text:p><text:span text:style-name="T10">Osobnik </text:span></text:p>
                <text:p>Każdy osobnik zapisuje jeden sposób dostarczenia kontenerów do miast. Osobnik składa się z kursów, a każdy kurs zapisuje odwiedzenie kilku miast w podanej kolejności. W każdej iteracji wykonujemy na nim pięć faz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taheurystyka:<text:line-break/> Algorytm Ewolucyjny</text:p>
          </draw:text-box>
        </draw:frame>
        <draw:frame presentation:style-name="lyt-bluelinesgrad-outline1" draw:layer="layout" svg:width="25.199cm" svg:height="12.179cm" svg:x="1.4cm" svg:y="6.0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10" draw:layer="layout" svg:width="28.317cm" svg:height="13.069cm" svg:x="-0.098cm" svg:y="6.109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11">Reproduction</text:span></text:p>
                            <text:p text:style-name="P10"><text:span text:style-name="T12"/></text:p>
                            <text:p text:style-name="P10"><text:span text:style-name="T12">W tej fazie osobniki dzielą się w pary i przez crossover generują potomków. Każdych 2 osobników tworzy 2 potomków.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0"><text:span text:style-name="T11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11">Crossover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0"><text:span text:style-name="T11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12">Z dużym prawdopodobieństwem dla każdego kursu pierwszego z rodziców dołączamy go do potomka. Z reszty nieodwiedzonych miast tworzymy kursy maksymalnej ładowności, w kolejności, w jakiej występują one w drugim z rodziców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heurystyka:<text:line-break/> Algorytm Ewolucyjny</text:p>
          </draw:text-box>
        </draw:frame>
        <draw:frame presentation:style-name="lyt-bluelinesgrad-outline1" draw:text-style-name="P11" draw:layer="layout" svg:width="25.199cm" svg:height="12.179cm" svg:x="1.4cm" svg:y="6.014cm" presentation:class="outline">
          <draw:text-box>
            <text:p text:style-name="P11"><text:span text:style-name="T13"/></text:p>
            <text:p text:style-name="P11"><text:span text:style-name="T13">Mutation</text:span></text:p>
            <text:list text:style-name="L2">
              <text:list-header>
                <text:p text:style-name="P11"><text:span text:style-name="T1">Mutacja polega na zamianie 2 miast z różnych kursów. Mutacja zachodzi dla kazdego osobnika z pewnym prawdopodobieństwem. By zwięszyć obszar przeszukiewania algorytmu, jeśli nastąpi mutacja, powtarzamy procedurę dla tego osobnika od nowa. Np. jeśli prawdopodobieństwo mutacji wynosi 90%, to osobnik zostanie zmutowany średnio 10 raz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heurystyka:<text:line-break/> Algorytm Ewolucyjny</text:p>
          </draw:text-box>
        </draw:frame>
        <draw:frame presentation:style-name="lyt-bluelinesgrad-outline1" draw:layer="layout" svg:width="25.199cm" svg:height="12.179cm" svg:x="1.4cm" svg:y="6.014cm" presentation:class="outline">
          <draw:text-box>
            <text:list text:style-name="L2">
              <text:list-header>
                <text:p><text:span text:style-name="T10"/></text:p>
                <text:p><text:span text:style-name="T10">Local Search</text:span></text:p>
                <text:p>W przypadku ograniczenia ładowności do 3, local search polega na zastapieniu każdego z kursów przez optymalny. Jeśli ładowność jest ograniczona do &gt;3, to przeszukiwanie lokalne polega na zastąpieniu każdego z kursów przez najlepszy z kilku powstałych przez permutację kolejności początkowego kursu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heurystyka:<text:line-break/> Algorytm Ewolucyjny</text:p>
          </draw:text-box>
        </draw:frame>
        <draw:frame presentation:style-name="lyt-bluelinesgrad-outline1" draw:layer="layout" svg:width="25.199cm" svg:height="12.843cm" svg:x="1.4cm" svg:y="6.014cm" presentation:class="outline" presentation:user-transformed="true">
          <draw:text-box>
            <text:list text:style-name="L2">
              <text:list-header>
                <text:p><text:span text:style-name="T10">Evaluation</text:span></text:p>
                <text:p>Jest to krok, w którym oceniamy każdego osobnika, obliczając jego funkcję przystosowania.</text:p>
                <text:p><text:span text:style-name="T10"/></text:p>
                <text:p><text:span text:style-name="T10">Replacement</text:span></text:p>
                <text:p>Polega na zastąpieniu starej populacji przez nową. By zwiększyć nacisk na przeszukiwanie w okolicy najlepszych osobników, kopiujemy pewną część najlepszych osobników, dodając ich klony do populacji. Do nowego pokolenia wchodzi tyle osobników, ile było na początku iteracji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yniki</text:p>
          </draw:text-box>
        </draw:frame>
        <draw:frame draw:style-name="gr5" draw:layer="layout" svg:width="25cm" svg:height="15.192cm" svg:x="1.4cm" svg:y="5.0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yniki</text:p>
          </draw:text-box>
        </draw:frame>
        <draw:frame presentation:style-name="lyt-bluelinesgrad-outline1" draw:layer="layout" svg:width="25.199cm" svg:height="12.179cm" svg:x="1.4cm" svg:y="6.014cm" presentation:class="outline" presentation:placeholder="true">
          <draw:text-box/>
        </draw:frame>
        <draw:frame draw:style-name="gr5" draw:layer="layout" svg:width="25cm" svg:height="15.4cm" svg:x="1.4cm" svg:y="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yniki</text:p>
          </draw:text-box>
        </draw:frame>
        <draw:frame presentation:style-name="lyt-bluelinesgrad-outline1" draw:layer="layout" svg:width="25.199cm" svg:height="12.179cm" svg:x="1.4cm" svg:y="6.014cm" presentation:class="outline" presentation:placeholder="true">
          <draw:text-box/>
        </draw:frame>
        <draw:frame draw:style-name="gr5" draw:layer="layout" svg:width="25cm" svg:height="15.2cm" svg:x="1.4cm" svg:y="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yniki</text:p>
          </draw:text-box>
        </draw:frame>
        <draw:frame presentation:style-name="lyt-bluelinesgrad-outline1" draw:layer="layout" svg:width="25.199cm" svg:height="12.179cm" svg:x="1.4cm" svg:y="6.014cm" presentation:class="outline" presentation:placeholder="true">
          <draw:text-box/>
        </draw:frame>
        <draw:frame draw:style-name="gr5" draw:layer="layout" svg:width="25cm" svg:height="15.2cm" svg:x="1.4cm" svg:y="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pływ współczynników</text:p>
          </draw:text-box>
        </draw:frame>
        <draw:frame draw:style-name="standard" draw:layer="layout" svg:width="25.198cm" svg:height="10.208cm" svg:x="1.4cm" svg:y="6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4">
                <text:p text:style-name="P3"><text:span text:style-name="T8">Losowo wygenerowany test, N = 40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2">Prawdopodobieństwo crossoveru</text:p>
              </table:table-cell>
              <table:table-cell>
                <text:p text:style-name="P12">Prawdopodobieństwo mutacji</text:p>
              </table:table-cell>
              <table:table-cell>
                <text:p text:style-name="P12">Wielkość populacji</text:p>
              </table:table-cell>
              <table:table-cell>
                <text:p text:style-name="P12">Otrzymany wynik</text:p>
              </table:table-cell>
            </table:table-row>
            <table:table-row table:style-name="ro1" table:default-cell-style-name="ce3">
              <table:table-cell>
                <text:p text:style-name="P13">0.75</text:p>
              </table:table-cell>
              <table:table-cell>
                <text:p text:style-name="P13">0.4</text:p>
              </table:table-cell>
              <table:table-cell>
                <text:p text:style-name="P13">200</text:p>
              </table:table-cell>
              <table:table-cell table:style-name="ce4">
                <text:p text:style-name="P14"><text:span text:style-name="T14">215522</text:span></text:p>
              </table:table-cell>
            </table:table-row>
            <table:table-row table:style-name="ro1" table:default-cell-style-name="ce3">
              <table:table-cell>
                <text:p text:style-name="P13">0.75</text:p>
              </table:table-cell>
              <table:table-cell>
                <text:p text:style-name="P13">0.4</text:p>
              </table:table-cell>
              <table:table-cell>
                <text:p text:style-name="P13">100</text:p>
              </table:table-cell>
              <table:table-cell>
                <text:p text:style-name="P13">212581</text:p>
              </table:table-cell>
            </table:table-row>
            <table:table-row table:style-name="ro1" table:default-cell-style-name="ce5">
              <table:table-cell>
                <text:p text:style-name="P15">0.75</text:p>
              </table:table-cell>
              <table:table-cell>
                <text:p text:style-name="P15">0.2</text:p>
              </table:table-cell>
              <table:table-cell>
                <text:p text:style-name="P15">200</text:p>
              </table:table-cell>
              <table:table-cell table:style-name="ce6">
                <text:p text:style-name="P16"><text:span text:style-name="T14">211735</text:span></text:p>
              </table:table-cell>
            </table:table-row>
            <table:table-row table:style-name="ro1" table:default-cell-style-name="ce5">
              <table:table-cell>
                <text:p text:style-name="P15">0.75</text:p>
              </table:table-cell>
              <table:table-cell>
                <text:p text:style-name="P15">0.2</text:p>
              </table:table-cell>
              <table:table-cell table:style-name="ce6">
                <text:p text:style-name="P16">100</text:p>
              </table:table-cell>
              <table:table-cell table:style-name="ce6">
                <text:p text:style-name="P16">212530</text:p>
              </table:table-cell>
            </table:table-row>
            <table:table-row table:style-name="ro1" table:default-cell-style-name="ce5">
              <table:table-cell>
                <text:p text:style-name="P15">0.90</text:p>
              </table:table-cell>
              <table:table-cell>
                <text:p text:style-name="P15">0.4</text:p>
              </table:table-cell>
              <table:table-cell table:style-name="ce6">
                <text:p text:style-name="P16">200</text:p>
              </table:table-cell>
              <table:table-cell table:style-name="ce6">
                <text:p text:style-name="P16">211893</text:p>
              </table:table-cell>
            </table:table-row>
            <table:table-row table:style-name="ro1" table:default-cell-style-name="ce3">
              <table:table-cell>
                <text:p text:style-name="P13">0.90</text:p>
              </table:table-cell>
              <table:table-cell>
                <text:p text:style-name="P13">0.4</text:p>
              </table:table-cell>
              <table:table-cell table:style-name="ce4">
                <text:p text:style-name="P14">100</text:p>
              </table:table-cell>
              <table:table-cell table:style-name="ce4">
                <text:p text:style-name="P14">213030</text:p>
              </table:table-cell>
            </table:table-row>
            <table:table-row table:style-name="ro1" table:default-cell-style-name="ce3">
              <table:table-cell>
                <text:p text:style-name="P13">0.90</text:p>
              </table:table-cell>
              <table:table-cell>
                <text:p text:style-name="P13">0.2</text:p>
              </table:table-cell>
              <table:table-cell table:style-name="ce4">
                <text:p text:style-name="P14">200</text:p>
              </table:table-cell>
              <table:table-cell table:style-name="ce4">
                <text:p text:style-name="P14">212971</text:p>
              </table:table-cell>
            </table:table-row>
            <table:table-row table:style-name="ro1" table:default-cell-style-name="ce3">
              <table:table-cell>
                <text:p text:style-name="P13">0.90</text:p>
              </table:table-cell>
              <table:table-cell>
                <text:p text:style-name="P13">0.2</text:p>
              </table:table-cell>
              <table:table-cell table:style-name="ce4">
                <text:p text:style-name="P14">100</text:p>
              </table:table-cell>
              <table:table-cell table:style-name="ce4">
                <text:p text:style-name="P14">21649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yniki</text:p>
          </draw:text-box>
        </draw:frame>
        <draw:frame presentation:style-name="lyt-bluelinesgrad-outline1" draw:layer="layout" svg:width="25.199cm" svg:height="12.179cm" svg:x="1.4cm" svg:y="6.014cm" presentation:class="outline" presentation:placeholder="true" presentation:user-transformed="true">
          <draw:text-box/>
        </draw:frame>
        <draw:frame draw:style-name="gr5" draw:layer="layout" svg:width="25cm" svg:height="15.093cm" svg:x="1.4cm" svg:y="5.10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pływ zwiększenia ładowności</text:p>
          </draw:text-box>
        </draw:frame>
        <draw:frame presentation:style-name="lyt-bluelinesgrad-outline1" draw:layer="layout" svg:width="25.199cm" svg:height="12.179cm" svg:x="1.4cm" svg:y="6.014cm" presentation:class="outline" presentation:placeholder="true">
          <draw:text-box/>
        </draw:frame>
        <draw:frame draw:style-name="gr5" draw:layer="layout" svg:width="24.8cm" svg:height="15.391cm" svg:x="1.4cm" svg:y="5.009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lyt-bluelinesgrad-outline1" draw:text-style-name="P3" draw:layer="layout" svg:width="25.199cm" svg:height="12.179cm" svg:x="1.4cm" svg:y="6.0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15">Dziękujemy za uwagę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2.17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Droid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4pt" style:language-asian="en" style:country-asian="US" style:font-style-asian="normal" style:font-weight-asian="normal" style:font-family-complex="Tahoma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Blue Lines and Gradients</dc:title>
    <dc:description>Presentation Layout Template</dc:description>
    <meta:creation-date>2014-01-21T00:57:56</meta:creation-date>
    <dc:language>en-US</dc:language>
    <meta:editing-cycles>15</meta:editing-cycles>
    <meta:editing-duration>PT2H51M38S</meta:editing-duration>
    <meta:initial-creator>Dariusz Bukowski</meta:initial-creator>
    <dc:date>2014-01-21T04:17:21</dc:date>
    <dc:creator>Dariusz Bukowski</dc:creator>
    <meta:document-statistic meta:object-count="102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usr/lib/libreoffice/share/template/common/layout/lyt-bluelinesgrad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193cm" xlink:href="." xlink:type="simple" chart:class="chart:line" chart:style-name="ch1">
        <chart:title svg:x="9.784cm" svg:y="0.439cm" chart:style-name="ch2">
          <text:p>Losowo wygenerowany test</text:p>
        </chart:title>
        <chart:subtitle svg:x="11.861cm" svg:y="1.521cm" chart:style-name="ch3">
          <text:p>N = 50</text:p>
        </chart:subtitle>
        <chart:legend chart:legend-position="end" svg:x="20.957cm" svg:y="6.799cm" style:legend-expansion="high" chart:style-name="ch4"/>
        <chart:plot-area chart:style-name="ch5" chart:data-source-has-labels="both" svg:x="0.95cm" svg:y="2.81cm" svg:width="19.008cm" svg:height="11.66cm">
          <chartooo:coordinate-region svg:x="2.312cm" svg:y="3.01cm" svg:width="17.542cm" svg:height="10.415cm"/>
          <chart:axis chart:dimension="x" chart:name="primary-x" chart:style-name="ch6" chartooo:axis-type="text">
            <chart:categories table:cell-range-address="local-table.$A$2:.$A$2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00" chart:label-cell-address="local-table.$B$1" chart:class="chart:line">
            <chart:data-point chart:repeated="199"/>
          </chart:series>
          <chart:series chart:style-name="ch9" chart:values-cell-range-address="local-table.$C$2:.$C$200" chart:label-cell-address="local-table.$C$1" chart:class="chart:line">
            <chart:data-point chart:repeated="199"/>
          </chart:series>
          <chart:series chart:style-name="ch10" chart:values-cell-range-address="local-table.$D$2:.$D$200" chart:label-cell-address="local-table.$D$1" chart:class="chart:line"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jbliższy sąsiad</text:p>
              </table:table-cell>
              <table:table-cell office:value-type="string">
                <text:p>Najbliższe trójki</text:p>
              </table:table-cell>
              <table:table-cell office:value-type="string">
                <text:p>Alg. Ewolucyj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64134">
                <text:p>264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63291">
                <text:p>26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57042">
                <text:p>257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45516">
                <text:p>245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45516">
                <text:p>245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45219">
                <text:p>245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41047">
                <text:p>241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40489">
                <text:p>240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35344">
                <text:p>235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34626">
                <text:p>234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24816">
                <text:p>224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24384">
                <text:p>224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24384">
                <text:p>224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20999">
                <text:p>220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20999">
                <text:p>220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19898">
                <text:p>219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12652">
                <text:p>212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12652">
                <text:p>212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12652">
                <text:p>212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12652">
                <text:p>212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11478">
                <text:p>211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10476">
                <text:p>21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8820">
                <text:p>208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8820">
                <text:p>2088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2204">
                <text:p>202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2204">
                <text:p>202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1011">
                <text:p>201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1011">
                <text:p>201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1011">
                <text:p>201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0433">
                <text:p>200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0433">
                <text:p>200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200019">
                <text:p>200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5123">
                <text:p>195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5123">
                <text:p>195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5123">
                <text:p>195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5123">
                <text:p>195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4208">
                <text:p>194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3514">
                <text:p>193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3514">
                <text:p>1935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3514">
                <text:p>193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3514">
                <text:p>193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2410">
                <text:p>192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2410">
                <text:p>1924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2410">
                <text:p>1924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2410">
                <text:p>1924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2410">
                <text:p>1924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1534">
                <text:p>191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0613">
                <text:p>190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0613">
                <text:p>190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90613">
                <text:p>190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640">
                <text:p>189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640">
                <text:p>189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296">
                <text:p>1892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296">
                <text:p>189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296">
                <text:p>189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296">
                <text:p>189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296">
                <text:p>1892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296">
                <text:p>1892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9137">
                <text:p>189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8216">
                <text:p>188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8216">
                <text:p>188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8216">
                <text:p>188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7362">
                <text:p>187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713">
                <text:p>1867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713">
                <text:p>1867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713">
                <text:p>186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004">
                <text:p>186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004">
                <text:p>186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004">
                <text:p>1860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004">
                <text:p>186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004">
                <text:p>186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6004">
                <text:p>186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5689">
                <text:p>185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4289">
                <text:p>184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4289">
                <text:p>184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4289">
                <text:p>1842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4289">
                <text:p>1842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4289">
                <text:p>184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4289">
                <text:p>184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4289">
                <text:p>1842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3399">
                <text:p>183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3399">
                <text:p>18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956">
                <text:p>182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956">
                <text:p>182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956">
                <text:p>182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956">
                <text:p>1829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956">
                <text:p>1829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956">
                <text:p>182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407">
                <text:p>182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407">
                <text:p>182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407">
                <text:p>1824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2004">
                <text:p>182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623">
                <text:p>1816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355">
                <text:p>1813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355">
                <text:p>1813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355">
                <text:p>1813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355">
                <text:p>181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355">
                <text:p>181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188">
                <text:p>1811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188">
                <text:p>1811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040">
                <text:p>1810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040">
                <text:p>1810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040">
                <text:p>1810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1040">
                <text:p>1810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490">
                <text:p>1804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63">
                <text:p>1801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63">
                <text:p>180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63">
                <text:p>1801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63">
                <text:p>180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63">
                <text:p>1801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63">
                <text:p>1801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63">
                <text:p>1801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16">
                <text:p>180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16">
                <text:p>180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16">
                <text:p>180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80116">
                <text:p>180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847">
                <text:p>1798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840">
                <text:p>1798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840">
                <text:p>1798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840">
                <text:p>1798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840">
                <text:p>1798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840">
                <text:p>1798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789">
                <text:p>179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789">
                <text:p>179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789">
                <text:p>179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789">
                <text:p>1797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513">
                <text:p>1795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513">
                <text:p>1795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513">
                <text:p>1795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513">
                <text:p>1795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513">
                <text:p>1795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763">
                <text:p>189763</text:p>
              </table:table-cell>
              <table:table-cell office:value-type="float" office:value="213572">
                <text:p>213572</text:p>
              </table:table-cell>
              <table:table-cell office:value-type="float" office:value="179197">
                <text:p>179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01cm" svg:height="15.201cm" xlink:href="." xlink:type="simple" chart:class="chart:line" chart:style-name="ch1">
        <chart:title svg:x="9.784cm" svg:y="0.44cm" chart:style-name="ch2">
          <text:p>Losowo wygenerowany test</text:p>
        </chart:title>
        <chart:subtitle svg:x="11.755cm" svg:y="1.523cm" chart:style-name="ch3">
          <text:p>N = 100</text:p>
        </chart:subtitle>
        <chart:legend chart:legend-position="end" svg:x="20.957cm" svg:y="6.803cm" style:legend-expansion="high" chart:style-name="ch4"/>
        <chart:plot-area chart:style-name="ch5" chart:data-source-has-labels="both" svg:x="0.95cm" svg:y="2.814cm" svg:width="19.008cm" svg:height="11.663cm">
          <chartooo:coordinate-region svg:x="2.312cm" svg:y="3.013cm" svg:width="17.578cm" svg:height="10.817cm"/>
          <chart:axis chart:dimension="x" chart:name="primary-x" chart:style-name="ch6" chartooo:axis-type="text">
            <chart:categories table:cell-range-address="local-table.$A$2:.$A$4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13" chart:label-cell-address="local-table.$B$1" chart:class="chart:line">
            <chart:data-point chart:repeated="412"/>
          </chart:series>
          <chart:series chart:style-name="ch10" chart:values-cell-range-address="local-table.$C$2:.$C$413" chart:label-cell-address="local-table.$C$1" chart:class="chart:line">
            <chart:data-point chart:repeated="412"/>
          </chart:series>
          <chart:series chart:style-name="ch11" chart:values-cell-range-address="local-table.$D$2:.$D$413" chart:label-cell-address="local-table.$D$1" chart:class="chart:line">
            <chart:data-point chart:repeated="4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jbliższy sąsiad</text:p>
              </table:table-cell>
              <table:table-cell office:value-type="string">
                <text:p>Najbliższe trójki</text:p>
              </table:table-cell>
              <table:table-cell office:value-type="string">
                <text:p>Alg. Ewolucyj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3515">
                <text:p>343515</text:p>
              </table:table-cell>
              <table:table-cell office:value-type="float" office:value="351349">
                <text:p>351349</text:p>
              </table:table-cell>
              <table:table-cell office:value-type="float" office:value="535117">
                <text:p>535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516">
                <text:p>343516</text:p>
              </table:table-cell>
              <table:table-cell office:value-type="float" office:value="351350">
                <text:p>351350</text:p>
              </table:table-cell>
              <table:table-cell office:value-type="float" office:value="523497">
                <text:p>523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3517">
                <text:p>343517</text:p>
              </table:table-cell>
              <table:table-cell office:value-type="float" office:value="351351">
                <text:p>351351</text:p>
              </table:table-cell>
              <table:table-cell office:value-type="float" office:value="512846">
                <text:p>512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518">
                <text:p>343518</text:p>
              </table:table-cell>
              <table:table-cell office:value-type="float" office:value="351352">
                <text:p>351352</text:p>
              </table:table-cell>
              <table:table-cell office:value-type="float" office:value="512846">
                <text:p>512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519">
                <text:p>343519</text:p>
              </table:table-cell>
              <table:table-cell office:value-type="float" office:value="351353">
                <text:p>351353</text:p>
              </table:table-cell>
              <table:table-cell office:value-type="float" office:value="504202">
                <text:p>504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520">
                <text:p>343520</text:p>
              </table:table-cell>
              <table:table-cell office:value-type="float" office:value="351354">
                <text:p>351354</text:p>
              </table:table-cell>
              <table:table-cell office:value-type="float" office:value="504202">
                <text:p>504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521">
                <text:p>343521</text:p>
              </table:table-cell>
              <table:table-cell office:value-type="float" office:value="351355">
                <text:p>351355</text:p>
              </table:table-cell>
              <table:table-cell office:value-type="float" office:value="503574">
                <text:p>50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522">
                <text:p>343522</text:p>
              </table:table-cell>
              <table:table-cell office:value-type="float" office:value="351356">
                <text:p>351356</text:p>
              </table:table-cell>
              <table:table-cell office:value-type="float" office:value="498085">
                <text:p>498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523">
                <text:p>343523</text:p>
              </table:table-cell>
              <table:table-cell office:value-type="float" office:value="351357">
                <text:p>351357</text:p>
              </table:table-cell>
              <table:table-cell office:value-type="float" office:value="496679">
                <text:p>496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524">
                <text:p>343524</text:p>
              </table:table-cell>
              <table:table-cell office:value-type="float" office:value="351358">
                <text:p>351358</text:p>
              </table:table-cell>
              <table:table-cell office:value-type="float" office:value="492655">
                <text:p>492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525">
                <text:p>343525</text:p>
              </table:table-cell>
              <table:table-cell office:value-type="float" office:value="351359">
                <text:p>351359</text:p>
              </table:table-cell>
              <table:table-cell office:value-type="float" office:value="492655">
                <text:p>492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3526">
                <text:p>343526</text:p>
              </table:table-cell>
              <table:table-cell office:value-type="float" office:value="351360">
                <text:p>351360</text:p>
              </table:table-cell>
              <table:table-cell office:value-type="float" office:value="483687">
                <text:p>483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3527">
                <text:p>343527</text:p>
              </table:table-cell>
              <table:table-cell office:value-type="float" office:value="351361">
                <text:p>351361</text:p>
              </table:table-cell>
              <table:table-cell office:value-type="float" office:value="483687">
                <text:p>483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3528">
                <text:p>343528</text:p>
              </table:table-cell>
              <table:table-cell office:value-type="float" office:value="351362">
                <text:p>351362</text:p>
              </table:table-cell>
              <table:table-cell office:value-type="float" office:value="481300">
                <text:p>481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3529">
                <text:p>343529</text:p>
              </table:table-cell>
              <table:table-cell office:value-type="float" office:value="351363">
                <text:p>351363</text:p>
              </table:table-cell>
              <table:table-cell office:value-type="float" office:value="477705">
                <text:p>477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530">
                <text:p>343530</text:p>
              </table:table-cell>
              <table:table-cell office:value-type="float" office:value="351364">
                <text:p>351364</text:p>
              </table:table-cell>
              <table:table-cell office:value-type="float" office:value="474206">
                <text:p>474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531">
                <text:p>343531</text:p>
              </table:table-cell>
              <table:table-cell office:value-type="float" office:value="351365">
                <text:p>351365</text:p>
              </table:table-cell>
              <table:table-cell office:value-type="float" office:value="469049">
                <text:p>469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3532">
                <text:p>343532</text:p>
              </table:table-cell>
              <table:table-cell office:value-type="float" office:value="351366">
                <text:p>351366</text:p>
              </table:table-cell>
              <table:table-cell office:value-type="float" office:value="469049">
                <text:p>469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3533">
                <text:p>343533</text:p>
              </table:table-cell>
              <table:table-cell office:value-type="float" office:value="351367">
                <text:p>351367</text:p>
              </table:table-cell>
              <table:table-cell office:value-type="float" office:value="462780">
                <text:p>4627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3534">
                <text:p>343534</text:p>
              </table:table-cell>
              <table:table-cell office:value-type="float" office:value="351368">
                <text:p>351368</text:p>
              </table:table-cell>
              <table:table-cell office:value-type="float" office:value="462780">
                <text:p>46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535">
                <text:p>343535</text:p>
              </table:table-cell>
              <table:table-cell office:value-type="float" office:value="351369">
                <text:p>351369</text:p>
              </table:table-cell>
              <table:table-cell office:value-type="float" office:value="460207">
                <text:p>460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3536">
                <text:p>343536</text:p>
              </table:table-cell>
              <table:table-cell office:value-type="float" office:value="351370">
                <text:p>351370</text:p>
              </table:table-cell>
              <table:table-cell office:value-type="float" office:value="460054">
                <text:p>4600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537">
                <text:p>343537</text:p>
              </table:table-cell>
              <table:table-cell office:value-type="float" office:value="351371">
                <text:p>351371</text:p>
              </table:table-cell>
              <table:table-cell office:value-type="float" office:value="460054">
                <text:p>460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3538">
                <text:p>343538</text:p>
              </table:table-cell>
              <table:table-cell office:value-type="float" office:value="351372">
                <text:p>351372</text:p>
              </table:table-cell>
              <table:table-cell office:value-type="float" office:value="457382">
                <text:p>457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3539">
                <text:p>343539</text:p>
              </table:table-cell>
              <table:table-cell office:value-type="float" office:value="351373">
                <text:p>351373</text:p>
              </table:table-cell>
              <table:table-cell office:value-type="float" office:value="451851">
                <text:p>451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540">
                <text:p>343540</text:p>
              </table:table-cell>
              <table:table-cell office:value-type="float" office:value="351374">
                <text:p>351374</text:p>
              </table:table-cell>
              <table:table-cell office:value-type="float" office:value="445962">
                <text:p>445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3541">
                <text:p>343541</text:p>
              </table:table-cell>
              <table:table-cell office:value-type="float" office:value="351375">
                <text:p>351375</text:p>
              </table:table-cell>
              <table:table-cell office:value-type="float" office:value="445962">
                <text:p>445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3542">
                <text:p>343542</text:p>
              </table:table-cell>
              <table:table-cell office:value-type="float" office:value="351376">
                <text:p>351376</text:p>
              </table:table-cell>
              <table:table-cell office:value-type="float" office:value="445962">
                <text:p>445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543">
                <text:p>343543</text:p>
              </table:table-cell>
              <table:table-cell office:value-type="float" office:value="351377">
                <text:p>351377</text:p>
              </table:table-cell>
              <table:table-cell office:value-type="float" office:value="444249">
                <text:p>444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3544">
                <text:p>343544</text:p>
              </table:table-cell>
              <table:table-cell office:value-type="float" office:value="351378">
                <text:p>351378</text:p>
              </table:table-cell>
              <table:table-cell office:value-type="float" office:value="441716">
                <text:p>441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545">
                <text:p>343545</text:p>
              </table:table-cell>
              <table:table-cell office:value-type="float" office:value="351379">
                <text:p>351379</text:p>
              </table:table-cell>
              <table:table-cell office:value-type="float" office:value="440540">
                <text:p>4405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3546">
                <text:p>343546</text:p>
              </table:table-cell>
              <table:table-cell office:value-type="float" office:value="351380">
                <text:p>351380</text:p>
              </table:table-cell>
              <table:table-cell office:value-type="float" office:value="438506">
                <text:p>438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547">
                <text:p>343547</text:p>
              </table:table-cell>
              <table:table-cell office:value-type="float" office:value="351381">
                <text:p>351381</text:p>
              </table:table-cell>
              <table:table-cell office:value-type="float" office:value="438506">
                <text:p>438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3548">
                <text:p>343548</text:p>
              </table:table-cell>
              <table:table-cell office:value-type="float" office:value="351382">
                <text:p>351382</text:p>
              </table:table-cell>
              <table:table-cell office:value-type="float" office:value="434649">
                <text:p>434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3549">
                <text:p>343549</text:p>
              </table:table-cell>
              <table:table-cell office:value-type="float" office:value="351383">
                <text:p>351383</text:p>
              </table:table-cell>
              <table:table-cell office:value-type="float" office:value="434649">
                <text:p>434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3550">
                <text:p>343550</text:p>
              </table:table-cell>
              <table:table-cell office:value-type="float" office:value="351384">
                <text:p>351384</text:p>
              </table:table-cell>
              <table:table-cell office:value-type="float" office:value="434649">
                <text:p>434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3551">
                <text:p>343551</text:p>
              </table:table-cell>
              <table:table-cell office:value-type="float" office:value="351385">
                <text:p>351385</text:p>
              </table:table-cell>
              <table:table-cell office:value-type="float" office:value="434649">
                <text:p>434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3552">
                <text:p>343552</text:p>
              </table:table-cell>
              <table:table-cell office:value-type="float" office:value="351386">
                <text:p>351386</text:p>
              </table:table-cell>
              <table:table-cell office:value-type="float" office:value="432695">
                <text:p>432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3553">
                <text:p>343553</text:p>
              </table:table-cell>
              <table:table-cell office:value-type="float" office:value="351387">
                <text:p>351387</text:p>
              </table:table-cell>
              <table:table-cell office:value-type="float" office:value="432695">
                <text:p>432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3554">
                <text:p>343554</text:p>
              </table:table-cell>
              <table:table-cell office:value-type="float" office:value="351388">
                <text:p>351388</text:p>
              </table:table-cell>
              <table:table-cell office:value-type="float" office:value="428213">
                <text:p>428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3555">
                <text:p>343555</text:p>
              </table:table-cell>
              <table:table-cell office:value-type="float" office:value="351389">
                <text:p>351389</text:p>
              </table:table-cell>
              <table:table-cell office:value-type="float" office:value="428213">
                <text:p>428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3556">
                <text:p>343556</text:p>
              </table:table-cell>
              <table:table-cell office:value-type="float" office:value="351390">
                <text:p>351390</text:p>
              </table:table-cell>
              <table:table-cell office:value-type="float" office:value="428213">
                <text:p>4282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3557">
                <text:p>343557</text:p>
              </table:table-cell>
              <table:table-cell office:value-type="float" office:value="351391">
                <text:p>351391</text:p>
              </table:table-cell>
              <table:table-cell office:value-type="float" office:value="424567">
                <text:p>424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558">
                <text:p>343558</text:p>
              </table:table-cell>
              <table:table-cell office:value-type="float" office:value="351392">
                <text:p>351392</text:p>
              </table:table-cell>
              <table:table-cell office:value-type="float" office:value="424567">
                <text:p>424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3559">
                <text:p>343559</text:p>
              </table:table-cell>
              <table:table-cell office:value-type="float" office:value="351393">
                <text:p>351393</text:p>
              </table:table-cell>
              <table:table-cell office:value-type="float" office:value="419544">
                <text:p>419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3560">
                <text:p>343560</text:p>
              </table:table-cell>
              <table:table-cell office:value-type="float" office:value="351394">
                <text:p>351394</text:p>
              </table:table-cell>
              <table:table-cell office:value-type="float" office:value="419544">
                <text:p>419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3561">
                <text:p>343561</text:p>
              </table:table-cell>
              <table:table-cell office:value-type="float" office:value="351395">
                <text:p>351395</text:p>
              </table:table-cell>
              <table:table-cell office:value-type="float" office:value="419544">
                <text:p>419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3562">
                <text:p>343562</text:p>
              </table:table-cell>
              <table:table-cell office:value-type="float" office:value="351396">
                <text:p>351396</text:p>
              </table:table-cell>
              <table:table-cell office:value-type="float" office:value="419544">
                <text:p>419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3563">
                <text:p>343563</text:p>
              </table:table-cell>
              <table:table-cell office:value-type="float" office:value="351397">
                <text:p>351397</text:p>
              </table:table-cell>
              <table:table-cell office:value-type="float" office:value="414691">
                <text:p>414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3564">
                <text:p>343564</text:p>
              </table:table-cell>
              <table:table-cell office:value-type="float" office:value="351398">
                <text:p>351398</text:p>
              </table:table-cell>
              <table:table-cell office:value-type="float" office:value="414691">
                <text:p>4146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3565">
                <text:p>343565</text:p>
              </table:table-cell>
              <table:table-cell office:value-type="float" office:value="351399">
                <text:p>351399</text:p>
              </table:table-cell>
              <table:table-cell office:value-type="float" office:value="414691">
                <text:p>4146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3566">
                <text:p>343566</text:p>
              </table:table-cell>
              <table:table-cell office:value-type="float" office:value="351400">
                <text:p>351400</text:p>
              </table:table-cell>
              <table:table-cell office:value-type="float" office:value="411268">
                <text:p>411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3567">
                <text:p>343567</text:p>
              </table:table-cell>
              <table:table-cell office:value-type="float" office:value="351401">
                <text:p>351401</text:p>
              </table:table-cell>
              <table:table-cell office:value-type="float" office:value="411268">
                <text:p>411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3568">
                <text:p>343568</text:p>
              </table:table-cell>
              <table:table-cell office:value-type="float" office:value="351402">
                <text:p>351402</text:p>
              </table:table-cell>
              <table:table-cell office:value-type="float" office:value="411268">
                <text:p>411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3569">
                <text:p>343569</text:p>
              </table:table-cell>
              <table:table-cell office:value-type="float" office:value="351403">
                <text:p>351403</text:p>
              </table:table-cell>
              <table:table-cell office:value-type="float" office:value="411268">
                <text:p>4112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3570">
                <text:p>343570</text:p>
              </table:table-cell>
              <table:table-cell office:value-type="float" office:value="351404">
                <text:p>351404</text:p>
              </table:table-cell>
              <table:table-cell office:value-type="float" office:value="409985">
                <text:p>40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3571">
                <text:p>343571</text:p>
              </table:table-cell>
              <table:table-cell office:value-type="float" office:value="351405">
                <text:p>351405</text:p>
              </table:table-cell>
              <table:table-cell office:value-type="float" office:value="409650">
                <text:p>4096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3572">
                <text:p>343572</text:p>
              </table:table-cell>
              <table:table-cell office:value-type="float" office:value="351406">
                <text:p>351406</text:p>
              </table:table-cell>
              <table:table-cell office:value-type="float" office:value="409204">
                <text:p>409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573">
                <text:p>343573</text:p>
              </table:table-cell>
              <table:table-cell office:value-type="float" office:value="351407">
                <text:p>351407</text:p>
              </table:table-cell>
              <table:table-cell office:value-type="float" office:value="409204">
                <text:p>409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3574">
                <text:p>343574</text:p>
              </table:table-cell>
              <table:table-cell office:value-type="float" office:value="351408">
                <text:p>351408</text:p>
              </table:table-cell>
              <table:table-cell office:value-type="float" office:value="408717">
                <text:p>408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3575">
                <text:p>343575</text:p>
              </table:table-cell>
              <table:table-cell office:value-type="float" office:value="351409">
                <text:p>351409</text:p>
              </table:table-cell>
              <table:table-cell office:value-type="float" office:value="406919">
                <text:p>406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3576">
                <text:p>343576</text:p>
              </table:table-cell>
              <table:table-cell office:value-type="float" office:value="351410">
                <text:p>351410</text:p>
              </table:table-cell>
              <table:table-cell office:value-type="float" office:value="404761">
                <text:p>4047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3577">
                <text:p>343577</text:p>
              </table:table-cell>
              <table:table-cell office:value-type="float" office:value="351411">
                <text:p>351411</text:p>
              </table:table-cell>
              <table:table-cell office:value-type="float" office:value="404761">
                <text:p>404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3578">
                <text:p>343578</text:p>
              </table:table-cell>
              <table:table-cell office:value-type="float" office:value="351412">
                <text:p>351412</text:p>
              </table:table-cell>
              <table:table-cell office:value-type="float" office:value="404761">
                <text:p>4047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3579">
                <text:p>343579</text:p>
              </table:table-cell>
              <table:table-cell office:value-type="float" office:value="351413">
                <text:p>351413</text:p>
              </table:table-cell>
              <table:table-cell office:value-type="float" office:value="403217">
                <text:p>403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3580">
                <text:p>343580</text:p>
              </table:table-cell>
              <table:table-cell office:value-type="float" office:value="351414">
                <text:p>351414</text:p>
              </table:table-cell>
              <table:table-cell office:value-type="float" office:value="403217">
                <text:p>403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3581">
                <text:p>343581</text:p>
              </table:table-cell>
              <table:table-cell office:value-type="float" office:value="351415">
                <text:p>351415</text:p>
              </table:table-cell>
              <table:table-cell office:value-type="float" office:value="402582">
                <text:p>4025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3582">
                <text:p>343582</text:p>
              </table:table-cell>
              <table:table-cell office:value-type="float" office:value="351416">
                <text:p>351416</text:p>
              </table:table-cell>
              <table:table-cell office:value-type="float" office:value="402582">
                <text:p>402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583">
                <text:p>343583</text:p>
              </table:table-cell>
              <table:table-cell office:value-type="float" office:value="351417">
                <text:p>351417</text:p>
              </table:table-cell>
              <table:table-cell office:value-type="float" office:value="400707">
                <text:p>4007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3584">
                <text:p>343584</text:p>
              </table:table-cell>
              <table:table-cell office:value-type="float" office:value="351418">
                <text:p>351418</text:p>
              </table:table-cell>
              <table:table-cell office:value-type="float" office:value="400707">
                <text:p>4007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3585">
                <text:p>343585</text:p>
              </table:table-cell>
              <table:table-cell office:value-type="float" office:value="351419">
                <text:p>351419</text:p>
              </table:table-cell>
              <table:table-cell office:value-type="float" office:value="400707">
                <text:p>4007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3586">
                <text:p>343586</text:p>
              </table:table-cell>
              <table:table-cell office:value-type="float" office:value="351420">
                <text:p>351420</text:p>
              </table:table-cell>
              <table:table-cell office:value-type="float" office:value="400707">
                <text:p>400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3587">
                <text:p>343587</text:p>
              </table:table-cell>
              <table:table-cell office:value-type="float" office:value="351421">
                <text:p>351421</text:p>
              </table:table-cell>
              <table:table-cell office:value-type="float" office:value="400707">
                <text:p>4007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3588">
                <text:p>343588</text:p>
              </table:table-cell>
              <table:table-cell office:value-type="float" office:value="351422">
                <text:p>351422</text:p>
              </table:table-cell>
              <table:table-cell office:value-type="float" office:value="397804">
                <text:p>39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3589">
                <text:p>343589</text:p>
              </table:table-cell>
              <table:table-cell office:value-type="float" office:value="351423">
                <text:p>351423</text:p>
              </table:table-cell>
              <table:table-cell office:value-type="float" office:value="397804">
                <text:p>397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3590">
                <text:p>343590</text:p>
              </table:table-cell>
              <table:table-cell office:value-type="float" office:value="351424">
                <text:p>351424</text:p>
              </table:table-cell>
              <table:table-cell office:value-type="float" office:value="397430">
                <text:p>3974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3591">
                <text:p>343591</text:p>
              </table:table-cell>
              <table:table-cell office:value-type="float" office:value="351425">
                <text:p>351425</text:p>
              </table:table-cell>
              <table:table-cell office:value-type="float" office:value="397430">
                <text:p>3974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3592">
                <text:p>343592</text:p>
              </table:table-cell>
              <table:table-cell office:value-type="float" office:value="351426">
                <text:p>351426</text:p>
              </table:table-cell>
              <table:table-cell office:value-type="float" office:value="396624">
                <text:p>39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3593">
                <text:p>343593</text:p>
              </table:table-cell>
              <table:table-cell office:value-type="float" office:value="351427">
                <text:p>351427</text:p>
              </table:table-cell>
              <table:table-cell office:value-type="float" office:value="392310">
                <text:p>3923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3594">
                <text:p>343594</text:p>
              </table:table-cell>
              <table:table-cell office:value-type="float" office:value="351428">
                <text:p>351428</text:p>
              </table:table-cell>
              <table:table-cell office:value-type="float" office:value="392310">
                <text:p>3923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3595">
                <text:p>343595</text:p>
              </table:table-cell>
              <table:table-cell office:value-type="float" office:value="351429">
                <text:p>351429</text:p>
              </table:table-cell>
              <table:table-cell office:value-type="float" office:value="392310">
                <text:p>3923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3596">
                <text:p>343596</text:p>
              </table:table-cell>
              <table:table-cell office:value-type="float" office:value="351430">
                <text:p>351430</text:p>
              </table:table-cell>
              <table:table-cell office:value-type="float" office:value="390302">
                <text:p>390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3597">
                <text:p>343597</text:p>
              </table:table-cell>
              <table:table-cell office:value-type="float" office:value="351431">
                <text:p>351431</text:p>
              </table:table-cell>
              <table:table-cell office:value-type="float" office:value="388445">
                <text:p>388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3598">
                <text:p>343598</text:p>
              </table:table-cell>
              <table:table-cell office:value-type="float" office:value="351432">
                <text:p>351432</text:p>
              </table:table-cell>
              <table:table-cell office:value-type="float" office:value="388445">
                <text:p>3884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3599">
                <text:p>343599</text:p>
              </table:table-cell>
              <table:table-cell office:value-type="float" office:value="351433">
                <text:p>351433</text:p>
              </table:table-cell>
              <table:table-cell office:value-type="float" office:value="388445">
                <text:p>3884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600">
                <text:p>343600</text:p>
              </table:table-cell>
              <table:table-cell office:value-type="float" office:value="351434">
                <text:p>351434</text:p>
              </table:table-cell>
              <table:table-cell office:value-type="float" office:value="387732">
                <text:p>3877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601">
                <text:p>343601</text:p>
              </table:table-cell>
              <table:table-cell office:value-type="float" office:value="351435">
                <text:p>351435</text:p>
              </table:table-cell>
              <table:table-cell office:value-type="float" office:value="386089">
                <text:p>386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3602">
                <text:p>343602</text:p>
              </table:table-cell>
              <table:table-cell office:value-type="float" office:value="351436">
                <text:p>351436</text:p>
              </table:table-cell>
              <table:table-cell office:value-type="float" office:value="386089">
                <text:p>386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3603">
                <text:p>343603</text:p>
              </table:table-cell>
              <table:table-cell office:value-type="float" office:value="351437">
                <text:p>351437</text:p>
              </table:table-cell>
              <table:table-cell office:value-type="float" office:value="386089">
                <text:p>3860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3604">
                <text:p>343604</text:p>
              </table:table-cell>
              <table:table-cell office:value-type="float" office:value="351438">
                <text:p>351438</text:p>
              </table:table-cell>
              <table:table-cell office:value-type="float" office:value="385327">
                <text:p>3853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3605">
                <text:p>343605</text:p>
              </table:table-cell>
              <table:table-cell office:value-type="float" office:value="351439">
                <text:p>351439</text:p>
              </table:table-cell>
              <table:table-cell office:value-type="float" office:value="384155">
                <text:p>384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3606">
                <text:p>343606</text:p>
              </table:table-cell>
              <table:table-cell office:value-type="float" office:value="351440">
                <text:p>351440</text:p>
              </table:table-cell>
              <table:table-cell office:value-type="float" office:value="384155">
                <text:p>384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3607">
                <text:p>343607</text:p>
              </table:table-cell>
              <table:table-cell office:value-type="float" office:value="351441">
                <text:p>351441</text:p>
              </table:table-cell>
              <table:table-cell office:value-type="float" office:value="384155">
                <text:p>384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3608">
                <text:p>343608</text:p>
              </table:table-cell>
              <table:table-cell office:value-type="float" office:value="351442">
                <text:p>351442</text:p>
              </table:table-cell>
              <table:table-cell office:value-type="float" office:value="383671">
                <text:p>3836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3609">
                <text:p>343609</text:p>
              </table:table-cell>
              <table:table-cell office:value-type="float" office:value="351443">
                <text:p>351443</text:p>
              </table:table-cell>
              <table:table-cell office:value-type="float" office:value="383671">
                <text:p>3836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3610">
                <text:p>343610</text:p>
              </table:table-cell>
              <table:table-cell office:value-type="float" office:value="351444">
                <text:p>351444</text:p>
              </table:table-cell>
              <table:table-cell office:value-type="float" office:value="383671">
                <text:p>3836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3611">
                <text:p>343611</text:p>
              </table:table-cell>
              <table:table-cell office:value-type="float" office:value="351445">
                <text:p>351445</text:p>
              </table:table-cell>
              <table:table-cell office:value-type="float" office:value="383671">
                <text:p>3836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3612">
                <text:p>343612</text:p>
              </table:table-cell>
              <table:table-cell office:value-type="float" office:value="351446">
                <text:p>351446</text:p>
              </table:table-cell>
              <table:table-cell office:value-type="float" office:value="383176">
                <text:p>383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3613">
                <text:p>343613</text:p>
              </table:table-cell>
              <table:table-cell office:value-type="float" office:value="351447">
                <text:p>351447</text:p>
              </table:table-cell>
              <table:table-cell office:value-type="float" office:value="383176">
                <text:p>383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3614">
                <text:p>343614</text:p>
              </table:table-cell>
              <table:table-cell office:value-type="float" office:value="351448">
                <text:p>351448</text:p>
              </table:table-cell>
              <table:table-cell office:value-type="float" office:value="382372">
                <text:p>3823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3615">
                <text:p>343615</text:p>
              </table:table-cell>
              <table:table-cell office:value-type="float" office:value="351449">
                <text:p>351449</text:p>
              </table:table-cell>
              <table:table-cell office:value-type="float" office:value="381538">
                <text:p>3815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3616">
                <text:p>343616</text:p>
              </table:table-cell>
              <table:table-cell office:value-type="float" office:value="351450">
                <text:p>351450</text:p>
              </table:table-cell>
              <table:table-cell office:value-type="float" office:value="381514">
                <text:p>3815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3617">
                <text:p>343617</text:p>
              </table:table-cell>
              <table:table-cell office:value-type="float" office:value="351451">
                <text:p>351451</text:p>
              </table:table-cell>
              <table:table-cell office:value-type="float" office:value="381386">
                <text:p>3813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3618">
                <text:p>343618</text:p>
              </table:table-cell>
              <table:table-cell office:value-type="float" office:value="351452">
                <text:p>351452</text:p>
              </table:table-cell>
              <table:table-cell office:value-type="float" office:value="381194">
                <text:p>381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3619">
                <text:p>343619</text:p>
              </table:table-cell>
              <table:table-cell office:value-type="float" office:value="351453">
                <text:p>351453</text:p>
              </table:table-cell>
              <table:table-cell office:value-type="float" office:value="380884">
                <text:p>380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3620">
                <text:p>343620</text:p>
              </table:table-cell>
              <table:table-cell office:value-type="float" office:value="351454">
                <text:p>351454</text:p>
              </table:table-cell>
              <table:table-cell office:value-type="float" office:value="380884">
                <text:p>3808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3621">
                <text:p>343621</text:p>
              </table:table-cell>
              <table:table-cell office:value-type="float" office:value="351455">
                <text:p>351455</text:p>
              </table:table-cell>
              <table:table-cell office:value-type="float" office:value="379784">
                <text:p>3797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3622">
                <text:p>343622</text:p>
              </table:table-cell>
              <table:table-cell office:value-type="float" office:value="351456">
                <text:p>351456</text:p>
              </table:table-cell>
              <table:table-cell office:value-type="float" office:value="379519">
                <text:p>37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3623">
                <text:p>343623</text:p>
              </table:table-cell>
              <table:table-cell office:value-type="float" office:value="351457">
                <text:p>351457</text:p>
              </table:table-cell>
              <table:table-cell office:value-type="float" office:value="379519">
                <text:p>379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3624">
                <text:p>343624</text:p>
              </table:table-cell>
              <table:table-cell office:value-type="float" office:value="351458">
                <text:p>351458</text:p>
              </table:table-cell>
              <table:table-cell office:value-type="float" office:value="379050">
                <text:p>3790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3625">
                <text:p>343625</text:p>
              </table:table-cell>
              <table:table-cell office:value-type="float" office:value="351459">
                <text:p>351459</text:p>
              </table:table-cell>
              <table:table-cell office:value-type="float" office:value="379050">
                <text:p>3790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3626">
                <text:p>343626</text:p>
              </table:table-cell>
              <table:table-cell office:value-type="float" office:value="351460">
                <text:p>351460</text:p>
              </table:table-cell>
              <table:table-cell office:value-type="float" office:value="379022">
                <text:p>3790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3627">
                <text:p>343627</text:p>
              </table:table-cell>
              <table:table-cell office:value-type="float" office:value="351461">
                <text:p>351461</text:p>
              </table:table-cell>
              <table:table-cell office:value-type="float" office:value="378665">
                <text:p>3786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3628">
                <text:p>343628</text:p>
              </table:table-cell>
              <table:table-cell office:value-type="float" office:value="351462">
                <text:p>351462</text:p>
              </table:table-cell>
              <table:table-cell office:value-type="float" office:value="377548">
                <text:p>3775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3629">
                <text:p>343629</text:p>
              </table:table-cell>
              <table:table-cell office:value-type="float" office:value="351463">
                <text:p>351463</text:p>
              </table:table-cell>
              <table:table-cell office:value-type="float" office:value="377548">
                <text:p>377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3630">
                <text:p>343630</text:p>
              </table:table-cell>
              <table:table-cell office:value-type="float" office:value="351464">
                <text:p>351464</text:p>
              </table:table-cell>
              <table:table-cell office:value-type="float" office:value="377548">
                <text:p>377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3631">
                <text:p>343631</text:p>
              </table:table-cell>
              <table:table-cell office:value-type="float" office:value="351465">
                <text:p>351465</text:p>
              </table:table-cell>
              <table:table-cell office:value-type="float" office:value="375321">
                <text:p>375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3632">
                <text:p>343632</text:p>
              </table:table-cell>
              <table:table-cell office:value-type="float" office:value="351466">
                <text:p>351466</text:p>
              </table:table-cell>
              <table:table-cell office:value-type="float" office:value="375321">
                <text:p>3753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3633">
                <text:p>343633</text:p>
              </table:table-cell>
              <table:table-cell office:value-type="float" office:value="351467">
                <text:p>351467</text:p>
              </table:table-cell>
              <table:table-cell office:value-type="float" office:value="375321">
                <text:p>375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3634">
                <text:p>343634</text:p>
              </table:table-cell>
              <table:table-cell office:value-type="float" office:value="351468">
                <text:p>351468</text:p>
              </table:table-cell>
              <table:table-cell office:value-type="float" office:value="375321">
                <text:p>375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3635">
                <text:p>343635</text:p>
              </table:table-cell>
              <table:table-cell office:value-type="float" office:value="351469">
                <text:p>351469</text:p>
              </table:table-cell>
              <table:table-cell office:value-type="float" office:value="375321">
                <text:p>3753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3636">
                <text:p>343636</text:p>
              </table:table-cell>
              <table:table-cell office:value-type="float" office:value="351470">
                <text:p>351470</text:p>
              </table:table-cell>
              <table:table-cell office:value-type="float" office:value="374742">
                <text:p>374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3637">
                <text:p>343637</text:p>
              </table:table-cell>
              <table:table-cell office:value-type="float" office:value="351471">
                <text:p>351471</text:p>
              </table:table-cell>
              <table:table-cell office:value-type="float" office:value="374742">
                <text:p>374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3638">
                <text:p>343638</text:p>
              </table:table-cell>
              <table:table-cell office:value-type="float" office:value="351472">
                <text:p>351472</text:p>
              </table:table-cell>
              <table:table-cell office:value-type="float" office:value="374589">
                <text:p>374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3639">
                <text:p>343639</text:p>
              </table:table-cell>
              <table:table-cell office:value-type="float" office:value="351473">
                <text:p>351473</text:p>
              </table:table-cell>
              <table:table-cell office:value-type="float" office:value="374295">
                <text:p>374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3640">
                <text:p>343640</text:p>
              </table:table-cell>
              <table:table-cell office:value-type="float" office:value="351474">
                <text:p>351474</text:p>
              </table:table-cell>
              <table:table-cell office:value-type="float" office:value="374295">
                <text:p>3742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3641">
                <text:p>343641</text:p>
              </table:table-cell>
              <table:table-cell office:value-type="float" office:value="351475">
                <text:p>351475</text:p>
              </table:table-cell>
              <table:table-cell office:value-type="float" office:value="372904">
                <text:p>3729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3642">
                <text:p>343642</text:p>
              </table:table-cell>
              <table:table-cell office:value-type="float" office:value="351476">
                <text:p>351476</text:p>
              </table:table-cell>
              <table:table-cell office:value-type="float" office:value="372904">
                <text:p>372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3643">
                <text:p>343643</text:p>
              </table:table-cell>
              <table:table-cell office:value-type="float" office:value="351477">
                <text:p>351477</text:p>
              </table:table-cell>
              <table:table-cell office:value-type="float" office:value="372904">
                <text:p>372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3644">
                <text:p>343644</text:p>
              </table:table-cell>
              <table:table-cell office:value-type="float" office:value="351478">
                <text:p>351478</text:p>
              </table:table-cell>
              <table:table-cell office:value-type="float" office:value="372904">
                <text:p>372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3645">
                <text:p>343645</text:p>
              </table:table-cell>
              <table:table-cell office:value-type="float" office:value="351479">
                <text:p>351479</text:p>
              </table:table-cell>
              <table:table-cell office:value-type="float" office:value="372904">
                <text:p>3729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3646">
                <text:p>343646</text:p>
              </table:table-cell>
              <table:table-cell office:value-type="float" office:value="351480">
                <text:p>351480</text:p>
              </table:table-cell>
              <table:table-cell office:value-type="float" office:value="372532">
                <text:p>3725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3647">
                <text:p>343647</text:p>
              </table:table-cell>
              <table:table-cell office:value-type="float" office:value="351481">
                <text:p>351481</text:p>
              </table:table-cell>
              <table:table-cell office:value-type="float" office:value="372532">
                <text:p>3725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3648">
                <text:p>343648</text:p>
              </table:table-cell>
              <table:table-cell office:value-type="float" office:value="351482">
                <text:p>351482</text:p>
              </table:table-cell>
              <table:table-cell office:value-type="float" office:value="369349">
                <text:p>3693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3649">
                <text:p>343649</text:p>
              </table:table-cell>
              <table:table-cell office:value-type="float" office:value="351483">
                <text:p>351483</text:p>
              </table:table-cell>
              <table:table-cell office:value-type="float" office:value="369349">
                <text:p>3693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3650">
                <text:p>343650</text:p>
              </table:table-cell>
              <table:table-cell office:value-type="float" office:value="351484">
                <text:p>351484</text:p>
              </table:table-cell>
              <table:table-cell office:value-type="float" office:value="369349">
                <text:p>3693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651">
                <text:p>343651</text:p>
              </table:table-cell>
              <table:table-cell office:value-type="float" office:value="351485">
                <text:p>351485</text:p>
              </table:table-cell>
              <table:table-cell office:value-type="float" office:value="369349">
                <text:p>369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652">
                <text:p>343652</text:p>
              </table:table-cell>
              <table:table-cell office:value-type="float" office:value="351486">
                <text:p>351486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653">
                <text:p>343653</text:p>
              </table:table-cell>
              <table:table-cell office:value-type="float" office:value="351487">
                <text:p>351487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654">
                <text:p>343654</text:p>
              </table:table-cell>
              <table:table-cell office:value-type="float" office:value="351488">
                <text:p>351488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655">
                <text:p>343655</text:p>
              </table:table-cell>
              <table:table-cell office:value-type="float" office:value="351489">
                <text:p>351489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3656">
                <text:p>343656</text:p>
              </table:table-cell>
              <table:table-cell office:value-type="float" office:value="351490">
                <text:p>351490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3657">
                <text:p>343657</text:p>
              </table:table-cell>
              <table:table-cell office:value-type="float" office:value="351491">
                <text:p>351491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3658">
                <text:p>343658</text:p>
              </table:table-cell>
              <table:table-cell office:value-type="float" office:value="351492">
                <text:p>351492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3659">
                <text:p>343659</text:p>
              </table:table-cell>
              <table:table-cell office:value-type="float" office:value="351493">
                <text:p>351493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3660">
                <text:p>343660</text:p>
              </table:table-cell>
              <table:table-cell office:value-type="float" office:value="351494">
                <text:p>351494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3661">
                <text:p>343661</text:p>
              </table:table-cell>
              <table:table-cell office:value-type="float" office:value="351495">
                <text:p>351495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3662">
                <text:p>343662</text:p>
              </table:table-cell>
              <table:table-cell office:value-type="float" office:value="351496">
                <text:p>351496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3663">
                <text:p>343663</text:p>
              </table:table-cell>
              <table:table-cell office:value-type="float" office:value="351497">
                <text:p>351497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3664">
                <text:p>343664</text:p>
              </table:table-cell>
              <table:table-cell office:value-type="float" office:value="351498">
                <text:p>351498</text:p>
              </table:table-cell>
              <table:table-cell office:value-type="float" office:value="366383">
                <text:p>3663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3665">
                <text:p>343665</text:p>
              </table:table-cell>
              <table:table-cell office:value-type="float" office:value="351499">
                <text:p>351499</text:p>
              </table:table-cell>
              <table:table-cell office:value-type="float" office:value="366383">
                <text:p>3663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3666">
                <text:p>343666</text:p>
              </table:table-cell>
              <table:table-cell office:value-type="float" office:value="351500">
                <text:p>351500</text:p>
              </table:table-cell>
              <table:table-cell office:value-type="float" office:value="364281">
                <text:p>364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3667">
                <text:p>343667</text:p>
              </table:table-cell>
              <table:table-cell office:value-type="float" office:value="351501">
                <text:p>351501</text:p>
              </table:table-cell>
              <table:table-cell office:value-type="float" office:value="364281">
                <text:p>364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3668">
                <text:p>343668</text:p>
              </table:table-cell>
              <table:table-cell office:value-type="float" office:value="351502">
                <text:p>351502</text:p>
              </table:table-cell>
              <table:table-cell office:value-type="float" office:value="364281">
                <text:p>3642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3669">
                <text:p>343669</text:p>
              </table:table-cell>
              <table:table-cell office:value-type="float" office:value="351503">
                <text:p>351503</text:p>
              </table:table-cell>
              <table:table-cell office:value-type="float" office:value="364281">
                <text:p>364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3670">
                <text:p>343670</text:p>
              </table:table-cell>
              <table:table-cell office:value-type="float" office:value="351504">
                <text:p>351504</text:p>
              </table:table-cell>
              <table:table-cell office:value-type="float" office:value="364281">
                <text:p>3642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3671">
                <text:p>343671</text:p>
              </table:table-cell>
              <table:table-cell office:value-type="float" office:value="351505">
                <text:p>351505</text:p>
              </table:table-cell>
              <table:table-cell office:value-type="float" office:value="364281">
                <text:p>3642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3672">
                <text:p>343672</text:p>
              </table:table-cell>
              <table:table-cell office:value-type="float" office:value="351506">
                <text:p>351506</text:p>
              </table:table-cell>
              <table:table-cell office:value-type="float" office:value="364281">
                <text:p>3642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3673">
                <text:p>343673</text:p>
              </table:table-cell>
              <table:table-cell office:value-type="float" office:value="351507">
                <text:p>351507</text:p>
              </table:table-cell>
              <table:table-cell office:value-type="float" office:value="360651">
                <text:p>360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3674">
                <text:p>343674</text:p>
              </table:table-cell>
              <table:table-cell office:value-type="float" office:value="351508">
                <text:p>351508</text:p>
              </table:table-cell>
              <table:table-cell office:value-type="float" office:value="360651">
                <text:p>3606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675">
                <text:p>343675</text:p>
              </table:table-cell>
              <table:table-cell office:value-type="float" office:value="351509">
                <text:p>351509</text:p>
              </table:table-cell>
              <table:table-cell office:value-type="float" office:value="360651">
                <text:p>3606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3676">
                <text:p>343676</text:p>
              </table:table-cell>
              <table:table-cell office:value-type="float" office:value="351510">
                <text:p>351510</text:p>
              </table:table-cell>
              <table:table-cell office:value-type="float" office:value="360651">
                <text:p>3606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3677">
                <text:p>343677</text:p>
              </table:table-cell>
              <table:table-cell office:value-type="float" office:value="351511">
                <text:p>351511</text:p>
              </table:table-cell>
              <table:table-cell office:value-type="float" office:value="360651">
                <text:p>3606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3678">
                <text:p>343678</text:p>
              </table:table-cell>
              <table:table-cell office:value-type="float" office:value="351512">
                <text:p>351512</text:p>
              </table:table-cell>
              <table:table-cell office:value-type="float" office:value="359871">
                <text:p>359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3679">
                <text:p>343679</text:p>
              </table:table-cell>
              <table:table-cell office:value-type="float" office:value="351513">
                <text:p>351513</text:p>
              </table:table-cell>
              <table:table-cell office:value-type="float" office:value="359871">
                <text:p>359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3680">
                <text:p>343680</text:p>
              </table:table-cell>
              <table:table-cell office:value-type="float" office:value="351514">
                <text:p>351514</text:p>
              </table:table-cell>
              <table:table-cell office:value-type="float" office:value="359871">
                <text:p>3598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3681">
                <text:p>343681</text:p>
              </table:table-cell>
              <table:table-cell office:value-type="float" office:value="351515">
                <text:p>351515</text:p>
              </table:table-cell>
              <table:table-cell office:value-type="float" office:value="359338">
                <text:p>3593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3682">
                <text:p>343682</text:p>
              </table:table-cell>
              <table:table-cell office:value-type="float" office:value="351516">
                <text:p>351516</text:p>
              </table:table-cell>
              <table:table-cell office:value-type="float" office:value="359338">
                <text:p>359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3683">
                <text:p>343683</text:p>
              </table:table-cell>
              <table:table-cell office:value-type="float" office:value="351517">
                <text:p>351517</text:p>
              </table:table-cell>
              <table:table-cell office:value-type="float" office:value="359338">
                <text:p>3593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3684">
                <text:p>343684</text:p>
              </table:table-cell>
              <table:table-cell office:value-type="float" office:value="351518">
                <text:p>351518</text:p>
              </table:table-cell>
              <table:table-cell office:value-type="float" office:value="358039">
                <text:p>358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3685">
                <text:p>343685</text:p>
              </table:table-cell>
              <table:table-cell office:value-type="float" office:value="351519">
                <text:p>351519</text:p>
              </table:table-cell>
              <table:table-cell office:value-type="float" office:value="357923">
                <text:p>357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686">
                <text:p>343686</text:p>
              </table:table-cell>
              <table:table-cell office:value-type="float" office:value="351520">
                <text:p>351520</text:p>
              </table:table-cell>
              <table:table-cell office:value-type="float" office:value="357923">
                <text:p>357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3687">
                <text:p>343687</text:p>
              </table:table-cell>
              <table:table-cell office:value-type="float" office:value="351521">
                <text:p>351521</text:p>
              </table:table-cell>
              <table:table-cell office:value-type="float" office:value="357923">
                <text:p>3579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3688">
                <text:p>343688</text:p>
              </table:table-cell>
              <table:table-cell office:value-type="float" office:value="351522">
                <text:p>351522</text:p>
              </table:table-cell>
              <table:table-cell office:value-type="float" office:value="357923">
                <text:p>3579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3689">
                <text:p>343689</text:p>
              </table:table-cell>
              <table:table-cell office:value-type="float" office:value="351523">
                <text:p>351523</text:p>
              </table:table-cell>
              <table:table-cell office:value-type="float" office:value="357780">
                <text:p>3577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690">
                <text:p>343690</text:p>
              </table:table-cell>
              <table:table-cell office:value-type="float" office:value="351524">
                <text:p>351524</text:p>
              </table:table-cell>
              <table:table-cell office:value-type="float" office:value="357780">
                <text:p>3577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3691">
                <text:p>343691</text:p>
              </table:table-cell>
              <table:table-cell office:value-type="float" office:value="351525">
                <text:p>351525</text:p>
              </table:table-cell>
              <table:table-cell office:value-type="float" office:value="357780">
                <text:p>3577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3692">
                <text:p>343692</text:p>
              </table:table-cell>
              <table:table-cell office:value-type="float" office:value="351526">
                <text:p>351526</text:p>
              </table:table-cell>
              <table:table-cell office:value-type="float" office:value="354640">
                <text:p>3546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3693">
                <text:p>343693</text:p>
              </table:table-cell>
              <table:table-cell office:value-type="float" office:value="351527">
                <text:p>351527</text:p>
              </table:table-cell>
              <table:table-cell office:value-type="float" office:value="354640">
                <text:p>3546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3694">
                <text:p>343694</text:p>
              </table:table-cell>
              <table:table-cell office:value-type="float" office:value="351528">
                <text:p>351528</text:p>
              </table:table-cell>
              <table:table-cell office:value-type="float" office:value="354640">
                <text:p>3546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3695">
                <text:p>343695</text:p>
              </table:table-cell>
              <table:table-cell office:value-type="float" office:value="351529">
                <text:p>351529</text:p>
              </table:table-cell>
              <table:table-cell office:value-type="float" office:value="354497">
                <text:p>354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3696">
                <text:p>343696</text:p>
              </table:table-cell>
              <table:table-cell office:value-type="float" office:value="351530">
                <text:p>351530</text:p>
              </table:table-cell>
              <table:table-cell office:value-type="float" office:value="354497">
                <text:p>3544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3697">
                <text:p>343697</text:p>
              </table:table-cell>
              <table:table-cell office:value-type="float" office:value="351531">
                <text:p>351531</text:p>
              </table:table-cell>
              <table:table-cell office:value-type="float" office:value="354497">
                <text:p>354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3698">
                <text:p>343698</text:p>
              </table:table-cell>
              <table:table-cell office:value-type="float" office:value="351532">
                <text:p>351532</text:p>
              </table:table-cell>
              <table:table-cell office:value-type="float" office:value="353625">
                <text:p>353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3699">
                <text:p>343699</text:p>
              </table:table-cell>
              <table:table-cell office:value-type="float" office:value="351533">
                <text:p>351533</text:p>
              </table:table-cell>
              <table:table-cell office:value-type="float" office:value="353625">
                <text:p>353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3700">
                <text:p>343700</text:p>
              </table:table-cell>
              <table:table-cell office:value-type="float" office:value="351534">
                <text:p>351534</text:p>
              </table:table-cell>
              <table:table-cell office:value-type="float" office:value="353175">
                <text:p>353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3701">
                <text:p>343701</text:p>
              </table:table-cell>
              <table:table-cell office:value-type="float" office:value="351535">
                <text:p>351535</text:p>
              </table:table-cell>
              <table:table-cell office:value-type="float" office:value="353175">
                <text:p>353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702">
                <text:p>343702</text:p>
              </table:table-cell>
              <table:table-cell office:value-type="float" office:value="351536">
                <text:p>351536</text:p>
              </table:table-cell>
              <table:table-cell office:value-type="float" office:value="353175">
                <text:p>353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3703">
                <text:p>343703</text:p>
              </table:table-cell>
              <table:table-cell office:value-type="float" office:value="351537">
                <text:p>351537</text:p>
              </table:table-cell>
              <table:table-cell office:value-type="float" office:value="353175">
                <text:p>3531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3704">
                <text:p>343704</text:p>
              </table:table-cell>
              <table:table-cell office:value-type="float" office:value="351538">
                <text:p>351538</text:p>
              </table:table-cell>
              <table:table-cell office:value-type="float" office:value="352303">
                <text:p>352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3705">
                <text:p>343705</text:p>
              </table:table-cell>
              <table:table-cell office:value-type="float" office:value="351539">
                <text:p>351539</text:p>
              </table:table-cell>
              <table:table-cell office:value-type="float" office:value="352303">
                <text:p>352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3706">
                <text:p>343706</text:p>
              </table:table-cell>
              <table:table-cell office:value-type="float" office:value="351540">
                <text:p>351540</text:p>
              </table:table-cell>
              <table:table-cell office:value-type="float" office:value="352303">
                <text:p>3523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3707">
                <text:p>343707</text:p>
              </table:table-cell>
              <table:table-cell office:value-type="float" office:value="351541">
                <text:p>351541</text:p>
              </table:table-cell>
              <table:table-cell office:value-type="float" office:value="352303">
                <text:p>3523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3708">
                <text:p>343708</text:p>
              </table:table-cell>
              <table:table-cell office:value-type="float" office:value="351542">
                <text:p>351542</text:p>
              </table:table-cell>
              <table:table-cell office:value-type="float" office:value="352154">
                <text:p>352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3709">
                <text:p>343709</text:p>
              </table:table-cell>
              <table:table-cell office:value-type="float" office:value="351543">
                <text:p>351543</text:p>
              </table:table-cell>
              <table:table-cell office:value-type="float" office:value="352154">
                <text:p>352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3710">
                <text:p>343710</text:p>
              </table:table-cell>
              <table:table-cell office:value-type="float" office:value="351544">
                <text:p>351544</text:p>
              </table:table-cell>
              <table:table-cell office:value-type="float" office:value="352154">
                <text:p>3521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3711">
                <text:p>343711</text:p>
              </table:table-cell>
              <table:table-cell office:value-type="float" office:value="351545">
                <text:p>351545</text:p>
              </table:table-cell>
              <table:table-cell office:value-type="float" office:value="352154">
                <text:p>3521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3712">
                <text:p>343712</text:p>
              </table:table-cell>
              <table:table-cell office:value-type="float" office:value="351546">
                <text:p>351546</text:p>
              </table:table-cell>
              <table:table-cell office:value-type="float" office:value="351595">
                <text:p>3515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3713">
                <text:p>343713</text:p>
              </table:table-cell>
              <table:table-cell office:value-type="float" office:value="351547">
                <text:p>351547</text:p>
              </table:table-cell>
              <table:table-cell office:value-type="float" office:value="351595">
                <text:p>3515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3714">
                <text:p>343714</text:p>
              </table:table-cell>
              <table:table-cell office:value-type="float" office:value="351548">
                <text:p>351548</text:p>
              </table:table-cell>
              <table:table-cell office:value-type="float" office:value="351595">
                <text:p>3515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3715">
                <text:p>343715</text:p>
              </table:table-cell>
              <table:table-cell office:value-type="float" office:value="351549">
                <text:p>351549</text:p>
              </table:table-cell>
              <table:table-cell office:value-type="float" office:value="351595">
                <text:p>3515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3716">
                <text:p>343716</text:p>
              </table:table-cell>
              <table:table-cell office:value-type="float" office:value="351550">
                <text:p>351550</text:p>
              </table:table-cell>
              <table:table-cell office:value-type="float" office:value="351400">
                <text:p>351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3717">
                <text:p>343717</text:p>
              </table:table-cell>
              <table:table-cell office:value-type="float" office:value="351551">
                <text:p>351551</text:p>
              </table:table-cell>
              <table:table-cell office:value-type="float" office:value="351400">
                <text:p>3514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3718">
                <text:p>343718</text:p>
              </table:table-cell>
              <table:table-cell office:value-type="float" office:value="351552">
                <text:p>351552</text:p>
              </table:table-cell>
              <table:table-cell office:value-type="float" office:value="350427">
                <text:p>3504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3719">
                <text:p>343719</text:p>
              </table:table-cell>
              <table:table-cell office:value-type="float" office:value="351553">
                <text:p>351553</text:p>
              </table:table-cell>
              <table:table-cell office:value-type="float" office:value="350427">
                <text:p>3504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3720">
                <text:p>343720</text:p>
              </table:table-cell>
              <table:table-cell office:value-type="float" office:value="351554">
                <text:p>351554</text:p>
              </table:table-cell>
              <table:table-cell office:value-type="float" office:value="349773">
                <text:p>3497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3721">
                <text:p>343721</text:p>
              </table:table-cell>
              <table:table-cell office:value-type="float" office:value="351555">
                <text:p>351555</text:p>
              </table:table-cell>
              <table:table-cell office:value-type="float" office:value="349773">
                <text:p>3497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3722">
                <text:p>343722</text:p>
              </table:table-cell>
              <table:table-cell office:value-type="float" office:value="351556">
                <text:p>351556</text:p>
              </table:table-cell>
              <table:table-cell office:value-type="float" office:value="349586">
                <text:p>349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3723">
                <text:p>343723</text:p>
              </table:table-cell>
              <table:table-cell office:value-type="float" office:value="351557">
                <text:p>351557</text:p>
              </table:table-cell>
              <table:table-cell office:value-type="float" office:value="349586">
                <text:p>3495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3724">
                <text:p>343724</text:p>
              </table:table-cell>
              <table:table-cell office:value-type="float" office:value="351558">
                <text:p>351558</text:p>
              </table:table-cell>
              <table:table-cell office:value-type="float" office:value="349586">
                <text:p>3495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3725">
                <text:p>343725</text:p>
              </table:table-cell>
              <table:table-cell office:value-type="float" office:value="351559">
                <text:p>351559</text:p>
              </table:table-cell>
              <table:table-cell office:value-type="float" office:value="349103">
                <text:p>3491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3726">
                <text:p>343726</text:p>
              </table:table-cell>
              <table:table-cell office:value-type="float" office:value="351560">
                <text:p>351560</text:p>
              </table:table-cell>
              <table:table-cell office:value-type="float" office:value="349103">
                <text:p>3491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3727">
                <text:p>343727</text:p>
              </table:table-cell>
              <table:table-cell office:value-type="float" office:value="351561">
                <text:p>351561</text:p>
              </table:table-cell>
              <table:table-cell office:value-type="float" office:value="349103">
                <text:p>349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3728">
                <text:p>343728</text:p>
              </table:table-cell>
              <table:table-cell office:value-type="float" office:value="351562">
                <text:p>351562</text:p>
              </table:table-cell>
              <table:table-cell office:value-type="float" office:value="346650">
                <text:p>3466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3729">
                <text:p>343729</text:p>
              </table:table-cell>
              <table:table-cell office:value-type="float" office:value="351563">
                <text:p>351563</text:p>
              </table:table-cell>
              <table:table-cell office:value-type="float" office:value="346650">
                <text:p>3466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3730">
                <text:p>343730</text:p>
              </table:table-cell>
              <table:table-cell office:value-type="float" office:value="351564">
                <text:p>351564</text:p>
              </table:table-cell>
              <table:table-cell office:value-type="float" office:value="346650">
                <text:p>3466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3731">
                <text:p>343731</text:p>
              </table:table-cell>
              <table:table-cell office:value-type="float" office:value="351565">
                <text:p>351565</text:p>
              </table:table-cell>
              <table:table-cell office:value-type="float" office:value="346650">
                <text:p>3466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3732">
                <text:p>343732</text:p>
              </table:table-cell>
              <table:table-cell office:value-type="float" office:value="351566">
                <text:p>351566</text:p>
              </table:table-cell>
              <table:table-cell office:value-type="float" office:value="346650">
                <text:p>3466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3733">
                <text:p>343733</text:p>
              </table:table-cell>
              <table:table-cell office:value-type="float" office:value="351567">
                <text:p>351567</text:p>
              </table:table-cell>
              <table:table-cell office:value-type="float" office:value="345422">
                <text:p>3454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3734">
                <text:p>343734</text:p>
              </table:table-cell>
              <table:table-cell office:value-type="float" office:value="351568">
                <text:p>351568</text:p>
              </table:table-cell>
              <table:table-cell office:value-type="float" office:value="345084">
                <text:p>3450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3735">
                <text:p>343735</text:p>
              </table:table-cell>
              <table:table-cell office:value-type="float" office:value="351569">
                <text:p>351569</text:p>
              </table:table-cell>
              <table:table-cell office:value-type="float" office:value="345084">
                <text:p>345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3736">
                <text:p>343736</text:p>
              </table:table-cell>
              <table:table-cell office:value-type="float" office:value="351570">
                <text:p>351570</text:p>
              </table:table-cell>
              <table:table-cell office:value-type="float" office:value="345084">
                <text:p>3450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3737">
                <text:p>343737</text:p>
              </table:table-cell>
              <table:table-cell office:value-type="float" office:value="351571">
                <text:p>351571</text:p>
              </table:table-cell>
              <table:table-cell office:value-type="float" office:value="345084">
                <text:p>3450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3738">
                <text:p>343738</text:p>
              </table:table-cell>
              <table:table-cell office:value-type="float" office:value="351572">
                <text:p>351572</text:p>
              </table:table-cell>
              <table:table-cell office:value-type="float" office:value="345084">
                <text:p>345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3739">
                <text:p>343739</text:p>
              </table:table-cell>
              <table:table-cell office:value-type="float" office:value="351573">
                <text:p>351573</text:p>
              </table:table-cell>
              <table:table-cell office:value-type="float" office:value="344834">
                <text:p>3448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3740">
                <text:p>343740</text:p>
              </table:table-cell>
              <table:table-cell office:value-type="float" office:value="351574">
                <text:p>351574</text:p>
              </table:table-cell>
              <table:table-cell office:value-type="float" office:value="344834">
                <text:p>3448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3741">
                <text:p>343741</text:p>
              </table:table-cell>
              <table:table-cell office:value-type="float" office:value="351575">
                <text:p>351575</text:p>
              </table:table-cell>
              <table:table-cell office:value-type="float" office:value="344594">
                <text:p>3445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3742">
                <text:p>343742</text:p>
              </table:table-cell>
              <table:table-cell office:value-type="float" office:value="351576">
                <text:p>351576</text:p>
              </table:table-cell>
              <table:table-cell office:value-type="float" office:value="344594">
                <text:p>3445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3743">
                <text:p>343743</text:p>
              </table:table-cell>
              <table:table-cell office:value-type="float" office:value="351577">
                <text:p>351577</text:p>
              </table:table-cell>
              <table:table-cell office:value-type="float" office:value="344594">
                <text:p>3445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3744">
                <text:p>343744</text:p>
              </table:table-cell>
              <table:table-cell office:value-type="float" office:value="351578">
                <text:p>351578</text:p>
              </table:table-cell>
              <table:table-cell office:value-type="float" office:value="344594">
                <text:p>3445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3745">
                <text:p>343745</text:p>
              </table:table-cell>
              <table:table-cell office:value-type="float" office:value="351579">
                <text:p>351579</text:p>
              </table:table-cell>
              <table:table-cell office:value-type="float" office:value="344594">
                <text:p>3445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3746">
                <text:p>343746</text:p>
              </table:table-cell>
              <table:table-cell office:value-type="float" office:value="351580">
                <text:p>351580</text:p>
              </table:table-cell>
              <table:table-cell office:value-type="float" office:value="344594">
                <text:p>3445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3747">
                <text:p>343747</text:p>
              </table:table-cell>
              <table:table-cell office:value-type="float" office:value="351581">
                <text:p>351581</text:p>
              </table:table-cell>
              <table:table-cell office:value-type="float" office:value="344594">
                <text:p>3445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3748">
                <text:p>343748</text:p>
              </table:table-cell>
              <table:table-cell office:value-type="float" office:value="351582">
                <text:p>351582</text:p>
              </table:table-cell>
              <table:table-cell office:value-type="float" office:value="344568">
                <text:p>344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3749">
                <text:p>343749</text:p>
              </table:table-cell>
              <table:table-cell office:value-type="float" office:value="351583">
                <text:p>351583</text:p>
              </table:table-cell>
              <table:table-cell office:value-type="float" office:value="344568">
                <text:p>3445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3750">
                <text:p>343750</text:p>
              </table:table-cell>
              <table:table-cell office:value-type="float" office:value="351584">
                <text:p>351584</text:p>
              </table:table-cell>
              <table:table-cell office:value-type="float" office:value="344568">
                <text:p>3445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3751">
                <text:p>343751</text:p>
              </table:table-cell>
              <table:table-cell office:value-type="float" office:value="351585">
                <text:p>351585</text:p>
              </table:table-cell>
              <table:table-cell office:value-type="float" office:value="344288">
                <text:p>3442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3752">
                <text:p>343752</text:p>
              </table:table-cell>
              <table:table-cell office:value-type="float" office:value="351586">
                <text:p>351586</text:p>
              </table:table-cell>
              <table:table-cell office:value-type="float" office:value="344288">
                <text:p>3442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3753">
                <text:p>343753</text:p>
              </table:table-cell>
              <table:table-cell office:value-type="float" office:value="351587">
                <text:p>351587</text:p>
              </table:table-cell>
              <table:table-cell office:value-type="float" office:value="344288">
                <text:p>3442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3754">
                <text:p>343754</text:p>
              </table:table-cell>
              <table:table-cell office:value-type="float" office:value="351588">
                <text:p>351588</text:p>
              </table:table-cell>
              <table:table-cell office:value-type="float" office:value="343381">
                <text:p>3433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3755">
                <text:p>343755</text:p>
              </table:table-cell>
              <table:table-cell office:value-type="float" office:value="351589">
                <text:p>351589</text:p>
              </table:table-cell>
              <table:table-cell office:value-type="float" office:value="343381">
                <text:p>3433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3756">
                <text:p>343756</text:p>
              </table:table-cell>
              <table:table-cell office:value-type="float" office:value="351590">
                <text:p>351590</text:p>
              </table:table-cell>
              <table:table-cell office:value-type="float" office:value="343381">
                <text:p>3433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3757">
                <text:p>343757</text:p>
              </table:table-cell>
              <table:table-cell office:value-type="float" office:value="351591">
                <text:p>351591</text:p>
              </table:table-cell>
              <table:table-cell office:value-type="float" office:value="343381">
                <text:p>3433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3758">
                <text:p>343758</text:p>
              </table:table-cell>
              <table:table-cell office:value-type="float" office:value="351592">
                <text:p>351592</text:p>
              </table:table-cell>
              <table:table-cell office:value-type="float" office:value="342964">
                <text:p>3429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3759">
                <text:p>343759</text:p>
              </table:table-cell>
              <table:table-cell office:value-type="float" office:value="351593">
                <text:p>351593</text:p>
              </table:table-cell>
              <table:table-cell office:value-type="float" office:value="342964">
                <text:p>3429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760">
                <text:p>343760</text:p>
              </table:table-cell>
              <table:table-cell office:value-type="float" office:value="351594">
                <text:p>351594</text:p>
              </table:table-cell>
              <table:table-cell office:value-type="float" office:value="342964">
                <text:p>3429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3761">
                <text:p>343761</text:p>
              </table:table-cell>
              <table:table-cell office:value-type="float" office:value="351595">
                <text:p>351595</text:p>
              </table:table-cell>
              <table:table-cell office:value-type="float" office:value="342964">
                <text:p>3429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3762">
                <text:p>343762</text:p>
              </table:table-cell>
              <table:table-cell office:value-type="float" office:value="351596">
                <text:p>351596</text:p>
              </table:table-cell>
              <table:table-cell office:value-type="float" office:value="342826">
                <text:p>3428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3763">
                <text:p>343763</text:p>
              </table:table-cell>
              <table:table-cell office:value-type="float" office:value="351597">
                <text:p>351597</text:p>
              </table:table-cell>
              <table:table-cell office:value-type="float" office:value="342826">
                <text:p>3428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3764">
                <text:p>343764</text:p>
              </table:table-cell>
              <table:table-cell office:value-type="float" office:value="351598">
                <text:p>351598</text:p>
              </table:table-cell>
              <table:table-cell office:value-type="float" office:value="341695">
                <text:p>3416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3765">
                <text:p>343765</text:p>
              </table:table-cell>
              <table:table-cell office:value-type="float" office:value="351599">
                <text:p>351599</text:p>
              </table:table-cell>
              <table:table-cell office:value-type="float" office:value="341695">
                <text:p>3416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3766">
                <text:p>343766</text:p>
              </table:table-cell>
              <table:table-cell office:value-type="float" office:value="351600">
                <text:p>351600</text:p>
              </table:table-cell>
              <table:table-cell office:value-type="float" office:value="341695">
                <text:p>3416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3767">
                <text:p>343767</text:p>
              </table:table-cell>
              <table:table-cell office:value-type="float" office:value="351601">
                <text:p>351601</text:p>
              </table:table-cell>
              <table:table-cell office:value-type="float" office:value="341695">
                <text:p>3416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3768">
                <text:p>343768</text:p>
              </table:table-cell>
              <table:table-cell office:value-type="float" office:value="351602">
                <text:p>351602</text:p>
              </table:table-cell>
              <table:table-cell office:value-type="float" office:value="341695">
                <text:p>341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3769">
                <text:p>343769</text:p>
              </table:table-cell>
              <table:table-cell office:value-type="float" office:value="351603">
                <text:p>351603</text:p>
              </table:table-cell>
              <table:table-cell office:value-type="float" office:value="341695">
                <text:p>3416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3770">
                <text:p>343770</text:p>
              </table:table-cell>
              <table:table-cell office:value-type="float" office:value="351604">
                <text:p>351604</text:p>
              </table:table-cell>
              <table:table-cell office:value-type="float" office:value="341118">
                <text:p>3411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3771">
                <text:p>343771</text:p>
              </table:table-cell>
              <table:table-cell office:value-type="float" office:value="351605">
                <text:p>351605</text:p>
              </table:table-cell>
              <table:table-cell office:value-type="float" office:value="341118">
                <text:p>3411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3772">
                <text:p>343772</text:p>
              </table:table-cell>
              <table:table-cell office:value-type="float" office:value="351606">
                <text:p>351606</text:p>
              </table:table-cell>
              <table:table-cell office:value-type="float" office:value="341118">
                <text:p>3411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3773">
                <text:p>343773</text:p>
              </table:table-cell>
              <table:table-cell office:value-type="float" office:value="351607">
                <text:p>351607</text:p>
              </table:table-cell>
              <table:table-cell office:value-type="float" office:value="341118">
                <text:p>3411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3774">
                <text:p>343774</text:p>
              </table:table-cell>
              <table:table-cell office:value-type="float" office:value="351608">
                <text:p>351608</text:p>
              </table:table-cell>
              <table:table-cell office:value-type="float" office:value="341118">
                <text:p>3411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3775">
                <text:p>343775</text:p>
              </table:table-cell>
              <table:table-cell office:value-type="float" office:value="351609">
                <text:p>351609</text:p>
              </table:table-cell>
              <table:table-cell office:value-type="float" office:value="340563">
                <text:p>3405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3776">
                <text:p>343776</text:p>
              </table:table-cell>
              <table:table-cell office:value-type="float" office:value="351610">
                <text:p>351610</text:p>
              </table:table-cell>
              <table:table-cell office:value-type="float" office:value="340563">
                <text:p>3405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3777">
                <text:p>343777</text:p>
              </table:table-cell>
              <table:table-cell office:value-type="float" office:value="351611">
                <text:p>351611</text:p>
              </table:table-cell>
              <table:table-cell office:value-type="float" office:value="340563">
                <text:p>3405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3778">
                <text:p>343778</text:p>
              </table:table-cell>
              <table:table-cell office:value-type="float" office:value="351612">
                <text:p>351612</text:p>
              </table:table-cell>
              <table:table-cell office:value-type="float" office:value="340563">
                <text:p>340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3779">
                <text:p>343779</text:p>
              </table:table-cell>
              <table:table-cell office:value-type="float" office:value="351613">
                <text:p>351613</text:p>
              </table:table-cell>
              <table:table-cell office:value-type="float" office:value="340563">
                <text:p>3405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3780">
                <text:p>343780</text:p>
              </table:table-cell>
              <table:table-cell office:value-type="float" office:value="351614">
                <text:p>351614</text:p>
              </table:table-cell>
              <table:table-cell office:value-type="float" office:value="340563">
                <text:p>3405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3781">
                <text:p>343781</text:p>
              </table:table-cell>
              <table:table-cell office:value-type="float" office:value="351615">
                <text:p>351615</text:p>
              </table:table-cell>
              <table:table-cell office:value-type="float" office:value="340563">
                <text:p>3405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3782">
                <text:p>343782</text:p>
              </table:table-cell>
              <table:table-cell office:value-type="float" office:value="351616">
                <text:p>351616</text:p>
              </table:table-cell>
              <table:table-cell office:value-type="float" office:value="339788">
                <text:p>3397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3783">
                <text:p>343783</text:p>
              </table:table-cell>
              <table:table-cell office:value-type="float" office:value="351617">
                <text:p>351617</text:p>
              </table:table-cell>
              <table:table-cell office:value-type="float" office:value="339788">
                <text:p>3397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784">
                <text:p>343784</text:p>
              </table:table-cell>
              <table:table-cell office:value-type="float" office:value="351618">
                <text:p>351618</text:p>
              </table:table-cell>
              <table:table-cell office:value-type="float" office:value="339788">
                <text:p>3397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3785">
                <text:p>343785</text:p>
              </table:table-cell>
              <table:table-cell office:value-type="float" office:value="351619">
                <text:p>351619</text:p>
              </table:table-cell>
              <table:table-cell office:value-type="float" office:value="339788">
                <text:p>3397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3786">
                <text:p>343786</text:p>
              </table:table-cell>
              <table:table-cell office:value-type="float" office:value="351620">
                <text:p>351620</text:p>
              </table:table-cell>
              <table:table-cell office:value-type="float" office:value="339788">
                <text:p>3397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3787">
                <text:p>343787</text:p>
              </table:table-cell>
              <table:table-cell office:value-type="float" office:value="351621">
                <text:p>351621</text:p>
              </table:table-cell>
              <table:table-cell office:value-type="float" office:value="339788">
                <text:p>3397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3788">
                <text:p>343788</text:p>
              </table:table-cell>
              <table:table-cell office:value-type="float" office:value="351622">
                <text:p>351622</text:p>
              </table:table-cell>
              <table:table-cell office:value-type="float" office:value="339723">
                <text:p>3397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3789">
                <text:p>343789</text:p>
              </table:table-cell>
              <table:table-cell office:value-type="float" office:value="351623">
                <text:p>351623</text:p>
              </table:table-cell>
              <table:table-cell office:value-type="float" office:value="339723">
                <text:p>3397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3790">
                <text:p>343790</text:p>
              </table:table-cell>
              <table:table-cell office:value-type="float" office:value="351624">
                <text:p>351624</text:p>
              </table:table-cell>
              <table:table-cell office:value-type="float" office:value="339723">
                <text:p>3397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3791">
                <text:p>343791</text:p>
              </table:table-cell>
              <table:table-cell office:value-type="float" office:value="351625">
                <text:p>351625</text:p>
              </table:table-cell>
              <table:table-cell office:value-type="float" office:value="339423">
                <text:p>3394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3792">
                <text:p>343792</text:p>
              </table:table-cell>
              <table:table-cell office:value-type="float" office:value="351626">
                <text:p>351626</text:p>
              </table:table-cell>
              <table:table-cell office:value-type="float" office:value="339423">
                <text:p>3394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3793">
                <text:p>343793</text:p>
              </table:table-cell>
              <table:table-cell office:value-type="float" office:value="351627">
                <text:p>351627</text:p>
              </table:table-cell>
              <table:table-cell office:value-type="float" office:value="339423">
                <text:p>3394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3794">
                <text:p>343794</text:p>
              </table:table-cell>
              <table:table-cell office:value-type="float" office:value="351628">
                <text:p>351628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3795">
                <text:p>343795</text:p>
              </table:table-cell>
              <table:table-cell office:value-type="float" office:value="351629">
                <text:p>351629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3796">
                <text:p>343796</text:p>
              </table:table-cell>
              <table:table-cell office:value-type="float" office:value="351630">
                <text:p>351630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3797">
                <text:p>343797</text:p>
              </table:table-cell>
              <table:table-cell office:value-type="float" office:value="351631">
                <text:p>351631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3798">
                <text:p>343798</text:p>
              </table:table-cell>
              <table:table-cell office:value-type="float" office:value="351632">
                <text:p>351632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3799">
                <text:p>343799</text:p>
              </table:table-cell>
              <table:table-cell office:value-type="float" office:value="351633">
                <text:p>351633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3800">
                <text:p>343800</text:p>
              </table:table-cell>
              <table:table-cell office:value-type="float" office:value="351634">
                <text:p>351634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3801">
                <text:p>343801</text:p>
              </table:table-cell>
              <table:table-cell office:value-type="float" office:value="351635">
                <text:p>351635</text:p>
              </table:table-cell>
              <table:table-cell office:value-type="float" office:value="339270">
                <text:p>3392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802">
                <text:p>343802</text:p>
              </table:table-cell>
              <table:table-cell office:value-type="float" office:value="351636">
                <text:p>351636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3803">
                <text:p>343803</text:p>
              </table:table-cell>
              <table:table-cell office:value-type="float" office:value="351637">
                <text:p>351637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3804">
                <text:p>343804</text:p>
              </table:table-cell>
              <table:table-cell office:value-type="float" office:value="351638">
                <text:p>351638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3805">
                <text:p>343805</text:p>
              </table:table-cell>
              <table:table-cell office:value-type="float" office:value="351639">
                <text:p>351639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3806">
                <text:p>343806</text:p>
              </table:table-cell>
              <table:table-cell office:value-type="float" office:value="351640">
                <text:p>351640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3807">
                <text:p>343807</text:p>
              </table:table-cell>
              <table:table-cell office:value-type="float" office:value="351641">
                <text:p>351641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3808">
                <text:p>343808</text:p>
              </table:table-cell>
              <table:table-cell office:value-type="float" office:value="351642">
                <text:p>351642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3809">
                <text:p>343809</text:p>
              </table:table-cell>
              <table:table-cell office:value-type="float" office:value="351643">
                <text:p>351643</text:p>
              </table:table-cell>
              <table:table-cell office:value-type="float" office:value="338512">
                <text:p>3385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3810">
                <text:p>343810</text:p>
              </table:table-cell>
              <table:table-cell office:value-type="float" office:value="351644">
                <text:p>351644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3811">
                <text:p>343811</text:p>
              </table:table-cell>
              <table:table-cell office:value-type="float" office:value="351645">
                <text:p>351645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3812">
                <text:p>343812</text:p>
              </table:table-cell>
              <table:table-cell office:value-type="float" office:value="351646">
                <text:p>351646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3813">
                <text:p>343813</text:p>
              </table:table-cell>
              <table:table-cell office:value-type="float" office:value="351647">
                <text:p>351647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3814">
                <text:p>343814</text:p>
              </table:table-cell>
              <table:table-cell office:value-type="float" office:value="351648">
                <text:p>351648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3815">
                <text:p>343815</text:p>
              </table:table-cell>
              <table:table-cell office:value-type="float" office:value="351649">
                <text:p>351649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3816">
                <text:p>343816</text:p>
              </table:table-cell>
              <table:table-cell office:value-type="float" office:value="351650">
                <text:p>351650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3817">
                <text:p>343817</text:p>
              </table:table-cell>
              <table:table-cell office:value-type="float" office:value="351651">
                <text:p>351651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3818">
                <text:p>343818</text:p>
              </table:table-cell>
              <table:table-cell office:value-type="float" office:value="351652">
                <text:p>351652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3819">
                <text:p>343819</text:p>
              </table:table-cell>
              <table:table-cell office:value-type="float" office:value="351653">
                <text:p>351653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3820">
                <text:p>343820</text:p>
              </table:table-cell>
              <table:table-cell office:value-type="float" office:value="351654">
                <text:p>351654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3821">
                <text:p>343821</text:p>
              </table:table-cell>
              <table:table-cell office:value-type="float" office:value="351655">
                <text:p>351655</text:p>
              </table:table-cell>
              <table:table-cell office:value-type="float" office:value="337779">
                <text:p>3377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3822">
                <text:p>343822</text:p>
              </table:table-cell>
              <table:table-cell office:value-type="float" office:value="351656">
                <text:p>351656</text:p>
              </table:table-cell>
              <table:table-cell office:value-type="float" office:value="337497">
                <text:p>3374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3823">
                <text:p>343823</text:p>
              </table:table-cell>
              <table:table-cell office:value-type="float" office:value="351657">
                <text:p>351657</text:p>
              </table:table-cell>
              <table:table-cell office:value-type="float" office:value="337446">
                <text:p>3374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3824">
                <text:p>343824</text:p>
              </table:table-cell>
              <table:table-cell office:value-type="float" office:value="351658">
                <text:p>351658</text:p>
              </table:table-cell>
              <table:table-cell office:value-type="float" office:value="337446">
                <text:p>3374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3825">
                <text:p>343825</text:p>
              </table:table-cell>
              <table:table-cell office:value-type="float" office:value="351659">
                <text:p>351659</text:p>
              </table:table-cell>
              <table:table-cell office:value-type="float" office:value="337132">
                <text:p>3371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3826">
                <text:p>343826</text:p>
              </table:table-cell>
              <table:table-cell office:value-type="float" office:value="351660">
                <text:p>351660</text:p>
              </table:table-cell>
              <table:table-cell office:value-type="float" office:value="337132">
                <text:p>3371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3827">
                <text:p>343827</text:p>
              </table:table-cell>
              <table:table-cell office:value-type="float" office:value="351661">
                <text:p>351661</text:p>
              </table:table-cell>
              <table:table-cell office:value-type="float" office:value="337132">
                <text:p>3371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3828">
                <text:p>343828</text:p>
              </table:table-cell>
              <table:table-cell office:value-type="float" office:value="351662">
                <text:p>351662</text:p>
              </table:table-cell>
              <table:table-cell office:value-type="float" office:value="337132">
                <text:p>3371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3829">
                <text:p>343829</text:p>
              </table:table-cell>
              <table:table-cell office:value-type="float" office:value="351663">
                <text:p>351663</text:p>
              </table:table-cell>
              <table:table-cell office:value-type="float" office:value="337132">
                <text:p>3371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3830">
                <text:p>343830</text:p>
              </table:table-cell>
              <table:table-cell office:value-type="float" office:value="351664">
                <text:p>351664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3831">
                <text:p>343831</text:p>
              </table:table-cell>
              <table:table-cell office:value-type="float" office:value="351665">
                <text:p>351665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3832">
                <text:p>343832</text:p>
              </table:table-cell>
              <table:table-cell office:value-type="float" office:value="351666">
                <text:p>351666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3833">
                <text:p>343833</text:p>
              </table:table-cell>
              <table:table-cell office:value-type="float" office:value="351667">
                <text:p>351667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3834">
                <text:p>343834</text:p>
              </table:table-cell>
              <table:table-cell office:value-type="float" office:value="351668">
                <text:p>351668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3835">
                <text:p>343835</text:p>
              </table:table-cell>
              <table:table-cell office:value-type="float" office:value="351669">
                <text:p>351669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3836">
                <text:p>343836</text:p>
              </table:table-cell>
              <table:table-cell office:value-type="float" office:value="351670">
                <text:p>351670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3837">
                <text:p>343837</text:p>
              </table:table-cell>
              <table:table-cell office:value-type="float" office:value="351671">
                <text:p>351671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3838">
                <text:p>343838</text:p>
              </table:table-cell>
              <table:table-cell office:value-type="float" office:value="351672">
                <text:p>351672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3839">
                <text:p>343839</text:p>
              </table:table-cell>
              <table:table-cell office:value-type="float" office:value="351673">
                <text:p>351673</text:p>
              </table:table-cell>
              <table:table-cell office:value-type="float" office:value="336316">
                <text:p>3363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3840">
                <text:p>343840</text:p>
              </table:table-cell>
              <table:table-cell office:value-type="float" office:value="351674">
                <text:p>351674</text:p>
              </table:table-cell>
              <table:table-cell office:value-type="float" office:value="336316">
                <text:p>3363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3841">
                <text:p>343841</text:p>
              </table:table-cell>
              <table:table-cell office:value-type="float" office:value="351675">
                <text:p>351675</text:p>
              </table:table-cell>
              <table:table-cell office:value-type="float" office:value="336316">
                <text:p>3363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3842">
                <text:p>343842</text:p>
              </table:table-cell>
              <table:table-cell office:value-type="float" office:value="351676">
                <text:p>351676</text:p>
              </table:table-cell>
              <table:table-cell office:value-type="float" office:value="336316">
                <text:p>3363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3843">
                <text:p>343843</text:p>
              </table:table-cell>
              <table:table-cell office:value-type="float" office:value="351677">
                <text:p>351677</text:p>
              </table:table-cell>
              <table:table-cell office:value-type="float" office:value="336316">
                <text:p>3363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3844">
                <text:p>343844</text:p>
              </table:table-cell>
              <table:table-cell office:value-type="float" office:value="351678">
                <text:p>351678</text:p>
              </table:table-cell>
              <table:table-cell office:value-type="float" office:value="336316">
                <text:p>3363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3845">
                <text:p>343845</text:p>
              </table:table-cell>
              <table:table-cell office:value-type="float" office:value="351679">
                <text:p>351679</text:p>
              </table:table-cell>
              <table:table-cell office:value-type="float" office:value="336247">
                <text:p>3362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3846">
                <text:p>343846</text:p>
              </table:table-cell>
              <table:table-cell office:value-type="float" office:value="351680">
                <text:p>351680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3847">
                <text:p>343847</text:p>
              </table:table-cell>
              <table:table-cell office:value-type="float" office:value="351681">
                <text:p>351681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3848">
                <text:p>343848</text:p>
              </table:table-cell>
              <table:table-cell office:value-type="float" office:value="351682">
                <text:p>351682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3849">
                <text:p>343849</text:p>
              </table:table-cell>
              <table:table-cell office:value-type="float" office:value="351683">
                <text:p>351683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3850">
                <text:p>343850</text:p>
              </table:table-cell>
              <table:table-cell office:value-type="float" office:value="351684">
                <text:p>351684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3851">
                <text:p>343851</text:p>
              </table:table-cell>
              <table:table-cell office:value-type="float" office:value="351685">
                <text:p>351685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3852">
                <text:p>343852</text:p>
              </table:table-cell>
              <table:table-cell office:value-type="float" office:value="351686">
                <text:p>351686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3853">
                <text:p>343853</text:p>
              </table:table-cell>
              <table:table-cell office:value-type="float" office:value="351687">
                <text:p>351687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3854">
                <text:p>343854</text:p>
              </table:table-cell>
              <table:table-cell office:value-type="float" office:value="351688">
                <text:p>351688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855">
                <text:p>343855</text:p>
              </table:table-cell>
              <table:table-cell office:value-type="float" office:value="351689">
                <text:p>351689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856">
                <text:p>343856</text:p>
              </table:table-cell>
              <table:table-cell office:value-type="float" office:value="351690">
                <text:p>351690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857">
                <text:p>343857</text:p>
              </table:table-cell>
              <table:table-cell office:value-type="float" office:value="351691">
                <text:p>351691</text:p>
              </table:table-cell>
              <table:table-cell office:value-type="float" office:value="335013">
                <text:p>3350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858">
                <text:p>343858</text:p>
              </table:table-cell>
              <table:table-cell office:value-type="float" office:value="351692">
                <text:p>351692</text:p>
              </table:table-cell>
              <table:table-cell office:value-type="float" office:value="333862">
                <text:p>3338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859">
                <text:p>343859</text:p>
              </table:table-cell>
              <table:table-cell office:value-type="float" office:value="351693">
                <text:p>351693</text:p>
              </table:table-cell>
              <table:table-cell office:value-type="float" office:value="333862">
                <text:p>3338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3860">
                <text:p>343860</text:p>
              </table:table-cell>
              <table:table-cell office:value-type="float" office:value="351694">
                <text:p>351694</text:p>
              </table:table-cell>
              <table:table-cell office:value-type="float" office:value="333862">
                <text:p>3338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3861">
                <text:p>343861</text:p>
              </table:table-cell>
              <table:table-cell office:value-type="float" office:value="351695">
                <text:p>351695</text:p>
              </table:table-cell>
              <table:table-cell office:value-type="float" office:value="333862">
                <text:p>3338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3862">
                <text:p>343862</text:p>
              </table:table-cell>
              <table:table-cell office:value-type="float" office:value="351696">
                <text:p>351696</text:p>
              </table:table-cell>
              <table:table-cell office:value-type="float" office:value="333824">
                <text:p>3338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3863">
                <text:p>343863</text:p>
              </table:table-cell>
              <table:table-cell office:value-type="float" office:value="351697">
                <text:p>351697</text:p>
              </table:table-cell>
              <table:table-cell office:value-type="float" office:value="333824">
                <text:p>3338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3864">
                <text:p>343864</text:p>
              </table:table-cell>
              <table:table-cell office:value-type="float" office:value="351698">
                <text:p>351698</text:p>
              </table:table-cell>
              <table:table-cell office:value-type="float" office:value="333824">
                <text:p>333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3865">
                <text:p>343865</text:p>
              </table:table-cell>
              <table:table-cell office:value-type="float" office:value="351699">
                <text:p>351699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3866">
                <text:p>343866</text:p>
              </table:table-cell>
              <table:table-cell office:value-type="float" office:value="351700">
                <text:p>351700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3867">
                <text:p>343867</text:p>
              </table:table-cell>
              <table:table-cell office:value-type="float" office:value="351701">
                <text:p>351701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3868">
                <text:p>343868</text:p>
              </table:table-cell>
              <table:table-cell office:value-type="float" office:value="351702">
                <text:p>351702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3869">
                <text:p>343869</text:p>
              </table:table-cell>
              <table:table-cell office:value-type="float" office:value="351703">
                <text:p>351703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3870">
                <text:p>343870</text:p>
              </table:table-cell>
              <table:table-cell office:value-type="float" office:value="351704">
                <text:p>351704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3871">
                <text:p>343871</text:p>
              </table:table-cell>
              <table:table-cell office:value-type="float" office:value="351705">
                <text:p>351705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3872">
                <text:p>343872</text:p>
              </table:table-cell>
              <table:table-cell office:value-type="float" office:value="351706">
                <text:p>351706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3873">
                <text:p>343873</text:p>
              </table:table-cell>
              <table:table-cell office:value-type="float" office:value="351707">
                <text:p>351707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3874">
                <text:p>343874</text:p>
              </table:table-cell>
              <table:table-cell office:value-type="float" office:value="351708">
                <text:p>351708</text:p>
              </table:table-cell>
              <table:table-cell office:value-type="float" office:value="333063">
                <text:p>3330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3875">
                <text:p>343875</text:p>
              </table:table-cell>
              <table:table-cell office:value-type="float" office:value="351709">
                <text:p>351709</text:p>
              </table:table-cell>
              <table:table-cell office:value-type="float" office:value="333063">
                <text:p>3330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3876">
                <text:p>343876</text:p>
              </table:table-cell>
              <table:table-cell office:value-type="float" office:value="351710">
                <text:p>351710</text:p>
              </table:table-cell>
              <table:table-cell office:value-type="float" office:value="333063">
                <text:p>3330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3877">
                <text:p>343877</text:p>
              </table:table-cell>
              <table:table-cell office:value-type="float" office:value="351711">
                <text:p>351711</text:p>
              </table:table-cell>
              <table:table-cell office:value-type="float" office:value="333063">
                <text:p>3330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3878">
                <text:p>343878</text:p>
              </table:table-cell>
              <table:table-cell office:value-type="float" office:value="351712">
                <text:p>351712</text:p>
              </table:table-cell>
              <table:table-cell office:value-type="float" office:value="333063">
                <text:p>3330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3879">
                <text:p>343879</text:p>
              </table:table-cell>
              <table:table-cell office:value-type="float" office:value="351713">
                <text:p>351713</text:p>
              </table:table-cell>
              <table:table-cell office:value-type="float" office:value="333063">
                <text:p>3330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3880">
                <text:p>343880</text:p>
              </table:table-cell>
              <table:table-cell office:value-type="float" office:value="351714">
                <text:p>351714</text:p>
              </table:table-cell>
              <table:table-cell office:value-type="float" office:value="333063">
                <text:p>3330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3881">
                <text:p>343881</text:p>
              </table:table-cell>
              <table:table-cell office:value-type="float" office:value="351715">
                <text:p>351715</text:p>
              </table:table-cell>
              <table:table-cell office:value-type="float" office:value="332662">
                <text:p>332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3882">
                <text:p>343882</text:p>
              </table:table-cell>
              <table:table-cell office:value-type="float" office:value="351716">
                <text:p>351716</text:p>
              </table:table-cell>
              <table:table-cell office:value-type="float" office:value="332509">
                <text:p>3325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3883">
                <text:p>343883</text:p>
              </table:table-cell>
              <table:table-cell office:value-type="float" office:value="351717">
                <text:p>351717</text:p>
              </table:table-cell>
              <table:table-cell office:value-type="float" office:value="332509">
                <text:p>3325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3884">
                <text:p>343884</text:p>
              </table:table-cell>
              <table:table-cell office:value-type="float" office:value="351718">
                <text:p>351718</text:p>
              </table:table-cell>
              <table:table-cell office:value-type="float" office:value="332509">
                <text:p>3325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3885">
                <text:p>343885</text:p>
              </table:table-cell>
              <table:table-cell office:value-type="float" office:value="351719">
                <text:p>351719</text:p>
              </table:table-cell>
              <table:table-cell office:value-type="float" office:value="332509">
                <text:p>3325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3886">
                <text:p>343886</text:p>
              </table:table-cell>
              <table:table-cell office:value-type="float" office:value="351720">
                <text:p>351720</text:p>
              </table:table-cell>
              <table:table-cell office:value-type="float" office:value="332509">
                <text:p>3325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3887">
                <text:p>343887</text:p>
              </table:table-cell>
              <table:table-cell office:value-type="float" office:value="351721">
                <text:p>351721</text:p>
              </table:table-cell>
              <table:table-cell office:value-type="float" office:value="332509">
                <text:p>3325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3888">
                <text:p>343888</text:p>
              </table:table-cell>
              <table:table-cell office:value-type="float" office:value="351722">
                <text:p>351722</text:p>
              </table:table-cell>
              <table:table-cell office:value-type="float" office:value="332432">
                <text:p>3324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3889">
                <text:p>343889</text:p>
              </table:table-cell>
              <table:table-cell office:value-type="float" office:value="351723">
                <text:p>351723</text:p>
              </table:table-cell>
              <table:table-cell office:value-type="float" office:value="332432">
                <text:p>3324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3890">
                <text:p>343890</text:p>
              </table:table-cell>
              <table:table-cell office:value-type="float" office:value="351724">
                <text:p>351724</text:p>
              </table:table-cell>
              <table:table-cell office:value-type="float" office:value="332432">
                <text:p>3324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3891">
                <text:p>343891</text:p>
              </table:table-cell>
              <table:table-cell office:value-type="float" office:value="351725">
                <text:p>351725</text:p>
              </table:table-cell>
              <table:table-cell office:value-type="float" office:value="332432">
                <text:p>3324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3892">
                <text:p>343892</text:p>
              </table:table-cell>
              <table:table-cell office:value-type="float" office:value="351726">
                <text:p>351726</text:p>
              </table:table-cell>
              <table:table-cell office:value-type="float" office:value="332432">
                <text:p>3324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3893">
                <text:p>343893</text:p>
              </table:table-cell>
              <table:table-cell office:value-type="float" office:value="351727">
                <text:p>351727</text:p>
              </table:table-cell>
              <table:table-cell office:value-type="float" office:value="332432">
                <text:p>3324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3894">
                <text:p>343894</text:p>
              </table:table-cell>
              <table:table-cell office:value-type="float" office:value="351728">
                <text:p>351728</text:p>
              </table:table-cell>
              <table:table-cell office:value-type="float" office:value="332019">
                <text:p>3320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3895">
                <text:p>343895</text:p>
              </table:table-cell>
              <table:table-cell office:value-type="float" office:value="351729">
                <text:p>351729</text:p>
              </table:table-cell>
              <table:table-cell office:value-type="float" office:value="332019">
                <text:p>3320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3896">
                <text:p>343896</text:p>
              </table:table-cell>
              <table:table-cell office:value-type="float" office:value="351730">
                <text:p>351730</text:p>
              </table:table-cell>
              <table:table-cell office:value-type="float" office:value="332019">
                <text:p>3320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3897">
                <text:p>343897</text:p>
              </table:table-cell>
              <table:table-cell office:value-type="float" office:value="351731">
                <text:p>351731</text:p>
              </table:table-cell>
              <table:table-cell office:value-type="float" office:value="332019">
                <text:p>3320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3898">
                <text:p>343898</text:p>
              </table:table-cell>
              <table:table-cell office:value-type="float" office:value="351732">
                <text:p>351732</text:p>
              </table:table-cell>
              <table:table-cell office:value-type="float" office:value="332019">
                <text:p>3320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3899">
                <text:p>343899</text:p>
              </table:table-cell>
              <table:table-cell office:value-type="float" office:value="351733">
                <text:p>351733</text:p>
              </table:table-cell>
              <table:table-cell office:value-type="float" office:value="332019">
                <text:p>3320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3900">
                <text:p>343900</text:p>
              </table:table-cell>
              <table:table-cell office:value-type="float" office:value="351734">
                <text:p>351734</text:p>
              </table:table-cell>
              <table:table-cell office:value-type="float" office:value="331855">
                <text:p>3318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3901">
                <text:p>343901</text:p>
              </table:table-cell>
              <table:table-cell office:value-type="float" office:value="351735">
                <text:p>351735</text:p>
              </table:table-cell>
              <table:table-cell office:value-type="float" office:value="331855">
                <text:p>3318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3902">
                <text:p>343902</text:p>
              </table:table-cell>
              <table:table-cell office:value-type="float" office:value="351736">
                <text:p>351736</text:p>
              </table:table-cell>
              <table:table-cell office:value-type="float" office:value="331597">
                <text:p>3315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43903">
                <text:p>343903</text:p>
              </table:table-cell>
              <table:table-cell office:value-type="float" office:value="351737">
                <text:p>351737</text:p>
              </table:table-cell>
              <table:table-cell office:value-type="float" office:value="331597">
                <text:p>3315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3904">
                <text:p>343904</text:p>
              </table:table-cell>
              <table:table-cell office:value-type="float" office:value="351738">
                <text:p>351738</text:p>
              </table:table-cell>
              <table:table-cell office:value-type="float" office:value="331597">
                <text:p>3315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3905">
                <text:p>343905</text:p>
              </table:table-cell>
              <table:table-cell office:value-type="float" office:value="351739">
                <text:p>351739</text:p>
              </table:table-cell>
              <table:table-cell office:value-type="float" office:value="331597">
                <text:p>3315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3906">
                <text:p>343906</text:p>
              </table:table-cell>
              <table:table-cell office:value-type="float" office:value="351740">
                <text:p>351740</text:p>
              </table:table-cell>
              <table:table-cell office:value-type="float" office:value="331597">
                <text:p>3315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3907">
                <text:p>343907</text:p>
              </table:table-cell>
              <table:table-cell office:value-type="float" office:value="351741">
                <text:p>351741</text:p>
              </table:table-cell>
              <table:table-cell office:value-type="float" office:value="331597">
                <text:p>3315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3908">
                <text:p>343908</text:p>
              </table:table-cell>
              <table:table-cell office:value-type="float" office:value="351742">
                <text:p>351742</text:p>
              </table:table-cell>
              <table:table-cell office:value-type="float" office:value="331597">
                <text:p>3315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3909">
                <text:p>343909</text:p>
              </table:table-cell>
              <table:table-cell office:value-type="float" office:value="351743">
                <text:p>351743</text:p>
              </table:table-cell>
              <table:table-cell office:value-type="float" office:value="331551">
                <text:p>3315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3910">
                <text:p>343910</text:p>
              </table:table-cell>
              <table:table-cell office:value-type="float" office:value="351744">
                <text:p>351744</text:p>
              </table:table-cell>
              <table:table-cell office:value-type="float" office:value="331551">
                <text:p>3315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3911">
                <text:p>343911</text:p>
              </table:table-cell>
              <table:table-cell office:value-type="float" office:value="351745">
                <text:p>351745</text:p>
              </table:table-cell>
              <table:table-cell office:value-type="float" office:value="331433">
                <text:p>3314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3912">
                <text:p>343912</text:p>
              </table:table-cell>
              <table:table-cell office:value-type="float" office:value="351746">
                <text:p>351746</text:p>
              </table:table-cell>
              <table:table-cell office:value-type="float" office:value="331433">
                <text:p>3314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3913">
                <text:p>343913</text:p>
              </table:table-cell>
              <table:table-cell office:value-type="float" office:value="351747">
                <text:p>351747</text:p>
              </table:table-cell>
              <table:table-cell office:value-type="float" office:value="331433">
                <text:p>3314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3914">
                <text:p>343914</text:p>
              </table:table-cell>
              <table:table-cell office:value-type="float" office:value="351748">
                <text:p>351748</text:p>
              </table:table-cell>
              <table:table-cell office:value-type="float" office:value="331433">
                <text:p>3314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3915">
                <text:p>343915</text:p>
              </table:table-cell>
              <table:table-cell office:value-type="float" office:value="351749">
                <text:p>351749</text:p>
              </table:table-cell>
              <table:table-cell office:value-type="float" office:value="331433">
                <text:p>3314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3916">
                <text:p>343916</text:p>
              </table:table-cell>
              <table:table-cell office:value-type="float" office:value="351750">
                <text:p>351750</text:p>
              </table:table-cell>
              <table:table-cell office:value-type="float" office:value="331433">
                <text:p>3314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3917">
                <text:p>343917</text:p>
              </table:table-cell>
              <table:table-cell office:value-type="float" office:value="351751">
                <text:p>351751</text:p>
              </table:table-cell>
              <table:table-cell office:value-type="float" office:value="331433">
                <text:p>3314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3918">
                <text:p>343918</text:p>
              </table:table-cell>
              <table:table-cell office:value-type="float" office:value="351752">
                <text:p>351752</text:p>
              </table:table-cell>
              <table:table-cell office:value-type="float" office:value="331028">
                <text:p>3310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3919">
                <text:p>343919</text:p>
              </table:table-cell>
              <table:table-cell office:value-type="float" office:value="351753">
                <text:p>351753</text:p>
              </table:table-cell>
              <table:table-cell office:value-type="float" office:value="331028">
                <text:p>3310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3920">
                <text:p>343920</text:p>
              </table:table-cell>
              <table:table-cell office:value-type="float" office:value="351754">
                <text:p>351754</text:p>
              </table:table-cell>
              <table:table-cell office:value-type="float" office:value="331028">
                <text:p>3310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3921">
                <text:p>343921</text:p>
              </table:table-cell>
              <table:table-cell office:value-type="float" office:value="351755">
                <text:p>351755</text:p>
              </table:table-cell>
              <table:table-cell office:value-type="float" office:value="331028">
                <text:p>3310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3922">
                <text:p>343922</text:p>
              </table:table-cell>
              <table:table-cell office:value-type="float" office:value="351756">
                <text:p>351756</text:p>
              </table:table-cell>
              <table:table-cell office:value-type="float" office:value="331028">
                <text:p>3310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3923">
                <text:p>343923</text:p>
              </table:table-cell>
              <table:table-cell office:value-type="float" office:value="351757">
                <text:p>351757</text:p>
              </table:table-cell>
              <table:table-cell office:value-type="float" office:value="331028">
                <text:p>3310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3924">
                <text:p>343924</text:p>
              </table:table-cell>
              <table:table-cell office:value-type="float" office:value="351758">
                <text:p>351758</text:p>
              </table:table-cell>
              <table:table-cell office:value-type="float" office:value="331028">
                <text:p>3310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3925">
                <text:p>343925</text:p>
              </table:table-cell>
              <table:table-cell office:value-type="float" office:value="351759">
                <text:p>351759</text:p>
              </table:table-cell>
              <table:table-cell office:value-type="float" office:value="330723">
                <text:p>3307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3926">
                <text:p>343926</text:p>
              </table:table-cell>
              <table:table-cell office:value-type="float" office:value="351760">
                <text:p>351760</text:p>
              </table:table-cell>
              <table:table-cell office:value-type="float" office:value="330723">
                <text:p>330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01cm" svg:height="15.401cm" xlink:href="." xlink:type="simple" chart:class="chart:line" chart:style-name="ch1">
        <chart:title svg:x="9.784cm" svg:y="0.444cm" chart:style-name="ch2">
          <text:p>Losowo wygenerowany test</text:p>
        </chart:title>
        <chart:subtitle svg:x="11.861cm" svg:y="1.531cm" chart:style-name="ch3">
          <text:p>N = 75</text:p>
        </chart:subtitle>
        <chart:legend chart:legend-position="end" svg:x="20.957cm" svg:y="6.903cm" style:legend-expansion="high" chart:style-name="ch4"/>
        <chart:plot-area chart:style-name="ch5" chart:data-source-has-labels="both" svg:x="0.95cm" svg:y="2.83cm" svg:width="19.008cm" svg:height="11.843cm">
          <chartooo:coordinate-region svg:x="2.312cm" svg:y="3.029cm" svg:width="17.564cm" svg:height="10.997cm"/>
          <chart:axis chart:dimension="x" chart:name="primary-x" chart:style-name="ch6" chartooo:axis-type="text">
            <chart:categories table:cell-range-address="local-table.$A$2:.$A$4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42" chart:label-cell-address="local-table.$B$1" chart:class="chart:line">
            <chart:data-point chart:repeated="441"/>
          </chart:series>
          <chart:series chart:style-name="ch10" chart:values-cell-range-address="local-table.$C$2:.$C$442" chart:label-cell-address="local-table.$C$1" chart:class="chart:line">
            <chart:data-point chart:repeated="441"/>
          </chart:series>
          <chart:series chart:style-name="ch11" chart:values-cell-range-address="local-table.$D$2:.$D$442" chart:label-cell-address="local-table.$D$1" chart:class="chart:line">
            <chart:data-point chart:repeated="4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jbliższy sąsiad</text:p>
              </table:table-cell>
              <table:table-cell office:value-type="string">
                <text:p>Najbliższe trójki</text:p>
              </table:table-cell>
              <table:table-cell office:value-type="string">
                <text:p>Alg. Ewolucyj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3903">
                <text:p>353903</text:p>
              </table:table-cell>
              <table:table-cell office:value-type="float" office:value="395401">
                <text:p>395401</text:p>
              </table:table-cell>
              <table:table-cell office:value-type="float" office:value="471656">
                <text:p>4716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904">
                <text:p>353904</text:p>
              </table:table-cell>
              <table:table-cell office:value-type="float" office:value="395402">
                <text:p>395402</text:p>
              </table:table-cell>
              <table:table-cell office:value-type="float" office:value="471262">
                <text:p>471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3905">
                <text:p>353905</text:p>
              </table:table-cell>
              <table:table-cell office:value-type="float" office:value="395403">
                <text:p>395403</text:p>
              </table:table-cell>
              <table:table-cell office:value-type="float" office:value="469070">
                <text:p>469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906">
                <text:p>353906</text:p>
              </table:table-cell>
              <table:table-cell office:value-type="float" office:value="395404">
                <text:p>395404</text:p>
              </table:table-cell>
              <table:table-cell office:value-type="float" office:value="464254">
                <text:p>464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3907">
                <text:p>353907</text:p>
              </table:table-cell>
              <table:table-cell office:value-type="float" office:value="395405">
                <text:p>395405</text:p>
              </table:table-cell>
              <table:table-cell office:value-type="float" office:value="460241">
                <text:p>460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3908">
                <text:p>353908</text:p>
              </table:table-cell>
              <table:table-cell office:value-type="float" office:value="395406">
                <text:p>395406</text:p>
              </table:table-cell>
              <table:table-cell office:value-type="float" office:value="460241">
                <text:p>460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3909">
                <text:p>353909</text:p>
              </table:table-cell>
              <table:table-cell office:value-type="float" office:value="395407">
                <text:p>395407</text:p>
              </table:table-cell>
              <table:table-cell office:value-type="float" office:value="458144">
                <text:p>458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3910">
                <text:p>353910</text:p>
              </table:table-cell>
              <table:table-cell office:value-type="float" office:value="395408">
                <text:p>395408</text:p>
              </table:table-cell>
              <table:table-cell office:value-type="float" office:value="456326">
                <text:p>456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3911">
                <text:p>353911</text:p>
              </table:table-cell>
              <table:table-cell office:value-type="float" office:value="395409">
                <text:p>395409</text:p>
              </table:table-cell>
              <table:table-cell office:value-type="float" office:value="451297">
                <text:p>451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12">
                <text:p>353912</text:p>
              </table:table-cell>
              <table:table-cell office:value-type="float" office:value="395410">
                <text:p>395410</text:p>
              </table:table-cell>
              <table:table-cell office:value-type="float" office:value="449328">
                <text:p>449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913">
                <text:p>353913</text:p>
              </table:table-cell>
              <table:table-cell office:value-type="float" office:value="395411">
                <text:p>395411</text:p>
              </table:table-cell>
              <table:table-cell office:value-type="float" office:value="447271">
                <text:p>44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3914">
                <text:p>353914</text:p>
              </table:table-cell>
              <table:table-cell office:value-type="float" office:value="395412">
                <text:p>395412</text:p>
              </table:table-cell>
              <table:table-cell office:value-type="float" office:value="446068">
                <text:p>446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3915">
                <text:p>353915</text:p>
              </table:table-cell>
              <table:table-cell office:value-type="float" office:value="395413">
                <text:p>395413</text:p>
              </table:table-cell>
              <table:table-cell office:value-type="float" office:value="443141">
                <text:p>443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3916">
                <text:p>353916</text:p>
              </table:table-cell>
              <table:table-cell office:value-type="float" office:value="395414">
                <text:p>395414</text:p>
              </table:table-cell>
              <table:table-cell office:value-type="float" office:value="441747">
                <text:p>441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917">
                <text:p>353917</text:p>
              </table:table-cell>
              <table:table-cell office:value-type="float" office:value="395415">
                <text:p>395415</text:p>
              </table:table-cell>
              <table:table-cell office:value-type="float" office:value="441747">
                <text:p>441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918">
                <text:p>353918</text:p>
              </table:table-cell>
              <table:table-cell office:value-type="float" office:value="395416">
                <text:p>395416</text:p>
              </table:table-cell>
              <table:table-cell office:value-type="float" office:value="439442">
                <text:p>439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3919">
                <text:p>353919</text:p>
              </table:table-cell>
              <table:table-cell office:value-type="float" office:value="395417">
                <text:p>395417</text:p>
              </table:table-cell>
              <table:table-cell office:value-type="float" office:value="438818">
                <text:p>438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3920">
                <text:p>353920</text:p>
              </table:table-cell>
              <table:table-cell office:value-type="float" office:value="395418">
                <text:p>395418</text:p>
              </table:table-cell>
              <table:table-cell office:value-type="float" office:value="437427">
                <text:p>437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3921">
                <text:p>353921</text:p>
              </table:table-cell>
              <table:table-cell office:value-type="float" office:value="395419">
                <text:p>395419</text:p>
              </table:table-cell>
              <table:table-cell office:value-type="float" office:value="431090">
                <text:p>4310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922">
                <text:p>353922</text:p>
              </table:table-cell>
              <table:table-cell office:value-type="float" office:value="395420">
                <text:p>395420</text:p>
              </table:table-cell>
              <table:table-cell office:value-type="float" office:value="431090">
                <text:p>4310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3923">
                <text:p>353923</text:p>
              </table:table-cell>
              <table:table-cell office:value-type="float" office:value="395421">
                <text:p>395421</text:p>
              </table:table-cell>
              <table:table-cell office:value-type="float" office:value="429536">
                <text:p>429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3924">
                <text:p>353924</text:p>
              </table:table-cell>
              <table:table-cell office:value-type="float" office:value="395422">
                <text:p>395422</text:p>
              </table:table-cell>
              <table:table-cell office:value-type="float" office:value="422353">
                <text:p>422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925">
                <text:p>353925</text:p>
              </table:table-cell>
              <table:table-cell office:value-type="float" office:value="395423">
                <text:p>395423</text:p>
              </table:table-cell>
              <table:table-cell office:value-type="float" office:value="422353">
                <text:p>422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3926">
                <text:p>353926</text:p>
              </table:table-cell>
              <table:table-cell office:value-type="float" office:value="395424">
                <text:p>395424</text:p>
              </table:table-cell>
              <table:table-cell office:value-type="float" office:value="422353">
                <text:p>422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3927">
                <text:p>353927</text:p>
              </table:table-cell>
              <table:table-cell office:value-type="float" office:value="395425">
                <text:p>395425</text:p>
              </table:table-cell>
              <table:table-cell office:value-type="float" office:value="422353">
                <text:p>422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3928">
                <text:p>353928</text:p>
              </table:table-cell>
              <table:table-cell office:value-type="float" office:value="395426">
                <text:p>395426</text:p>
              </table:table-cell>
              <table:table-cell office:value-type="float" office:value="421353">
                <text:p>421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3929">
                <text:p>353929</text:p>
              </table:table-cell>
              <table:table-cell office:value-type="float" office:value="395427">
                <text:p>395427</text:p>
              </table:table-cell>
              <table:table-cell office:value-type="float" office:value="420512">
                <text:p>420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3930">
                <text:p>353930</text:p>
              </table:table-cell>
              <table:table-cell office:value-type="float" office:value="395428">
                <text:p>395428</text:p>
              </table:table-cell>
              <table:table-cell office:value-type="float" office:value="420512">
                <text:p>4205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3931">
                <text:p>353931</text:p>
              </table:table-cell>
              <table:table-cell office:value-type="float" office:value="395429">
                <text:p>395429</text:p>
              </table:table-cell>
              <table:table-cell office:value-type="float" office:value="419697">
                <text:p>419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932">
                <text:p>353932</text:p>
              </table:table-cell>
              <table:table-cell office:value-type="float" office:value="395430">
                <text:p>395430</text:p>
              </table:table-cell>
              <table:table-cell office:value-type="float" office:value="419521">
                <text:p>419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933">
                <text:p>353933</text:p>
              </table:table-cell>
              <table:table-cell office:value-type="float" office:value="395431">
                <text:p>395431</text:p>
              </table:table-cell>
              <table:table-cell office:value-type="float" office:value="419518">
                <text:p>419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3934">
                <text:p>353934</text:p>
              </table:table-cell>
              <table:table-cell office:value-type="float" office:value="395432">
                <text:p>395432</text:p>
              </table:table-cell>
              <table:table-cell office:value-type="float" office:value="419518">
                <text:p>419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935">
                <text:p>353935</text:p>
              </table:table-cell>
              <table:table-cell office:value-type="float" office:value="395433">
                <text:p>395433</text:p>
              </table:table-cell>
              <table:table-cell office:value-type="float" office:value="410343">
                <text:p>410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3936">
                <text:p>353936</text:p>
              </table:table-cell>
              <table:table-cell office:value-type="float" office:value="395434">
                <text:p>395434</text:p>
              </table:table-cell>
              <table:table-cell office:value-type="float" office:value="410343">
                <text:p>410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3937">
                <text:p>353937</text:p>
              </table:table-cell>
              <table:table-cell office:value-type="float" office:value="395435">
                <text:p>395435</text:p>
              </table:table-cell>
              <table:table-cell office:value-type="float" office:value="410343">
                <text:p>410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3938">
                <text:p>353938</text:p>
              </table:table-cell>
              <table:table-cell office:value-type="float" office:value="395436">
                <text:p>395436</text:p>
              </table:table-cell>
              <table:table-cell office:value-type="float" office:value="410309">
                <text:p>410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939">
                <text:p>353939</text:p>
              </table:table-cell>
              <table:table-cell office:value-type="float" office:value="395437">
                <text:p>395437</text:p>
              </table:table-cell>
              <table:table-cell office:value-type="float" office:value="409635">
                <text:p>409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940">
                <text:p>353940</text:p>
              </table:table-cell>
              <table:table-cell office:value-type="float" office:value="395438">
                <text:p>395438</text:p>
              </table:table-cell>
              <table:table-cell office:value-type="float" office:value="407951">
                <text:p>407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3941">
                <text:p>353941</text:p>
              </table:table-cell>
              <table:table-cell office:value-type="float" office:value="395439">
                <text:p>395439</text:p>
              </table:table-cell>
              <table:table-cell office:value-type="float" office:value="406370">
                <text:p>4063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3942">
                <text:p>353942</text:p>
              </table:table-cell>
              <table:table-cell office:value-type="float" office:value="395440">
                <text:p>395440</text:p>
              </table:table-cell>
              <table:table-cell office:value-type="float" office:value="404377">
                <text:p>404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3943">
                <text:p>353943</text:p>
              </table:table-cell>
              <table:table-cell office:value-type="float" office:value="395441">
                <text:p>395441</text:p>
              </table:table-cell>
              <table:table-cell office:value-type="float" office:value="404377">
                <text:p>404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3944">
                <text:p>353944</text:p>
              </table:table-cell>
              <table:table-cell office:value-type="float" office:value="395442">
                <text:p>395442</text:p>
              </table:table-cell>
              <table:table-cell office:value-type="float" office:value="401668">
                <text:p>401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3945">
                <text:p>353945</text:p>
              </table:table-cell>
              <table:table-cell office:value-type="float" office:value="395443">
                <text:p>395443</text:p>
              </table:table-cell>
              <table:table-cell office:value-type="float" office:value="401668">
                <text:p>401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3946">
                <text:p>353946</text:p>
              </table:table-cell>
              <table:table-cell office:value-type="float" office:value="395444">
                <text:p>395444</text:p>
              </table:table-cell>
              <table:table-cell office:value-type="float" office:value="399842">
                <text:p>399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3947">
                <text:p>353947</text:p>
              </table:table-cell>
              <table:table-cell office:value-type="float" office:value="395445">
                <text:p>395445</text:p>
              </table:table-cell>
              <table:table-cell office:value-type="float" office:value="399842">
                <text:p>399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3948">
                <text:p>353948</text:p>
              </table:table-cell>
              <table:table-cell office:value-type="float" office:value="395446">
                <text:p>395446</text:p>
              </table:table-cell>
              <table:table-cell office:value-type="float" office:value="399494">
                <text:p>399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3949">
                <text:p>353949</text:p>
              </table:table-cell>
              <table:table-cell office:value-type="float" office:value="395447">
                <text:p>395447</text:p>
              </table:table-cell>
              <table:table-cell office:value-type="float" office:value="399238">
                <text:p>399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3950">
                <text:p>353950</text:p>
              </table:table-cell>
              <table:table-cell office:value-type="float" office:value="395448">
                <text:p>395448</text:p>
              </table:table-cell>
              <table:table-cell office:value-type="float" office:value="398055">
                <text:p>398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3951">
                <text:p>353951</text:p>
              </table:table-cell>
              <table:table-cell office:value-type="float" office:value="395449">
                <text:p>395449</text:p>
              </table:table-cell>
              <table:table-cell office:value-type="float" office:value="398055">
                <text:p>398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3952">
                <text:p>353952</text:p>
              </table:table-cell>
              <table:table-cell office:value-type="float" office:value="395450">
                <text:p>395450</text:p>
              </table:table-cell>
              <table:table-cell office:value-type="float" office:value="398038">
                <text:p>398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3953">
                <text:p>353953</text:p>
              </table:table-cell>
              <table:table-cell office:value-type="float" office:value="395451">
                <text:p>395451</text:p>
              </table:table-cell>
              <table:table-cell office:value-type="float" office:value="398038">
                <text:p>398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3954">
                <text:p>353954</text:p>
              </table:table-cell>
              <table:table-cell office:value-type="float" office:value="395452">
                <text:p>395452</text:p>
              </table:table-cell>
              <table:table-cell office:value-type="float" office:value="395691">
                <text:p>395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3955">
                <text:p>353955</text:p>
              </table:table-cell>
              <table:table-cell office:value-type="float" office:value="395453">
                <text:p>395453</text:p>
              </table:table-cell>
              <table:table-cell office:value-type="float" office:value="395691">
                <text:p>395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956">
                <text:p>353956</text:p>
              </table:table-cell>
              <table:table-cell office:value-type="float" office:value="395454">
                <text:p>395454</text:p>
              </table:table-cell>
              <table:table-cell office:value-type="float" office:value="395691">
                <text:p>395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3957">
                <text:p>353957</text:p>
              </table:table-cell>
              <table:table-cell office:value-type="float" office:value="395455">
                <text:p>395455</text:p>
              </table:table-cell>
              <table:table-cell office:value-type="float" office:value="392909">
                <text:p>392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3958">
                <text:p>353958</text:p>
              </table:table-cell>
              <table:table-cell office:value-type="float" office:value="395456">
                <text:p>395456</text:p>
              </table:table-cell>
              <table:table-cell office:value-type="float" office:value="392909">
                <text:p>392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3959">
                <text:p>353959</text:p>
              </table:table-cell>
              <table:table-cell office:value-type="float" office:value="395457">
                <text:p>395457</text:p>
              </table:table-cell>
              <table:table-cell office:value-type="float" office:value="392909">
                <text:p>3929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3960">
                <text:p>353960</text:p>
              </table:table-cell>
              <table:table-cell office:value-type="float" office:value="395458">
                <text:p>395458</text:p>
              </table:table-cell>
              <table:table-cell office:value-type="float" office:value="392909">
                <text:p>3929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3961">
                <text:p>353961</text:p>
              </table:table-cell>
              <table:table-cell office:value-type="float" office:value="395459">
                <text:p>395459</text:p>
              </table:table-cell>
              <table:table-cell office:value-type="float" office:value="392871">
                <text:p>392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3962">
                <text:p>353962</text:p>
              </table:table-cell>
              <table:table-cell office:value-type="float" office:value="395460">
                <text:p>395460</text:p>
              </table:table-cell>
              <table:table-cell office:value-type="float" office:value="392871">
                <text:p>39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963">
                <text:p>353963</text:p>
              </table:table-cell>
              <table:table-cell office:value-type="float" office:value="395461">
                <text:p>395461</text:p>
              </table:table-cell>
              <table:table-cell office:value-type="float" office:value="389787">
                <text:p>3897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3964">
                <text:p>353964</text:p>
              </table:table-cell>
              <table:table-cell office:value-type="float" office:value="395462">
                <text:p>395462</text:p>
              </table:table-cell>
              <table:table-cell office:value-type="float" office:value="389787">
                <text:p>3897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3965">
                <text:p>353965</text:p>
              </table:table-cell>
              <table:table-cell office:value-type="float" office:value="395463">
                <text:p>395463</text:p>
              </table:table-cell>
              <table:table-cell office:value-type="float" office:value="389258">
                <text:p>389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966">
                <text:p>353966</text:p>
              </table:table-cell>
              <table:table-cell office:value-type="float" office:value="395464">
                <text:p>395464</text:p>
              </table:table-cell>
              <table:table-cell office:value-type="float" office:value="389258">
                <text:p>389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3967">
                <text:p>353967</text:p>
              </table:table-cell>
              <table:table-cell office:value-type="float" office:value="395465">
                <text:p>395465</text:p>
              </table:table-cell>
              <table:table-cell office:value-type="float" office:value="389161">
                <text:p>389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3968">
                <text:p>353968</text:p>
              </table:table-cell>
              <table:table-cell office:value-type="float" office:value="395466">
                <text:p>395466</text:p>
              </table:table-cell>
              <table:table-cell office:value-type="float" office:value="389161">
                <text:p>389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969">
                <text:p>353969</text:p>
              </table:table-cell>
              <table:table-cell office:value-type="float" office:value="395467">
                <text:p>395467</text:p>
              </table:table-cell>
              <table:table-cell office:value-type="float" office:value="388340">
                <text:p>3883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970">
                <text:p>353970</text:p>
              </table:table-cell>
              <table:table-cell office:value-type="float" office:value="395468">
                <text:p>395468</text:p>
              </table:table-cell>
              <table:table-cell office:value-type="float" office:value="388340">
                <text:p>3883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3971">
                <text:p>353971</text:p>
              </table:table-cell>
              <table:table-cell office:value-type="float" office:value="395469">
                <text:p>395469</text:p>
              </table:table-cell>
              <table:table-cell office:value-type="float" office:value="388253">
                <text:p>388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972">
                <text:p>353972</text:p>
              </table:table-cell>
              <table:table-cell office:value-type="float" office:value="395470">
                <text:p>395470</text:p>
              </table:table-cell>
              <table:table-cell office:value-type="float" office:value="387438">
                <text:p>387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3973">
                <text:p>353973</text:p>
              </table:table-cell>
              <table:table-cell office:value-type="float" office:value="395471">
                <text:p>395471</text:p>
              </table:table-cell>
              <table:table-cell office:value-type="float" office:value="387438">
                <text:p>387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3974">
                <text:p>353974</text:p>
              </table:table-cell>
              <table:table-cell office:value-type="float" office:value="395472">
                <text:p>395472</text:p>
              </table:table-cell>
              <table:table-cell office:value-type="float" office:value="387438">
                <text:p>387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3975">
                <text:p>353975</text:p>
              </table:table-cell>
              <table:table-cell office:value-type="float" office:value="395473">
                <text:p>395473</text:p>
              </table:table-cell>
              <table:table-cell office:value-type="float" office:value="386194">
                <text:p>386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976">
                <text:p>353976</text:p>
              </table:table-cell>
              <table:table-cell office:value-type="float" office:value="395474">
                <text:p>395474</text:p>
              </table:table-cell>
              <table:table-cell office:value-type="float" office:value="386194">
                <text:p>386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3977">
                <text:p>353977</text:p>
              </table:table-cell>
              <table:table-cell office:value-type="float" office:value="395475">
                <text:p>395475</text:p>
              </table:table-cell>
              <table:table-cell office:value-type="float" office:value="386194">
                <text:p>386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3978">
                <text:p>353978</text:p>
              </table:table-cell>
              <table:table-cell office:value-type="float" office:value="395476">
                <text:p>395476</text:p>
              </table:table-cell>
              <table:table-cell office:value-type="float" office:value="384690">
                <text:p>3846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3979">
                <text:p>353979</text:p>
              </table:table-cell>
              <table:table-cell office:value-type="float" office:value="395477">
                <text:p>395477</text:p>
              </table:table-cell>
              <table:table-cell office:value-type="float" office:value="384690">
                <text:p>3846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3980">
                <text:p>353980</text:p>
              </table:table-cell>
              <table:table-cell office:value-type="float" office:value="395478">
                <text:p>395478</text:p>
              </table:table-cell>
              <table:table-cell office:value-type="float" office:value="383832">
                <text:p>3838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3981">
                <text:p>353981</text:p>
              </table:table-cell>
              <table:table-cell office:value-type="float" office:value="395479">
                <text:p>395479</text:p>
              </table:table-cell>
              <table:table-cell office:value-type="float" office:value="383503">
                <text:p>383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3982">
                <text:p>353982</text:p>
              </table:table-cell>
              <table:table-cell office:value-type="float" office:value="395480">
                <text:p>395480</text:p>
              </table:table-cell>
              <table:table-cell office:value-type="float" office:value="383503">
                <text:p>3835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3983">
                <text:p>353983</text:p>
              </table:table-cell>
              <table:table-cell office:value-type="float" office:value="395481">
                <text:p>395481</text:p>
              </table:table-cell>
              <table:table-cell office:value-type="float" office:value="382233">
                <text:p>382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3984">
                <text:p>353984</text:p>
              </table:table-cell>
              <table:table-cell office:value-type="float" office:value="395482">
                <text:p>395482</text:p>
              </table:table-cell>
              <table:table-cell office:value-type="float" office:value="382233">
                <text:p>382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3985">
                <text:p>353985</text:p>
              </table:table-cell>
              <table:table-cell office:value-type="float" office:value="395483">
                <text:p>395483</text:p>
              </table:table-cell>
              <table:table-cell office:value-type="float" office:value="382145">
                <text:p>382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3986">
                <text:p>353986</text:p>
              </table:table-cell>
              <table:table-cell office:value-type="float" office:value="395484">
                <text:p>395484</text:p>
              </table:table-cell>
              <table:table-cell office:value-type="float" office:value="379462">
                <text:p>379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3987">
                <text:p>353987</text:p>
              </table:table-cell>
              <table:table-cell office:value-type="float" office:value="395485">
                <text:p>395485</text:p>
              </table:table-cell>
              <table:table-cell office:value-type="float" office:value="379462">
                <text:p>379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3988">
                <text:p>353988</text:p>
              </table:table-cell>
              <table:table-cell office:value-type="float" office:value="395486">
                <text:p>395486</text:p>
              </table:table-cell>
              <table:table-cell office:value-type="float" office:value="379462">
                <text:p>3794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3989">
                <text:p>353989</text:p>
              </table:table-cell>
              <table:table-cell office:value-type="float" office:value="395487">
                <text:p>395487</text:p>
              </table:table-cell>
              <table:table-cell office:value-type="float" office:value="379462">
                <text:p>379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3990">
                <text:p>353990</text:p>
              </table:table-cell>
              <table:table-cell office:value-type="float" office:value="395488">
                <text:p>395488</text:p>
              </table:table-cell>
              <table:table-cell office:value-type="float" office:value="379462">
                <text:p>379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3991">
                <text:p>353991</text:p>
              </table:table-cell>
              <table:table-cell office:value-type="float" office:value="395489">
                <text:p>395489</text:p>
              </table:table-cell>
              <table:table-cell office:value-type="float" office:value="377616">
                <text:p>377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3992">
                <text:p>353992</text:p>
              </table:table-cell>
              <table:table-cell office:value-type="float" office:value="395490">
                <text:p>395490</text:p>
              </table:table-cell>
              <table:table-cell office:value-type="float" office:value="377616">
                <text:p>377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3993">
                <text:p>353993</text:p>
              </table:table-cell>
              <table:table-cell office:value-type="float" office:value="395491">
                <text:p>395491</text:p>
              </table:table-cell>
              <table:table-cell office:value-type="float" office:value="377463">
                <text:p>377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3994">
                <text:p>353994</text:p>
              </table:table-cell>
              <table:table-cell office:value-type="float" office:value="395492">
                <text:p>395492</text:p>
              </table:table-cell>
              <table:table-cell office:value-type="float" office:value="377463">
                <text:p>3774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3995">
                <text:p>353995</text:p>
              </table:table-cell>
              <table:table-cell office:value-type="float" office:value="395493">
                <text:p>395493</text:p>
              </table:table-cell>
              <table:table-cell office:value-type="float" office:value="376942">
                <text:p>376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3996">
                <text:p>353996</text:p>
              </table:table-cell>
              <table:table-cell office:value-type="float" office:value="395494">
                <text:p>395494</text:p>
              </table:table-cell>
              <table:table-cell office:value-type="float" office:value="375727">
                <text:p>3757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3997">
                <text:p>353997</text:p>
              </table:table-cell>
              <table:table-cell office:value-type="float" office:value="395495">
                <text:p>395495</text:p>
              </table:table-cell>
              <table:table-cell office:value-type="float" office:value="375727">
                <text:p>375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3998">
                <text:p>353998</text:p>
              </table:table-cell>
              <table:table-cell office:value-type="float" office:value="395496">
                <text:p>395496</text:p>
              </table:table-cell>
              <table:table-cell office:value-type="float" office:value="375727">
                <text:p>3757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3999">
                <text:p>353999</text:p>
              </table:table-cell>
              <table:table-cell office:value-type="float" office:value="395497">
                <text:p>395497</text:p>
              </table:table-cell>
              <table:table-cell office:value-type="float" office:value="375727">
                <text:p>375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4000">
                <text:p>354000</text:p>
              </table:table-cell>
              <table:table-cell office:value-type="float" office:value="395498">
                <text:p>395498</text:p>
              </table:table-cell>
              <table:table-cell office:value-type="float" office:value="375727">
                <text:p>375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4001">
                <text:p>354001</text:p>
              </table:table-cell>
              <table:table-cell office:value-type="float" office:value="395499">
                <text:p>395499</text:p>
              </table:table-cell>
              <table:table-cell office:value-type="float" office:value="375727">
                <text:p>375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4002">
                <text:p>354002</text:p>
              </table:table-cell>
              <table:table-cell office:value-type="float" office:value="395500">
                <text:p>395500</text:p>
              </table:table-cell>
              <table:table-cell office:value-type="float" office:value="374342">
                <text:p>374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4003">
                <text:p>354003</text:p>
              </table:table-cell>
              <table:table-cell office:value-type="float" office:value="395501">
                <text:p>395501</text:p>
              </table:table-cell>
              <table:table-cell office:value-type="float" office:value="374342">
                <text:p>3743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4004">
                <text:p>354004</text:p>
              </table:table-cell>
              <table:table-cell office:value-type="float" office:value="395502">
                <text:p>395502</text:p>
              </table:table-cell>
              <table:table-cell office:value-type="float" office:value="372134">
                <text:p>372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4005">
                <text:p>354005</text:p>
              </table:table-cell>
              <table:table-cell office:value-type="float" office:value="395503">
                <text:p>395503</text:p>
              </table:table-cell>
              <table:table-cell office:value-type="float" office:value="372134">
                <text:p>372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4006">
                <text:p>354006</text:p>
              </table:table-cell>
              <table:table-cell office:value-type="float" office:value="395504">
                <text:p>395504</text:p>
              </table:table-cell>
              <table:table-cell office:value-type="float" office:value="372134">
                <text:p>3721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4007">
                <text:p>354007</text:p>
              </table:table-cell>
              <table:table-cell office:value-type="float" office:value="395505">
                <text:p>395505</text:p>
              </table:table-cell>
              <table:table-cell office:value-type="float" office:value="371318">
                <text:p>371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4008">
                <text:p>354008</text:p>
              </table:table-cell>
              <table:table-cell office:value-type="float" office:value="395506">
                <text:p>395506</text:p>
              </table:table-cell>
              <table:table-cell office:value-type="float" office:value="371318">
                <text:p>371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4009">
                <text:p>354009</text:p>
              </table:table-cell>
              <table:table-cell office:value-type="float" office:value="395507">
                <text:p>395507</text:p>
              </table:table-cell>
              <table:table-cell office:value-type="float" office:value="370639">
                <text:p>370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010">
                <text:p>354010</text:p>
              </table:table-cell>
              <table:table-cell office:value-type="float" office:value="395508">
                <text:p>395508</text:p>
              </table:table-cell>
              <table:table-cell office:value-type="float" office:value="369110">
                <text:p>369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011">
                <text:p>354011</text:p>
              </table:table-cell>
              <table:table-cell office:value-type="float" office:value="395509">
                <text:p>395509</text:p>
              </table:table-cell>
              <table:table-cell office:value-type="float" office:value="369110">
                <text:p>369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4012">
                <text:p>354012</text:p>
              </table:table-cell>
              <table:table-cell office:value-type="float" office:value="395510">
                <text:p>395510</text:p>
              </table:table-cell>
              <table:table-cell office:value-type="float" office:value="369110">
                <text:p>369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4013">
                <text:p>354013</text:p>
              </table:table-cell>
              <table:table-cell office:value-type="float" office:value="395511">
                <text:p>395511</text:p>
              </table:table-cell>
              <table:table-cell office:value-type="float" office:value="369110">
                <text:p>3691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4014">
                <text:p>354014</text:p>
              </table:table-cell>
              <table:table-cell office:value-type="float" office:value="395512">
                <text:p>395512</text:p>
              </table:table-cell>
              <table:table-cell office:value-type="float" office:value="368435">
                <text:p>368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4015">
                <text:p>354015</text:p>
              </table:table-cell>
              <table:table-cell office:value-type="float" office:value="395513">
                <text:p>395513</text:p>
              </table:table-cell>
              <table:table-cell office:value-type="float" office:value="368435">
                <text:p>368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4016">
                <text:p>354016</text:p>
              </table:table-cell>
              <table:table-cell office:value-type="float" office:value="395514">
                <text:p>395514</text:p>
              </table:table-cell>
              <table:table-cell office:value-type="float" office:value="368435">
                <text:p>3684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4017">
                <text:p>354017</text:p>
              </table:table-cell>
              <table:table-cell office:value-type="float" office:value="395515">
                <text:p>395515</text:p>
              </table:table-cell>
              <table:table-cell office:value-type="float" office:value="368059">
                <text:p>368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4018">
                <text:p>354018</text:p>
              </table:table-cell>
              <table:table-cell office:value-type="float" office:value="395516">
                <text:p>395516</text:p>
              </table:table-cell>
              <table:table-cell office:value-type="float" office:value="368059">
                <text:p>3680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4019">
                <text:p>354019</text:p>
              </table:table-cell>
              <table:table-cell office:value-type="float" office:value="395517">
                <text:p>395517</text:p>
              </table:table-cell>
              <table:table-cell office:value-type="float" office:value="365810">
                <text:p>3658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4020">
                <text:p>354020</text:p>
              </table:table-cell>
              <table:table-cell office:value-type="float" office:value="395518">
                <text:p>395518</text:p>
              </table:table-cell>
              <table:table-cell office:value-type="float" office:value="365810">
                <text:p>3658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4021">
                <text:p>354021</text:p>
              </table:table-cell>
              <table:table-cell office:value-type="float" office:value="395519">
                <text:p>395519</text:p>
              </table:table-cell>
              <table:table-cell office:value-type="float" office:value="365810">
                <text:p>3658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2">
                <text:p>354022</text:p>
              </table:table-cell>
              <table:table-cell office:value-type="float" office:value="395520">
                <text:p>395520</text:p>
              </table:table-cell>
              <table:table-cell office:value-type="float" office:value="365810">
                <text:p>3658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4023">
                <text:p>354023</text:p>
              </table:table-cell>
              <table:table-cell office:value-type="float" office:value="395521">
                <text:p>395521</text:p>
              </table:table-cell>
              <table:table-cell office:value-type="float" office:value="365810">
                <text:p>3658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4024">
                <text:p>354024</text:p>
              </table:table-cell>
              <table:table-cell office:value-type="float" office:value="395522">
                <text:p>395522</text:p>
              </table:table-cell>
              <table:table-cell office:value-type="float" office:value="365158">
                <text:p>3651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4025">
                <text:p>354025</text:p>
              </table:table-cell>
              <table:table-cell office:value-type="float" office:value="395523">
                <text:p>395523</text:p>
              </table:table-cell>
              <table:table-cell office:value-type="float" office:value="365158">
                <text:p>3651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4026">
                <text:p>354026</text:p>
              </table:table-cell>
              <table:table-cell office:value-type="float" office:value="395524">
                <text:p>395524</text:p>
              </table:table-cell>
              <table:table-cell office:value-type="float" office:value="363961">
                <text:p>3639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4027">
                <text:p>354027</text:p>
              </table:table-cell>
              <table:table-cell office:value-type="float" office:value="395525">
                <text:p>395525</text:p>
              </table:table-cell>
              <table:table-cell office:value-type="float" office:value="363961">
                <text:p>3639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4028">
                <text:p>354028</text:p>
              </table:table-cell>
              <table:table-cell office:value-type="float" office:value="395526">
                <text:p>395526</text:p>
              </table:table-cell>
              <table:table-cell office:value-type="float" office:value="363961">
                <text:p>3639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4029">
                <text:p>354029</text:p>
              </table:table-cell>
              <table:table-cell office:value-type="float" office:value="395527">
                <text:p>395527</text:p>
              </table:table-cell>
              <table:table-cell office:value-type="float" office:value="363116">
                <text:p>363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4030">
                <text:p>354030</text:p>
              </table:table-cell>
              <table:table-cell office:value-type="float" office:value="395528">
                <text:p>395528</text:p>
              </table:table-cell>
              <table:table-cell office:value-type="float" office:value="361822">
                <text:p>3618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4031">
                <text:p>354031</text:p>
              </table:table-cell>
              <table:table-cell office:value-type="float" office:value="395529">
                <text:p>395529</text:p>
              </table:table-cell>
              <table:table-cell office:value-type="float" office:value="361822">
                <text:p>3618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032">
                <text:p>354032</text:p>
              </table:table-cell>
              <table:table-cell office:value-type="float" office:value="395530">
                <text:p>395530</text:p>
              </table:table-cell>
              <table:table-cell office:value-type="float" office:value="361822">
                <text:p>3618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4033">
                <text:p>354033</text:p>
              </table:table-cell>
              <table:table-cell office:value-type="float" office:value="395531">
                <text:p>395531</text:p>
              </table:table-cell>
              <table:table-cell office:value-type="float" office:value="361822">
                <text:p>3618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4034">
                <text:p>354034</text:p>
              </table:table-cell>
              <table:table-cell office:value-type="float" office:value="395532">
                <text:p>395532</text:p>
              </table:table-cell>
              <table:table-cell office:value-type="float" office:value="361365">
                <text:p>361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4035">
                <text:p>354035</text:p>
              </table:table-cell>
              <table:table-cell office:value-type="float" office:value="395533">
                <text:p>395533</text:p>
              </table:table-cell>
              <table:table-cell office:value-type="float" office:value="361365">
                <text:p>3613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4036">
                <text:p>354036</text:p>
              </table:table-cell>
              <table:table-cell office:value-type="float" office:value="395534">
                <text:p>395534</text:p>
              </table:table-cell>
              <table:table-cell office:value-type="float" office:value="360731">
                <text:p>3607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4037">
                <text:p>354037</text:p>
              </table:table-cell>
              <table:table-cell office:value-type="float" office:value="395535">
                <text:p>395535</text:p>
              </table:table-cell>
              <table:table-cell office:value-type="float" office:value="360731">
                <text:p>3607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4038">
                <text:p>354038</text:p>
              </table:table-cell>
              <table:table-cell office:value-type="float" office:value="395536">
                <text:p>395536</text:p>
              </table:table-cell>
              <table:table-cell office:value-type="float" office:value="360731">
                <text:p>3607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039">
                <text:p>354039</text:p>
              </table:table-cell>
              <table:table-cell office:value-type="float" office:value="395537">
                <text:p>395537</text:p>
              </table:table-cell>
              <table:table-cell office:value-type="float" office:value="360731">
                <text:p>3607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4040">
                <text:p>354040</text:p>
              </table:table-cell>
              <table:table-cell office:value-type="float" office:value="395538">
                <text:p>395538</text:p>
              </table:table-cell>
              <table:table-cell office:value-type="float" office:value="360731">
                <text:p>3607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4041">
                <text:p>354041</text:p>
              </table:table-cell>
              <table:table-cell office:value-type="float" office:value="395539">
                <text:p>395539</text:p>
              </table:table-cell>
              <table:table-cell office:value-type="float" office:value="360731">
                <text:p>3607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4042">
                <text:p>354042</text:p>
              </table:table-cell>
              <table:table-cell office:value-type="float" office:value="395540">
                <text:p>395540</text:p>
              </table:table-cell>
              <table:table-cell office:value-type="float" office:value="359894">
                <text:p>3598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4043">
                <text:p>354043</text:p>
              </table:table-cell>
              <table:table-cell office:value-type="float" office:value="395541">
                <text:p>395541</text:p>
              </table:table-cell>
              <table:table-cell office:value-type="float" office:value="359894">
                <text:p>359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044">
                <text:p>354044</text:p>
              </table:table-cell>
              <table:table-cell office:value-type="float" office:value="395542">
                <text:p>395542</text:p>
              </table:table-cell>
              <table:table-cell office:value-type="float" office:value="358589">
                <text:p>3585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4045">
                <text:p>354045</text:p>
              </table:table-cell>
              <table:table-cell office:value-type="float" office:value="395543">
                <text:p>395543</text:p>
              </table:table-cell>
              <table:table-cell office:value-type="float" office:value="358589">
                <text:p>358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4046">
                <text:p>354046</text:p>
              </table:table-cell>
              <table:table-cell office:value-type="float" office:value="395544">
                <text:p>395544</text:p>
              </table:table-cell>
              <table:table-cell office:value-type="float" office:value="358589">
                <text:p>3585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4047">
                <text:p>354047</text:p>
              </table:table-cell>
              <table:table-cell office:value-type="float" office:value="395545">
                <text:p>395545</text:p>
              </table:table-cell>
              <table:table-cell office:value-type="float" office:value="358589">
                <text:p>358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4048">
                <text:p>354048</text:p>
              </table:table-cell>
              <table:table-cell office:value-type="float" office:value="395546">
                <text:p>395546</text:p>
              </table:table-cell>
              <table:table-cell office:value-type="float" office:value="358370">
                <text:p>3583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4049">
                <text:p>354049</text:p>
              </table:table-cell>
              <table:table-cell office:value-type="float" office:value="395547">
                <text:p>395547</text:p>
              </table:table-cell>
              <table:table-cell office:value-type="float" office:value="358370">
                <text:p>3583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4050">
                <text:p>354050</text:p>
              </table:table-cell>
              <table:table-cell office:value-type="float" office:value="395548">
                <text:p>395548</text:p>
              </table:table-cell>
              <table:table-cell office:value-type="float" office:value="358370">
                <text:p>3583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4051">
                <text:p>354051</text:p>
              </table:table-cell>
              <table:table-cell office:value-type="float" office:value="395549">
                <text:p>395549</text:p>
              </table:table-cell>
              <table:table-cell office:value-type="float" office:value="358370">
                <text:p>3583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4052">
                <text:p>354052</text:p>
              </table:table-cell>
              <table:table-cell office:value-type="float" office:value="395550">
                <text:p>395550</text:p>
              </table:table-cell>
              <table:table-cell office:value-type="float" office:value="358370">
                <text:p>3583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4053">
                <text:p>354053</text:p>
              </table:table-cell>
              <table:table-cell office:value-type="float" office:value="395551">
                <text:p>395551</text:p>
              </table:table-cell>
              <table:table-cell office:value-type="float" office:value="358135">
                <text:p>358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4054">
                <text:p>354054</text:p>
              </table:table-cell>
              <table:table-cell office:value-type="float" office:value="395552">
                <text:p>395552</text:p>
              </table:table-cell>
              <table:table-cell office:value-type="float" office:value="358135">
                <text:p>3581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4055">
                <text:p>354055</text:p>
              </table:table-cell>
              <table:table-cell office:value-type="float" office:value="395553">
                <text:p>395553</text:p>
              </table:table-cell>
              <table:table-cell office:value-type="float" office:value="357218">
                <text:p>357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4056">
                <text:p>354056</text:p>
              </table:table-cell>
              <table:table-cell office:value-type="float" office:value="395554">
                <text:p>395554</text:p>
              </table:table-cell>
              <table:table-cell office:value-type="float" office:value="357218">
                <text:p>3572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4057">
                <text:p>354057</text:p>
              </table:table-cell>
              <table:table-cell office:value-type="float" office:value="395555">
                <text:p>395555</text:p>
              </table:table-cell>
              <table:table-cell office:value-type="float" office:value="357218">
                <text:p>3572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4058">
                <text:p>354058</text:p>
              </table:table-cell>
              <table:table-cell office:value-type="float" office:value="395556">
                <text:p>395556</text:p>
              </table:table-cell>
              <table:table-cell office:value-type="float" office:value="357218">
                <text:p>357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4059">
                <text:p>354059</text:p>
              </table:table-cell>
              <table:table-cell office:value-type="float" office:value="395557">
                <text:p>395557</text:p>
              </table:table-cell>
              <table:table-cell office:value-type="float" office:value="357218">
                <text:p>3572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4060">
                <text:p>354060</text:p>
              </table:table-cell>
              <table:table-cell office:value-type="float" office:value="395558">
                <text:p>395558</text:p>
              </table:table-cell>
              <table:table-cell office:value-type="float" office:value="357218">
                <text:p>3572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4061">
                <text:p>354061</text:p>
              </table:table-cell>
              <table:table-cell office:value-type="float" office:value="395559">
                <text:p>395559</text:p>
              </table:table-cell>
              <table:table-cell office:value-type="float" office:value="356709">
                <text:p>356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4062">
                <text:p>354062</text:p>
              </table:table-cell>
              <table:table-cell office:value-type="float" office:value="395560">
                <text:p>395560</text:p>
              </table:table-cell>
              <table:table-cell office:value-type="float" office:value="355726">
                <text:p>355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4063">
                <text:p>354063</text:p>
              </table:table-cell>
              <table:table-cell office:value-type="float" office:value="395561">
                <text:p>395561</text:p>
              </table:table-cell>
              <table:table-cell office:value-type="float" office:value="355726">
                <text:p>355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4064">
                <text:p>354064</text:p>
              </table:table-cell>
              <table:table-cell office:value-type="float" office:value="395562">
                <text:p>395562</text:p>
              </table:table-cell>
              <table:table-cell office:value-type="float" office:value="355726">
                <text:p>3557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4065">
                <text:p>354065</text:p>
              </table:table-cell>
              <table:table-cell office:value-type="float" office:value="395563">
                <text:p>395563</text:p>
              </table:table-cell>
              <table:table-cell office:value-type="float" office:value="355726">
                <text:p>3557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4066">
                <text:p>354066</text:p>
              </table:table-cell>
              <table:table-cell office:value-type="float" office:value="395564">
                <text:p>395564</text:p>
              </table:table-cell>
              <table:table-cell office:value-type="float" office:value="355090">
                <text:p>3550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4067">
                <text:p>354067</text:p>
              </table:table-cell>
              <table:table-cell office:value-type="float" office:value="395565">
                <text:p>395565</text:p>
              </table:table-cell>
              <table:table-cell office:value-type="float" office:value="354818">
                <text:p>3548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4068">
                <text:p>354068</text:p>
              </table:table-cell>
              <table:table-cell office:value-type="float" office:value="395566">
                <text:p>395566</text:p>
              </table:table-cell>
              <table:table-cell office:value-type="float" office:value="354818">
                <text:p>3548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4069">
                <text:p>354069</text:p>
              </table:table-cell>
              <table:table-cell office:value-type="float" office:value="395567">
                <text:p>395567</text:p>
              </table:table-cell>
              <table:table-cell office:value-type="float" office:value="354818">
                <text:p>3548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4070">
                <text:p>354070</text:p>
              </table:table-cell>
              <table:table-cell office:value-type="float" office:value="395568">
                <text:p>395568</text:p>
              </table:table-cell>
              <table:table-cell office:value-type="float" office:value="354808">
                <text:p>3548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4071">
                <text:p>354071</text:p>
              </table:table-cell>
              <table:table-cell office:value-type="float" office:value="395569">
                <text:p>395569</text:p>
              </table:table-cell>
              <table:table-cell office:value-type="float" office:value="354361">
                <text:p>3543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4072">
                <text:p>354072</text:p>
              </table:table-cell>
              <table:table-cell office:value-type="float" office:value="395570">
                <text:p>395570</text:p>
              </table:table-cell>
              <table:table-cell office:value-type="float" office:value="354361">
                <text:p>3543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4073">
                <text:p>354073</text:p>
              </table:table-cell>
              <table:table-cell office:value-type="float" office:value="395571">
                <text:p>395571</text:p>
              </table:table-cell>
              <table:table-cell office:value-type="float" office:value="354361">
                <text:p>3543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4074">
                <text:p>354074</text:p>
              </table:table-cell>
              <table:table-cell office:value-type="float" office:value="395572">
                <text:p>395572</text:p>
              </table:table-cell>
              <table:table-cell office:value-type="float" office:value="354361">
                <text:p>3543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4075">
                <text:p>354075</text:p>
              </table:table-cell>
              <table:table-cell office:value-type="float" office:value="395573">
                <text:p>395573</text:p>
              </table:table-cell>
              <table:table-cell office:value-type="float" office:value="354361">
                <text:p>3543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4076">
                <text:p>354076</text:p>
              </table:table-cell>
              <table:table-cell office:value-type="float" office:value="395574">
                <text:p>395574</text:p>
              </table:table-cell>
              <table:table-cell office:value-type="float" office:value="354361">
                <text:p>3543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77">
                <text:p>354077</text:p>
              </table:table-cell>
              <table:table-cell office:value-type="float" office:value="395575">
                <text:p>395575</text:p>
              </table:table-cell>
              <table:table-cell office:value-type="float" office:value="354087">
                <text:p>354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4078">
                <text:p>354078</text:p>
              </table:table-cell>
              <table:table-cell office:value-type="float" office:value="395576">
                <text:p>395576</text:p>
              </table:table-cell>
              <table:table-cell office:value-type="float" office:value="353852">
                <text:p>3538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79">
                <text:p>354079</text:p>
              </table:table-cell>
              <table:table-cell office:value-type="float" office:value="395577">
                <text:p>395577</text:p>
              </table:table-cell>
              <table:table-cell office:value-type="float" office:value="353852">
                <text:p>3538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4080">
                <text:p>354080</text:p>
              </table:table-cell>
              <table:table-cell office:value-type="float" office:value="395578">
                <text:p>395578</text:p>
              </table:table-cell>
              <table:table-cell office:value-type="float" office:value="353852">
                <text:p>3538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4081">
                <text:p>354081</text:p>
              </table:table-cell>
              <table:table-cell office:value-type="float" office:value="395579">
                <text:p>395579</text:p>
              </table:table-cell>
              <table:table-cell office:value-type="float" office:value="353751">
                <text:p>3537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4082">
                <text:p>354082</text:p>
              </table:table-cell>
              <table:table-cell office:value-type="float" office:value="395580">
                <text:p>395580</text:p>
              </table:table-cell>
              <table:table-cell office:value-type="float" office:value="353751">
                <text:p>3537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4083">
                <text:p>354083</text:p>
              </table:table-cell>
              <table:table-cell office:value-type="float" office:value="395581">
                <text:p>395581</text:p>
              </table:table-cell>
              <table:table-cell office:value-type="float" office:value="353751">
                <text:p>3537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4084">
                <text:p>354084</text:p>
              </table:table-cell>
              <table:table-cell office:value-type="float" office:value="395582">
                <text:p>395582</text:p>
              </table:table-cell>
              <table:table-cell office:value-type="float" office:value="353040">
                <text:p>3530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4085">
                <text:p>354085</text:p>
              </table:table-cell>
              <table:table-cell office:value-type="float" office:value="395583">
                <text:p>395583</text:p>
              </table:table-cell>
              <table:table-cell office:value-type="float" office:value="353040">
                <text:p>3530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4086">
                <text:p>354086</text:p>
              </table:table-cell>
              <table:table-cell office:value-type="float" office:value="395584">
                <text:p>395584</text:p>
              </table:table-cell>
              <table:table-cell office:value-type="float" office:value="353040">
                <text:p>3530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4087">
                <text:p>354087</text:p>
              </table:table-cell>
              <table:table-cell office:value-type="float" office:value="395585">
                <text:p>395585</text:p>
              </table:table-cell>
              <table:table-cell office:value-type="float" office:value="352896">
                <text:p>3528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4088">
                <text:p>354088</text:p>
              </table:table-cell>
              <table:table-cell office:value-type="float" office:value="395586">
                <text:p>395586</text:p>
              </table:table-cell>
              <table:table-cell office:value-type="float" office:value="352896">
                <text:p>3528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4089">
                <text:p>354089</text:p>
              </table:table-cell>
              <table:table-cell office:value-type="float" office:value="395587">
                <text:p>395587</text:p>
              </table:table-cell>
              <table:table-cell office:value-type="float" office:value="352896">
                <text:p>352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4090">
                <text:p>354090</text:p>
              </table:table-cell>
              <table:table-cell office:value-type="float" office:value="395588">
                <text:p>395588</text:p>
              </table:table-cell>
              <table:table-cell office:value-type="float" office:value="352896">
                <text:p>352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4091">
                <text:p>354091</text:p>
              </table:table-cell>
              <table:table-cell office:value-type="float" office:value="395589">
                <text:p>395589</text:p>
              </table:table-cell>
              <table:table-cell office:value-type="float" office:value="352896">
                <text:p>3528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4092">
                <text:p>354092</text:p>
              </table:table-cell>
              <table:table-cell office:value-type="float" office:value="395590">
                <text:p>395590</text:p>
              </table:table-cell>
              <table:table-cell office:value-type="float" office:value="352896">
                <text:p>3528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4093">
                <text:p>354093</text:p>
              </table:table-cell>
              <table:table-cell office:value-type="float" office:value="395591">
                <text:p>395591</text:p>
              </table:table-cell>
              <table:table-cell office:value-type="float" office:value="352647">
                <text:p>3526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4094">
                <text:p>354094</text:p>
              </table:table-cell>
              <table:table-cell office:value-type="float" office:value="395592">
                <text:p>395592</text:p>
              </table:table-cell>
              <table:table-cell office:value-type="float" office:value="352647">
                <text:p>3526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4095">
                <text:p>354095</text:p>
              </table:table-cell>
              <table:table-cell office:value-type="float" office:value="395593">
                <text:p>395593</text:p>
              </table:table-cell>
              <table:table-cell office:value-type="float" office:value="351404">
                <text:p>3514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4096">
                <text:p>354096</text:p>
              </table:table-cell>
              <table:table-cell office:value-type="float" office:value="395594">
                <text:p>395594</text:p>
              </table:table-cell>
              <table:table-cell office:value-type="float" office:value="351404">
                <text:p>3514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4097">
                <text:p>354097</text:p>
              </table:table-cell>
              <table:table-cell office:value-type="float" office:value="395595">
                <text:p>395595</text:p>
              </table:table-cell>
              <table:table-cell office:value-type="float" office:value="351404">
                <text:p>3514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4098">
                <text:p>354098</text:p>
              </table:table-cell>
              <table:table-cell office:value-type="float" office:value="395596">
                <text:p>395596</text:p>
              </table:table-cell>
              <table:table-cell office:value-type="float" office:value="351404">
                <text:p>3514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4099">
                <text:p>354099</text:p>
              </table:table-cell>
              <table:table-cell office:value-type="float" office:value="395597">
                <text:p>395597</text:p>
              </table:table-cell>
              <table:table-cell office:value-type="float" office:value="351149">
                <text:p>351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4100">
                <text:p>354100</text:p>
              </table:table-cell>
              <table:table-cell office:value-type="float" office:value="395598">
                <text:p>395598</text:p>
              </table:table-cell>
              <table:table-cell office:value-type="float" office:value="351149">
                <text:p>351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4101">
                <text:p>354101</text:p>
              </table:table-cell>
              <table:table-cell office:value-type="float" office:value="395599">
                <text:p>395599</text:p>
              </table:table-cell>
              <table:table-cell office:value-type="float" office:value="351149">
                <text:p>3511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4102">
                <text:p>354102</text:p>
              </table:table-cell>
              <table:table-cell office:value-type="float" office:value="395600">
                <text:p>395600</text:p>
              </table:table-cell>
              <table:table-cell office:value-type="float" office:value="350966">
                <text:p>3509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4103">
                <text:p>354103</text:p>
              </table:table-cell>
              <table:table-cell office:value-type="float" office:value="395601">
                <text:p>395601</text:p>
              </table:table-cell>
              <table:table-cell office:value-type="float" office:value="350966">
                <text:p>3509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4104">
                <text:p>354104</text:p>
              </table:table-cell>
              <table:table-cell office:value-type="float" office:value="395602">
                <text:p>395602</text:p>
              </table:table-cell>
              <table:table-cell office:value-type="float" office:value="350966">
                <text:p>3509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4105">
                <text:p>354105</text:p>
              </table:table-cell>
              <table:table-cell office:value-type="float" office:value="395603">
                <text:p>395603</text:p>
              </table:table-cell>
              <table:table-cell office:value-type="float" office:value="350966">
                <text:p>350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4106">
                <text:p>354106</text:p>
              </table:table-cell>
              <table:table-cell office:value-type="float" office:value="395604">
                <text:p>395604</text:p>
              </table:table-cell>
              <table:table-cell office:value-type="float" office:value="350966">
                <text:p>3509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4107">
                <text:p>354107</text:p>
              </table:table-cell>
              <table:table-cell office:value-type="float" office:value="395605">
                <text:p>395605</text:p>
              </table:table-cell>
              <table:table-cell office:value-type="float" office:value="350875">
                <text:p>350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4108">
                <text:p>354108</text:p>
              </table:table-cell>
              <table:table-cell office:value-type="float" office:value="395606">
                <text:p>395606</text:p>
              </table:table-cell>
              <table:table-cell office:value-type="float" office:value="350875">
                <text:p>350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4109">
                <text:p>354109</text:p>
              </table:table-cell>
              <table:table-cell office:value-type="float" office:value="395607">
                <text:p>395607</text:p>
              </table:table-cell>
              <table:table-cell office:value-type="float" office:value="350689">
                <text:p>3506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4110">
                <text:p>354110</text:p>
              </table:table-cell>
              <table:table-cell office:value-type="float" office:value="395608">
                <text:p>395608</text:p>
              </table:table-cell>
              <table:table-cell office:value-type="float" office:value="350689">
                <text:p>350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4111">
                <text:p>354111</text:p>
              </table:table-cell>
              <table:table-cell office:value-type="float" office:value="395609">
                <text:p>395609</text:p>
              </table:table-cell>
              <table:table-cell office:value-type="float" office:value="350689">
                <text:p>3506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4112">
                <text:p>354112</text:p>
              </table:table-cell>
              <table:table-cell office:value-type="float" office:value="395610">
                <text:p>395610</text:p>
              </table:table-cell>
              <table:table-cell office:value-type="float" office:value="350689">
                <text:p>3506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4113">
                <text:p>354113</text:p>
              </table:table-cell>
              <table:table-cell office:value-type="float" office:value="395611">
                <text:p>395611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4114">
                <text:p>354114</text:p>
              </table:table-cell>
              <table:table-cell office:value-type="float" office:value="395612">
                <text:p>395612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4115">
                <text:p>354115</text:p>
              </table:table-cell>
              <table:table-cell office:value-type="float" office:value="395613">
                <text:p>395613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4116">
                <text:p>354116</text:p>
              </table:table-cell>
              <table:table-cell office:value-type="float" office:value="395614">
                <text:p>395614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4117">
                <text:p>354117</text:p>
              </table:table-cell>
              <table:table-cell office:value-type="float" office:value="395615">
                <text:p>395615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4118">
                <text:p>354118</text:p>
              </table:table-cell>
              <table:table-cell office:value-type="float" office:value="395616">
                <text:p>395616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4119">
                <text:p>354119</text:p>
              </table:table-cell>
              <table:table-cell office:value-type="float" office:value="395617">
                <text:p>395617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4120">
                <text:p>354120</text:p>
              </table:table-cell>
              <table:table-cell office:value-type="float" office:value="395618">
                <text:p>395618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4121">
                <text:p>354121</text:p>
              </table:table-cell>
              <table:table-cell office:value-type="float" office:value="395619">
                <text:p>395619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4122">
                <text:p>354122</text:p>
              </table:table-cell>
              <table:table-cell office:value-type="float" office:value="395620">
                <text:p>395620</text:p>
              </table:table-cell>
              <table:table-cell office:value-type="float" office:value="350028">
                <text:p>3500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4123">
                <text:p>354123</text:p>
              </table:table-cell>
              <table:table-cell office:value-type="float" office:value="395621">
                <text:p>395621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4124">
                <text:p>354124</text:p>
              </table:table-cell>
              <table:table-cell office:value-type="float" office:value="395622">
                <text:p>395622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4125">
                <text:p>354125</text:p>
              </table:table-cell>
              <table:table-cell office:value-type="float" office:value="395623">
                <text:p>395623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4126">
                <text:p>354126</text:p>
              </table:table-cell>
              <table:table-cell office:value-type="float" office:value="395624">
                <text:p>395624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4127">
                <text:p>354127</text:p>
              </table:table-cell>
              <table:table-cell office:value-type="float" office:value="395625">
                <text:p>395625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4128">
                <text:p>354128</text:p>
              </table:table-cell>
              <table:table-cell office:value-type="float" office:value="395626">
                <text:p>395626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4129">
                <text:p>354129</text:p>
              </table:table-cell>
              <table:table-cell office:value-type="float" office:value="395627">
                <text:p>395627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4130">
                <text:p>354130</text:p>
              </table:table-cell>
              <table:table-cell office:value-type="float" office:value="395628">
                <text:p>395628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4131">
                <text:p>354131</text:p>
              </table:table-cell>
              <table:table-cell office:value-type="float" office:value="395629">
                <text:p>395629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4132">
                <text:p>354132</text:p>
              </table:table-cell>
              <table:table-cell office:value-type="float" office:value="395630">
                <text:p>395630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4133">
                <text:p>354133</text:p>
              </table:table-cell>
              <table:table-cell office:value-type="float" office:value="395631">
                <text:p>395631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4134">
                <text:p>354134</text:p>
              </table:table-cell>
              <table:table-cell office:value-type="float" office:value="395632">
                <text:p>395632</text:p>
              </table:table-cell>
              <table:table-cell office:value-type="float" office:value="349751">
                <text:p>3497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4135">
                <text:p>354135</text:p>
              </table:table-cell>
              <table:table-cell office:value-type="float" office:value="395633">
                <text:p>395633</text:p>
              </table:table-cell>
              <table:table-cell office:value-type="float" office:value="349302">
                <text:p>3493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4136">
                <text:p>354136</text:p>
              </table:table-cell>
              <table:table-cell office:value-type="float" office:value="395634">
                <text:p>395634</text:p>
              </table:table-cell>
              <table:table-cell office:value-type="float" office:value="348141">
                <text:p>3481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4137">
                <text:p>354137</text:p>
              </table:table-cell>
              <table:table-cell office:value-type="float" office:value="395635">
                <text:p>395635</text:p>
              </table:table-cell>
              <table:table-cell office:value-type="float" office:value="348141">
                <text:p>3481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4138">
                <text:p>354138</text:p>
              </table:table-cell>
              <table:table-cell office:value-type="float" office:value="395636">
                <text:p>395636</text:p>
              </table:table-cell>
              <table:table-cell office:value-type="float" office:value="348141">
                <text:p>3481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4139">
                <text:p>354139</text:p>
              </table:table-cell>
              <table:table-cell office:value-type="float" office:value="395637">
                <text:p>395637</text:p>
              </table:table-cell>
              <table:table-cell office:value-type="float" office:value="348141">
                <text:p>3481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4140">
                <text:p>354140</text:p>
              </table:table-cell>
              <table:table-cell office:value-type="float" office:value="395638">
                <text:p>395638</text:p>
              </table:table-cell>
              <table:table-cell office:value-type="float" office:value="348141">
                <text:p>348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4141">
                <text:p>354141</text:p>
              </table:table-cell>
              <table:table-cell office:value-type="float" office:value="395639">
                <text:p>395639</text:p>
              </table:table-cell>
              <table:table-cell office:value-type="float" office:value="348141">
                <text:p>3481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4142">
                <text:p>354142</text:p>
              </table:table-cell>
              <table:table-cell office:value-type="float" office:value="395640">
                <text:p>395640</text:p>
              </table:table-cell>
              <table:table-cell office:value-type="float" office:value="347320">
                <text:p>3473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4143">
                <text:p>354143</text:p>
              </table:table-cell>
              <table:table-cell office:value-type="float" office:value="395641">
                <text:p>395641</text:p>
              </table:table-cell>
              <table:table-cell office:value-type="float" office:value="347320">
                <text:p>3473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4144">
                <text:p>354144</text:p>
              </table:table-cell>
              <table:table-cell office:value-type="float" office:value="395642">
                <text:p>395642</text:p>
              </table:table-cell>
              <table:table-cell office:value-type="float" office:value="347320">
                <text:p>3473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4145">
                <text:p>354145</text:p>
              </table:table-cell>
              <table:table-cell office:value-type="float" office:value="395643">
                <text:p>395643</text:p>
              </table:table-cell>
              <table:table-cell office:value-type="float" office:value="346871">
                <text:p>3468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4146">
                <text:p>354146</text:p>
              </table:table-cell>
              <table:table-cell office:value-type="float" office:value="395644">
                <text:p>395644</text:p>
              </table:table-cell>
              <table:table-cell office:value-type="float" office:value="346871">
                <text:p>3468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4147">
                <text:p>354147</text:p>
              </table:table-cell>
              <table:table-cell office:value-type="float" office:value="395645">
                <text:p>395645</text:p>
              </table:table-cell>
              <table:table-cell office:value-type="float" office:value="346871">
                <text:p>3468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4148">
                <text:p>354148</text:p>
              </table:table-cell>
              <table:table-cell office:value-type="float" office:value="395646">
                <text:p>395646</text:p>
              </table:table-cell>
              <table:table-cell office:value-type="float" office:value="346871">
                <text:p>3468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4149">
                <text:p>354149</text:p>
              </table:table-cell>
              <table:table-cell office:value-type="float" office:value="395647">
                <text:p>395647</text:p>
              </table:table-cell>
              <table:table-cell office:value-type="float" office:value="346871">
                <text:p>3468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4150">
                <text:p>354150</text:p>
              </table:table-cell>
              <table:table-cell office:value-type="float" office:value="395648">
                <text:p>395648</text:p>
              </table:table-cell>
              <table:table-cell office:value-type="float" office:value="346871">
                <text:p>3468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4151">
                <text:p>354151</text:p>
              </table:table-cell>
              <table:table-cell office:value-type="float" office:value="395649">
                <text:p>395649</text:p>
              </table:table-cell>
              <table:table-cell office:value-type="float" office:value="346785">
                <text:p>3467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4152">
                <text:p>354152</text:p>
              </table:table-cell>
              <table:table-cell office:value-type="float" office:value="395650">
                <text:p>395650</text:p>
              </table:table-cell>
              <table:table-cell office:value-type="float" office:value="346785">
                <text:p>3467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4153">
                <text:p>354153</text:p>
              </table:table-cell>
              <table:table-cell office:value-type="float" office:value="395651">
                <text:p>395651</text:p>
              </table:table-cell>
              <table:table-cell office:value-type="float" office:value="346785">
                <text:p>3467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4154">
                <text:p>354154</text:p>
              </table:table-cell>
              <table:table-cell office:value-type="float" office:value="395652">
                <text:p>395652</text:p>
              </table:table-cell>
              <table:table-cell office:value-type="float" office:value="346785">
                <text:p>3467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4155">
                <text:p>354155</text:p>
              </table:table-cell>
              <table:table-cell office:value-type="float" office:value="395653">
                <text:p>395653</text:p>
              </table:table-cell>
              <table:table-cell office:value-type="float" office:value="346785">
                <text:p>3467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4156">
                <text:p>354156</text:p>
              </table:table-cell>
              <table:table-cell office:value-type="float" office:value="395654">
                <text:p>395654</text:p>
              </table:table-cell>
              <table:table-cell office:value-type="float" office:value="346785">
                <text:p>3467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4157">
                <text:p>354157</text:p>
              </table:table-cell>
              <table:table-cell office:value-type="float" office:value="395655">
                <text:p>395655</text:p>
              </table:table-cell>
              <table:table-cell office:value-type="float" office:value="346785">
                <text:p>3467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4158">
                <text:p>354158</text:p>
              </table:table-cell>
              <table:table-cell office:value-type="float" office:value="395656">
                <text:p>395656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4159">
                <text:p>354159</text:p>
              </table:table-cell>
              <table:table-cell office:value-type="float" office:value="395657">
                <text:p>395657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4160">
                <text:p>354160</text:p>
              </table:table-cell>
              <table:table-cell office:value-type="float" office:value="395658">
                <text:p>395658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4161">
                <text:p>354161</text:p>
              </table:table-cell>
              <table:table-cell office:value-type="float" office:value="395659">
                <text:p>395659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4162">
                <text:p>354162</text:p>
              </table:table-cell>
              <table:table-cell office:value-type="float" office:value="395660">
                <text:p>395660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4163">
                <text:p>354163</text:p>
              </table:table-cell>
              <table:table-cell office:value-type="float" office:value="395661">
                <text:p>395661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4164">
                <text:p>354164</text:p>
              </table:table-cell>
              <table:table-cell office:value-type="float" office:value="395662">
                <text:p>395662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4165">
                <text:p>354165</text:p>
              </table:table-cell>
              <table:table-cell office:value-type="float" office:value="395663">
                <text:p>395663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4166">
                <text:p>354166</text:p>
              </table:table-cell>
              <table:table-cell office:value-type="float" office:value="395664">
                <text:p>395664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4167">
                <text:p>354167</text:p>
              </table:table-cell>
              <table:table-cell office:value-type="float" office:value="395665">
                <text:p>395665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4168">
                <text:p>354168</text:p>
              </table:table-cell>
              <table:table-cell office:value-type="float" office:value="395666">
                <text:p>395666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4169">
                <text:p>354169</text:p>
              </table:table-cell>
              <table:table-cell office:value-type="float" office:value="395667">
                <text:p>395667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4170">
                <text:p>354170</text:p>
              </table:table-cell>
              <table:table-cell office:value-type="float" office:value="395668">
                <text:p>395668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4171">
                <text:p>354171</text:p>
              </table:table-cell>
              <table:table-cell office:value-type="float" office:value="395669">
                <text:p>395669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4172">
                <text:p>354172</text:p>
              </table:table-cell>
              <table:table-cell office:value-type="float" office:value="395670">
                <text:p>395670</text:p>
              </table:table-cell>
              <table:table-cell office:value-type="float" office:value="346607">
                <text:p>3466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4173">
                <text:p>354173</text:p>
              </table:table-cell>
              <table:table-cell office:value-type="float" office:value="395671">
                <text:p>395671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4174">
                <text:p>354174</text:p>
              </table:table-cell>
              <table:table-cell office:value-type="float" office:value="395672">
                <text:p>395672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4175">
                <text:p>354175</text:p>
              </table:table-cell>
              <table:table-cell office:value-type="float" office:value="395673">
                <text:p>395673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4176">
                <text:p>354176</text:p>
              </table:table-cell>
              <table:table-cell office:value-type="float" office:value="395674">
                <text:p>395674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4177">
                <text:p>354177</text:p>
              </table:table-cell>
              <table:table-cell office:value-type="float" office:value="395675">
                <text:p>395675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4178">
                <text:p>354178</text:p>
              </table:table-cell>
              <table:table-cell office:value-type="float" office:value="395676">
                <text:p>395676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4179">
                <text:p>354179</text:p>
              </table:table-cell>
              <table:table-cell office:value-type="float" office:value="395677">
                <text:p>395677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4180">
                <text:p>354180</text:p>
              </table:table-cell>
              <table:table-cell office:value-type="float" office:value="395678">
                <text:p>395678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4181">
                <text:p>354181</text:p>
              </table:table-cell>
              <table:table-cell office:value-type="float" office:value="395679">
                <text:p>395679</text:p>
              </table:table-cell>
              <table:table-cell office:value-type="float" office:value="346595">
                <text:p>3465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4182">
                <text:p>354182</text:p>
              </table:table-cell>
              <table:table-cell office:value-type="float" office:value="395680">
                <text:p>395680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4183">
                <text:p>354183</text:p>
              </table:table-cell>
              <table:table-cell office:value-type="float" office:value="395681">
                <text:p>395681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4184">
                <text:p>354184</text:p>
              </table:table-cell>
              <table:table-cell office:value-type="float" office:value="395682">
                <text:p>395682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4185">
                <text:p>354185</text:p>
              </table:table-cell>
              <table:table-cell office:value-type="float" office:value="395683">
                <text:p>395683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4186">
                <text:p>354186</text:p>
              </table:table-cell>
              <table:table-cell office:value-type="float" office:value="395684">
                <text:p>395684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4187">
                <text:p>354187</text:p>
              </table:table-cell>
              <table:table-cell office:value-type="float" office:value="395685">
                <text:p>395685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4188">
                <text:p>354188</text:p>
              </table:table-cell>
              <table:table-cell office:value-type="float" office:value="395686">
                <text:p>395686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4189">
                <text:p>354189</text:p>
              </table:table-cell>
              <table:table-cell office:value-type="float" office:value="395687">
                <text:p>395687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4190">
                <text:p>354190</text:p>
              </table:table-cell>
              <table:table-cell office:value-type="float" office:value="395688">
                <text:p>395688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4191">
                <text:p>354191</text:p>
              </table:table-cell>
              <table:table-cell office:value-type="float" office:value="395689">
                <text:p>395689</text:p>
              </table:table-cell>
              <table:table-cell office:value-type="float" office:value="346564">
                <text:p>3465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4192">
                <text:p>354192</text:p>
              </table:table-cell>
              <table:table-cell office:value-type="float" office:value="395690">
                <text:p>395690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4193">
                <text:p>354193</text:p>
              </table:table-cell>
              <table:table-cell office:value-type="float" office:value="395691">
                <text:p>395691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4194">
                <text:p>354194</text:p>
              </table:table-cell>
              <table:table-cell office:value-type="float" office:value="395692">
                <text:p>395692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4195">
                <text:p>354195</text:p>
              </table:table-cell>
              <table:table-cell office:value-type="float" office:value="395693">
                <text:p>395693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4196">
                <text:p>354196</text:p>
              </table:table-cell>
              <table:table-cell office:value-type="float" office:value="395694">
                <text:p>395694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4197">
                <text:p>354197</text:p>
              </table:table-cell>
              <table:table-cell office:value-type="float" office:value="395695">
                <text:p>395695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4198">
                <text:p>354198</text:p>
              </table:table-cell>
              <table:table-cell office:value-type="float" office:value="395696">
                <text:p>395696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4199">
                <text:p>354199</text:p>
              </table:table-cell>
              <table:table-cell office:value-type="float" office:value="395697">
                <text:p>395697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4200">
                <text:p>354200</text:p>
              </table:table-cell>
              <table:table-cell office:value-type="float" office:value="395698">
                <text:p>395698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201">
                <text:p>354201</text:p>
              </table:table-cell>
              <table:table-cell office:value-type="float" office:value="395699">
                <text:p>395699</text:p>
              </table:table-cell>
              <table:table-cell office:value-type="float" office:value="346333">
                <text:p>346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4202">
                <text:p>354202</text:p>
              </table:table-cell>
              <table:table-cell office:value-type="float" office:value="395700">
                <text:p>395700</text:p>
              </table:table-cell>
              <table:table-cell office:value-type="float" office:value="346314">
                <text:p>3463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4203">
                <text:p>354203</text:p>
              </table:table-cell>
              <table:table-cell office:value-type="float" office:value="395701">
                <text:p>395701</text:p>
              </table:table-cell>
              <table:table-cell office:value-type="float" office:value="346314">
                <text:p>3463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4204">
                <text:p>354204</text:p>
              </table:table-cell>
              <table:table-cell office:value-type="float" office:value="395702">
                <text:p>395702</text:p>
              </table:table-cell>
              <table:table-cell office:value-type="float" office:value="346314">
                <text:p>3463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4205">
                <text:p>354205</text:p>
              </table:table-cell>
              <table:table-cell office:value-type="float" office:value="395703">
                <text:p>395703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4206">
                <text:p>354206</text:p>
              </table:table-cell>
              <table:table-cell office:value-type="float" office:value="395704">
                <text:p>395704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4207">
                <text:p>354207</text:p>
              </table:table-cell>
              <table:table-cell office:value-type="float" office:value="395705">
                <text:p>395705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4208">
                <text:p>354208</text:p>
              </table:table-cell>
              <table:table-cell office:value-type="float" office:value="395706">
                <text:p>395706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4209">
                <text:p>354209</text:p>
              </table:table-cell>
              <table:table-cell office:value-type="float" office:value="395707">
                <text:p>395707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4210">
                <text:p>354210</text:p>
              </table:table-cell>
              <table:table-cell office:value-type="float" office:value="395708">
                <text:p>395708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4211">
                <text:p>354211</text:p>
              </table:table-cell>
              <table:table-cell office:value-type="float" office:value="395709">
                <text:p>395709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4212">
                <text:p>354212</text:p>
              </table:table-cell>
              <table:table-cell office:value-type="float" office:value="395710">
                <text:p>395710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4213">
                <text:p>354213</text:p>
              </table:table-cell>
              <table:table-cell office:value-type="float" office:value="395711">
                <text:p>395711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214">
                <text:p>354214</text:p>
              </table:table-cell>
              <table:table-cell office:value-type="float" office:value="395712">
                <text:p>395712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4215">
                <text:p>354215</text:p>
              </table:table-cell>
              <table:table-cell office:value-type="float" office:value="395713">
                <text:p>395713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4216">
                <text:p>354216</text:p>
              </table:table-cell>
              <table:table-cell office:value-type="float" office:value="395714">
                <text:p>395714</text:p>
              </table:table-cell>
              <table:table-cell office:value-type="float" office:value="346293">
                <text:p>3462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4217">
                <text:p>354217</text:p>
              </table:table-cell>
              <table:table-cell office:value-type="float" office:value="395715">
                <text:p>395715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4218">
                <text:p>354218</text:p>
              </table:table-cell>
              <table:table-cell office:value-type="float" office:value="395716">
                <text:p>395716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4219">
                <text:p>354219</text:p>
              </table:table-cell>
              <table:table-cell office:value-type="float" office:value="395717">
                <text:p>395717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4220">
                <text:p>354220</text:p>
              </table:table-cell>
              <table:table-cell office:value-type="float" office:value="395718">
                <text:p>395718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4221">
                <text:p>354221</text:p>
              </table:table-cell>
              <table:table-cell office:value-type="float" office:value="395719">
                <text:p>395719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4222">
                <text:p>354222</text:p>
              </table:table-cell>
              <table:table-cell office:value-type="float" office:value="395720">
                <text:p>395720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4223">
                <text:p>354223</text:p>
              </table:table-cell>
              <table:table-cell office:value-type="float" office:value="395721">
                <text:p>395721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4224">
                <text:p>354224</text:p>
              </table:table-cell>
              <table:table-cell office:value-type="float" office:value="395722">
                <text:p>395722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4225">
                <text:p>354225</text:p>
              </table:table-cell>
              <table:table-cell office:value-type="float" office:value="395723">
                <text:p>395723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4226">
                <text:p>354226</text:p>
              </table:table-cell>
              <table:table-cell office:value-type="float" office:value="395724">
                <text:p>395724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4227">
                <text:p>354227</text:p>
              </table:table-cell>
              <table:table-cell office:value-type="float" office:value="395725">
                <text:p>395725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4228">
                <text:p>354228</text:p>
              </table:table-cell>
              <table:table-cell office:value-type="float" office:value="395726">
                <text:p>395726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4229">
                <text:p>354229</text:p>
              </table:table-cell>
              <table:table-cell office:value-type="float" office:value="395727">
                <text:p>395727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4230">
                <text:p>354230</text:p>
              </table:table-cell>
              <table:table-cell office:value-type="float" office:value="395728">
                <text:p>395728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4231">
                <text:p>354231</text:p>
              </table:table-cell>
              <table:table-cell office:value-type="float" office:value="395729">
                <text:p>395729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4232">
                <text:p>354232</text:p>
              </table:table-cell>
              <table:table-cell office:value-type="float" office:value="395730">
                <text:p>395730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4233">
                <text:p>354233</text:p>
              </table:table-cell>
              <table:table-cell office:value-type="float" office:value="395731">
                <text:p>395731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4234">
                <text:p>354234</text:p>
              </table:table-cell>
              <table:table-cell office:value-type="float" office:value="395732">
                <text:p>395732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4235">
                <text:p>354235</text:p>
              </table:table-cell>
              <table:table-cell office:value-type="float" office:value="395733">
                <text:p>395733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4236">
                <text:p>354236</text:p>
              </table:table-cell>
              <table:table-cell office:value-type="float" office:value="395734">
                <text:p>395734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4237">
                <text:p>354237</text:p>
              </table:table-cell>
              <table:table-cell office:value-type="float" office:value="395735">
                <text:p>395735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4238">
                <text:p>354238</text:p>
              </table:table-cell>
              <table:table-cell office:value-type="float" office:value="395736">
                <text:p>395736</text:p>
              </table:table-cell>
              <table:table-cell office:value-type="float" office:value="346211">
                <text:p>3462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4239">
                <text:p>354239</text:p>
              </table:table-cell>
              <table:table-cell office:value-type="float" office:value="395737">
                <text:p>395737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4240">
                <text:p>354240</text:p>
              </table:table-cell>
              <table:table-cell office:value-type="float" office:value="395738">
                <text:p>395738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4241">
                <text:p>354241</text:p>
              </table:table-cell>
              <table:table-cell office:value-type="float" office:value="395739">
                <text:p>395739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4242">
                <text:p>354242</text:p>
              </table:table-cell>
              <table:table-cell office:value-type="float" office:value="395740">
                <text:p>395740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4243">
                <text:p>354243</text:p>
              </table:table-cell>
              <table:table-cell office:value-type="float" office:value="395741">
                <text:p>395741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4244">
                <text:p>354244</text:p>
              </table:table-cell>
              <table:table-cell office:value-type="float" office:value="395742">
                <text:p>395742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4245">
                <text:p>354245</text:p>
              </table:table-cell>
              <table:table-cell office:value-type="float" office:value="395743">
                <text:p>395743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4246">
                <text:p>354246</text:p>
              </table:table-cell>
              <table:table-cell office:value-type="float" office:value="395744">
                <text:p>395744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4247">
                <text:p>354247</text:p>
              </table:table-cell>
              <table:table-cell office:value-type="float" office:value="395745">
                <text:p>395745</text:p>
              </table:table-cell>
              <table:table-cell office:value-type="float" office:value="345921">
                <text:p>3459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4248">
                <text:p>354248</text:p>
              </table:table-cell>
              <table:table-cell office:value-type="float" office:value="395746">
                <text:p>395746</text:p>
              </table:table-cell>
              <table:table-cell office:value-type="float" office:value="345642">
                <text:p>3456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4249">
                <text:p>354249</text:p>
              </table:table-cell>
              <table:table-cell office:value-type="float" office:value="395747">
                <text:p>395747</text:p>
              </table:table-cell>
              <table:table-cell office:value-type="float" office:value="345642">
                <text:p>3456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4250">
                <text:p>354250</text:p>
              </table:table-cell>
              <table:table-cell office:value-type="float" office:value="395748">
                <text:p>395748</text:p>
              </table:table-cell>
              <table:table-cell office:value-type="float" office:value="345642">
                <text:p>3456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4251">
                <text:p>354251</text:p>
              </table:table-cell>
              <table:table-cell office:value-type="float" office:value="395749">
                <text:p>395749</text:p>
              </table:table-cell>
              <table:table-cell office:value-type="float" office:value="345642">
                <text:p>3456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4252">
                <text:p>354252</text:p>
              </table:table-cell>
              <table:table-cell office:value-type="float" office:value="395750">
                <text:p>395750</text:p>
              </table:table-cell>
              <table:table-cell office:value-type="float" office:value="345213">
                <text:p>3452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4253">
                <text:p>354253</text:p>
              </table:table-cell>
              <table:table-cell office:value-type="float" office:value="395751">
                <text:p>395751</text:p>
              </table:table-cell>
              <table:table-cell office:value-type="float" office:value="345213">
                <text:p>3452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254">
                <text:p>354254</text:p>
              </table:table-cell>
              <table:table-cell office:value-type="float" office:value="395752">
                <text:p>395752</text:p>
              </table:table-cell>
              <table:table-cell office:value-type="float" office:value="345213">
                <text:p>3452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255">
                <text:p>354255</text:p>
              </table:table-cell>
              <table:table-cell office:value-type="float" office:value="395753">
                <text:p>395753</text:p>
              </table:table-cell>
              <table:table-cell office:value-type="float" office:value="345213">
                <text:p>3452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256">
                <text:p>354256</text:p>
              </table:table-cell>
              <table:table-cell office:value-type="float" office:value="395754">
                <text:p>395754</text:p>
              </table:table-cell>
              <table:table-cell office:value-type="float" office:value="345213">
                <text:p>3452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257">
                <text:p>354257</text:p>
              </table:table-cell>
              <table:table-cell office:value-type="float" office:value="395755">
                <text:p>395755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258">
                <text:p>354258</text:p>
              </table:table-cell>
              <table:table-cell office:value-type="float" office:value="395756">
                <text:p>395756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4259">
                <text:p>354259</text:p>
              </table:table-cell>
              <table:table-cell office:value-type="float" office:value="395757">
                <text:p>395757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4260">
                <text:p>354260</text:p>
              </table:table-cell>
              <table:table-cell office:value-type="float" office:value="395758">
                <text:p>395758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4261">
                <text:p>354261</text:p>
              </table:table-cell>
              <table:table-cell office:value-type="float" office:value="395759">
                <text:p>395759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4262">
                <text:p>354262</text:p>
              </table:table-cell>
              <table:table-cell office:value-type="float" office:value="395760">
                <text:p>395760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4263">
                <text:p>354263</text:p>
              </table:table-cell>
              <table:table-cell office:value-type="float" office:value="395761">
                <text:p>395761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4264">
                <text:p>354264</text:p>
              </table:table-cell>
              <table:table-cell office:value-type="float" office:value="395762">
                <text:p>395762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4265">
                <text:p>354265</text:p>
              </table:table-cell>
              <table:table-cell office:value-type="float" office:value="395763">
                <text:p>395763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4266">
                <text:p>354266</text:p>
              </table:table-cell>
              <table:table-cell office:value-type="float" office:value="395764">
                <text:p>395764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4267">
                <text:p>354267</text:p>
              </table:table-cell>
              <table:table-cell office:value-type="float" office:value="395765">
                <text:p>395765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4268">
                <text:p>354268</text:p>
              </table:table-cell>
              <table:table-cell office:value-type="float" office:value="395766">
                <text:p>395766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4269">
                <text:p>354269</text:p>
              </table:table-cell>
              <table:table-cell office:value-type="float" office:value="395767">
                <text:p>395767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4270">
                <text:p>354270</text:p>
              </table:table-cell>
              <table:table-cell office:value-type="float" office:value="395768">
                <text:p>395768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4271">
                <text:p>354271</text:p>
              </table:table-cell>
              <table:table-cell office:value-type="float" office:value="395769">
                <text:p>395769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72">
                <text:p>354272</text:p>
              </table:table-cell>
              <table:table-cell office:value-type="float" office:value="395770">
                <text:p>395770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4273">
                <text:p>354273</text:p>
              </table:table-cell>
              <table:table-cell office:value-type="float" office:value="395771">
                <text:p>395771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4274">
                <text:p>354274</text:p>
              </table:table-cell>
              <table:table-cell office:value-type="float" office:value="395772">
                <text:p>395772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275">
                <text:p>354275</text:p>
              </table:table-cell>
              <table:table-cell office:value-type="float" office:value="395773">
                <text:p>395773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4276">
                <text:p>354276</text:p>
              </table:table-cell>
              <table:table-cell office:value-type="float" office:value="395774">
                <text:p>395774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4277">
                <text:p>354277</text:p>
              </table:table-cell>
              <table:table-cell office:value-type="float" office:value="395775">
                <text:p>395775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4278">
                <text:p>354278</text:p>
              </table:table-cell>
              <table:table-cell office:value-type="float" office:value="395776">
                <text:p>395776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4279">
                <text:p>354279</text:p>
              </table:table-cell>
              <table:table-cell office:value-type="float" office:value="395777">
                <text:p>395777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4280">
                <text:p>354280</text:p>
              </table:table-cell>
              <table:table-cell office:value-type="float" office:value="395778">
                <text:p>395778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4281">
                <text:p>354281</text:p>
              </table:table-cell>
              <table:table-cell office:value-type="float" office:value="395779">
                <text:p>395779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4282">
                <text:p>354282</text:p>
              </table:table-cell>
              <table:table-cell office:value-type="float" office:value="395780">
                <text:p>395780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4283">
                <text:p>354283</text:p>
              </table:table-cell>
              <table:table-cell office:value-type="float" office:value="395781">
                <text:p>395781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4284">
                <text:p>354284</text:p>
              </table:table-cell>
              <table:table-cell office:value-type="float" office:value="395782">
                <text:p>395782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4285">
                <text:p>354285</text:p>
              </table:table-cell>
              <table:table-cell office:value-type="float" office:value="395783">
                <text:p>395783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4286">
                <text:p>354286</text:p>
              </table:table-cell>
              <table:table-cell office:value-type="float" office:value="395784">
                <text:p>395784</text:p>
              </table:table-cell>
              <table:table-cell office:value-type="float" office:value="344223">
                <text:p>3442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4287">
                <text:p>354287</text:p>
              </table:table-cell>
              <table:table-cell office:value-type="float" office:value="395785">
                <text:p>395785</text:p>
              </table:table-cell>
              <table:table-cell office:value-type="float" office:value="344106">
                <text:p>3441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4288">
                <text:p>354288</text:p>
              </table:table-cell>
              <table:table-cell office:value-type="float" office:value="395786">
                <text:p>395786</text:p>
              </table:table-cell>
              <table:table-cell office:value-type="float" office:value="344106">
                <text:p>3441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4289">
                <text:p>354289</text:p>
              </table:table-cell>
              <table:table-cell office:value-type="float" office:value="395787">
                <text:p>395787</text:p>
              </table:table-cell>
              <table:table-cell office:value-type="float" office:value="344106">
                <text:p>344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4290">
                <text:p>354290</text:p>
              </table:table-cell>
              <table:table-cell office:value-type="float" office:value="395788">
                <text:p>395788</text:p>
              </table:table-cell>
              <table:table-cell office:value-type="float" office:value="344106">
                <text:p>3441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4291">
                <text:p>354291</text:p>
              </table:table-cell>
              <table:table-cell office:value-type="float" office:value="395789">
                <text:p>395789</text:p>
              </table:table-cell>
              <table:table-cell office:value-type="float" office:value="343737">
                <text:p>3437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4292">
                <text:p>354292</text:p>
              </table:table-cell>
              <table:table-cell office:value-type="float" office:value="395790">
                <text:p>395790</text:p>
              </table:table-cell>
              <table:table-cell office:value-type="float" office:value="343737">
                <text:p>3437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4293">
                <text:p>354293</text:p>
              </table:table-cell>
              <table:table-cell office:value-type="float" office:value="395791">
                <text:p>395791</text:p>
              </table:table-cell>
              <table:table-cell office:value-type="float" office:value="343737">
                <text:p>343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4294">
                <text:p>354294</text:p>
              </table:table-cell>
              <table:table-cell office:value-type="float" office:value="395792">
                <text:p>395792</text:p>
              </table:table-cell>
              <table:table-cell office:value-type="float" office:value="343737">
                <text:p>3437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4295">
                <text:p>354295</text:p>
              </table:table-cell>
              <table:table-cell office:value-type="float" office:value="395793">
                <text:p>395793</text:p>
              </table:table-cell>
              <table:table-cell office:value-type="float" office:value="343737">
                <text:p>3437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4296">
                <text:p>354296</text:p>
              </table:table-cell>
              <table:table-cell office:value-type="float" office:value="395794">
                <text:p>395794</text:p>
              </table:table-cell>
              <table:table-cell office:value-type="float" office:value="343737">
                <text:p>3437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4297">
                <text:p>354297</text:p>
              </table:table-cell>
              <table:table-cell office:value-type="float" office:value="395795">
                <text:p>395795</text:p>
              </table:table-cell>
              <table:table-cell office:value-type="float" office:value="343737">
                <text:p>3437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4298">
                <text:p>354298</text:p>
              </table:table-cell>
              <table:table-cell office:value-type="float" office:value="395796">
                <text:p>395796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4299">
                <text:p>354299</text:p>
              </table:table-cell>
              <table:table-cell office:value-type="float" office:value="395797">
                <text:p>395797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4300">
                <text:p>354300</text:p>
              </table:table-cell>
              <table:table-cell office:value-type="float" office:value="395798">
                <text:p>395798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4301">
                <text:p>354301</text:p>
              </table:table-cell>
              <table:table-cell office:value-type="float" office:value="395799">
                <text:p>395799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4302">
                <text:p>354302</text:p>
              </table:table-cell>
              <table:table-cell office:value-type="float" office:value="395800">
                <text:p>395800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4303">
                <text:p>354303</text:p>
              </table:table-cell>
              <table:table-cell office:value-type="float" office:value="395801">
                <text:p>395801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4304">
                <text:p>354304</text:p>
              </table:table-cell>
              <table:table-cell office:value-type="float" office:value="395802">
                <text:p>395802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4305">
                <text:p>354305</text:p>
              </table:table-cell>
              <table:table-cell office:value-type="float" office:value="395803">
                <text:p>395803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4306">
                <text:p>354306</text:p>
              </table:table-cell>
              <table:table-cell office:value-type="float" office:value="395804">
                <text:p>395804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4307">
                <text:p>354307</text:p>
              </table:table-cell>
              <table:table-cell office:value-type="float" office:value="395805">
                <text:p>395805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4308">
                <text:p>354308</text:p>
              </table:table-cell>
              <table:table-cell office:value-type="float" office:value="395806">
                <text:p>395806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4309">
                <text:p>354309</text:p>
              </table:table-cell>
              <table:table-cell office:value-type="float" office:value="395807">
                <text:p>395807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4310">
                <text:p>354310</text:p>
              </table:table-cell>
              <table:table-cell office:value-type="float" office:value="395808">
                <text:p>395808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4311">
                <text:p>354311</text:p>
              </table:table-cell>
              <table:table-cell office:value-type="float" office:value="395809">
                <text:p>395809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4312">
                <text:p>354312</text:p>
              </table:table-cell>
              <table:table-cell office:value-type="float" office:value="395810">
                <text:p>395810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4313">
                <text:p>354313</text:p>
              </table:table-cell>
              <table:table-cell office:value-type="float" office:value="395811">
                <text:p>395811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4314">
                <text:p>354314</text:p>
              </table:table-cell>
              <table:table-cell office:value-type="float" office:value="395812">
                <text:p>395812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4315">
                <text:p>354315</text:p>
              </table:table-cell>
              <table:table-cell office:value-type="float" office:value="395813">
                <text:p>395813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4316">
                <text:p>354316</text:p>
              </table:table-cell>
              <table:table-cell office:value-type="float" office:value="395814">
                <text:p>395814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4317">
                <text:p>354317</text:p>
              </table:table-cell>
              <table:table-cell office:value-type="float" office:value="395815">
                <text:p>395815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4318">
                <text:p>354318</text:p>
              </table:table-cell>
              <table:table-cell office:value-type="float" office:value="395816">
                <text:p>395816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4319">
                <text:p>354319</text:p>
              </table:table-cell>
              <table:table-cell office:value-type="float" office:value="395817">
                <text:p>395817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4320">
                <text:p>354320</text:p>
              </table:table-cell>
              <table:table-cell office:value-type="float" office:value="395818">
                <text:p>395818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4321">
                <text:p>354321</text:p>
              </table:table-cell>
              <table:table-cell office:value-type="float" office:value="395819">
                <text:p>395819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4322">
                <text:p>354322</text:p>
              </table:table-cell>
              <table:table-cell office:value-type="float" office:value="395820">
                <text:p>395820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4323">
                <text:p>354323</text:p>
              </table:table-cell>
              <table:table-cell office:value-type="float" office:value="395821">
                <text:p>395821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4324">
                <text:p>354324</text:p>
              </table:table-cell>
              <table:table-cell office:value-type="float" office:value="395822">
                <text:p>395822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4325">
                <text:p>354325</text:p>
              </table:table-cell>
              <table:table-cell office:value-type="float" office:value="395823">
                <text:p>395823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4326">
                <text:p>354326</text:p>
              </table:table-cell>
              <table:table-cell office:value-type="float" office:value="395824">
                <text:p>395824</text:p>
              </table:table-cell>
              <table:table-cell office:value-type="float" office:value="343620">
                <text:p>3436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4327">
                <text:p>354327</text:p>
              </table:table-cell>
              <table:table-cell office:value-type="float" office:value="395825">
                <text:p>395825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4328">
                <text:p>354328</text:p>
              </table:table-cell>
              <table:table-cell office:value-type="float" office:value="395826">
                <text:p>395826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4329">
                <text:p>354329</text:p>
              </table:table-cell>
              <table:table-cell office:value-type="float" office:value="395827">
                <text:p>395827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4330">
                <text:p>354330</text:p>
              </table:table-cell>
              <table:table-cell office:value-type="float" office:value="395828">
                <text:p>395828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4331">
                <text:p>354331</text:p>
              </table:table-cell>
              <table:table-cell office:value-type="float" office:value="395829">
                <text:p>395829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4332">
                <text:p>354332</text:p>
              </table:table-cell>
              <table:table-cell office:value-type="float" office:value="395830">
                <text:p>395830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4333">
                <text:p>354333</text:p>
              </table:table-cell>
              <table:table-cell office:value-type="float" office:value="395831">
                <text:p>395831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4334">
                <text:p>354334</text:p>
              </table:table-cell>
              <table:table-cell office:value-type="float" office:value="395832">
                <text:p>395832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4335">
                <text:p>354335</text:p>
              </table:table-cell>
              <table:table-cell office:value-type="float" office:value="395833">
                <text:p>395833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54336">
                <text:p>354336</text:p>
              </table:table-cell>
              <table:table-cell office:value-type="float" office:value="395834">
                <text:p>395834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4337">
                <text:p>354337</text:p>
              </table:table-cell>
              <table:table-cell office:value-type="float" office:value="395835">
                <text:p>395835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4338">
                <text:p>354338</text:p>
              </table:table-cell>
              <table:table-cell office:value-type="float" office:value="395836">
                <text:p>395836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54339">
                <text:p>354339</text:p>
              </table:table-cell>
              <table:table-cell office:value-type="float" office:value="395837">
                <text:p>395837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54340">
                <text:p>354340</text:p>
              </table:table-cell>
              <table:table-cell office:value-type="float" office:value="395838">
                <text:p>395838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4341">
                <text:p>354341</text:p>
              </table:table-cell>
              <table:table-cell office:value-type="float" office:value="395839">
                <text:p>395839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4342">
                <text:p>354342</text:p>
              </table:table-cell>
              <table:table-cell office:value-type="float" office:value="395840">
                <text:p>395840</text:p>
              </table:table-cell>
              <table:table-cell office:value-type="float" office:value="343341">
                <text:p>3433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4343">
                <text:p>354343</text:p>
              </table:table-cell>
              <table:table-cell office:value-type="float" office:value="395841">
                <text:p>395841</text:p>
              </table:table-cell>
              <table:table-cell office:value-type="float" office:value="343341">
                <text:p>343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1cm" svg:height="15.201cm" xlink:href="." xlink:type="simple" chart:class="chart:line" chart:style-name="ch1">
        <chart:title svg:x="9.784cm" svg:y="0.44cm" chart:style-name="ch2">
          <text:p>Losowo wygenerowany test</text:p>
        </chart:title>
        <chart:subtitle svg:x="8.064cm" svg:y="1.523cm" chart:style-name="ch3">
          <text:p>N = 50, algorytm ewolucyjny uruchamiany trzy razy</text:p>
        </chart:subtitle>
        <chart:legend chart:legend-position="end" svg:x="20.904cm" svg:y="6.305cm" style:legend-expansion="high" chart:style-name="ch4"/>
        <chart:plot-area chart:style-name="ch5" chart:data-source-has-labels="both" svg:x="0.95cm" svg:y="2.814cm" svg:width="18.955cm" svg:height="11.663cm">
          <chartooo:coordinate-region svg:x="2.312cm" svg:y="3.013cm" svg:width="17.593cm" svg:height="10.817cm"/>
          <chart:axis chart:dimension="x" chart:name="primary-x" chart:style-name="ch6" chartooo:axis-type="text">
            <chart:categories table:cell-range-address="local-table.$A$2:.$A$29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90" chart:label-cell-address="local-table.$B$1" chart:class="chart:line">
            <chart:data-point chart:repeated="289"/>
          </chart:series>
          <chart:series chart:style-name="ch10" chart:values-cell-range-address="local-table.$C$2:.$C$290" chart:label-cell-address="local-table.$C$1" chart:class="chart:line">
            <chart:data-point chart:repeated="289"/>
          </chart:series>
          <chart:series chart:style-name="ch11" chart:values-cell-range-address="local-table.$D$2:.$D$290" chart:label-cell-address="local-table.$D$1" chart:class="chart:line">
            <chart:data-point chart:repeated="289"/>
          </chart:series>
          <chart:series chart:style-name="ch12" chart:values-cell-range-address="local-table.$E$2:.$E$290" chart:label-cell-address="local-table.$E$1" chart:class="chart:line">
            <chart:data-point chart:repeated="289"/>
          </chart:series>
          <chart:series chart:style-name="ch13" chart:values-cell-range-address="local-table.$F$2:.$F$290" chart:label-cell-address="local-table.$F$1" chart:class="chart:line">
            <chart:data-point chart:repeated="28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jbliższy sąsiad</text:p>
              </table:table-cell>
              <table:table-cell office:value-type="string">
                <text:p>Najbliższe trójki</text:p>
              </table:table-cell>
              <table:table-cell office:value-type="string">
                <text:p>Alg. Ewolucyjny 1</text:p>
              </table:table-cell>
              <table:table-cell office:value-type="string">
                <text:p>Alg. Ewolucyjny 2</text:p>
              </table:table-cell>
              <table:table-cell office:value-type="string">
                <text:p>Alg. Ewolucyjny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38816">
                <text:p>238816</text:p>
              </table:table-cell>
              <table:table-cell office:value-type="float" office:value="243488">
                <text:p>243488</text:p>
              </table:table-cell>
              <table:table-cell office:value-type="float" office:value="242357">
                <text:p>2423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31477">
                <text:p>231477</text:p>
              </table:table-cell>
              <table:table-cell office:value-type="float" office:value="239045">
                <text:p>239045</text:p>
              </table:table-cell>
              <table:table-cell office:value-type="float" office:value="240857">
                <text:p>240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28042">
                <text:p>228042</text:p>
              </table:table-cell>
              <table:table-cell office:value-type="float" office:value="230148">
                <text:p>230148</text:p>
              </table:table-cell>
              <table:table-cell office:value-type="float" office:value="238634">
                <text:p>238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16653">
                <text:p>216653</text:p>
              </table:table-cell>
              <table:table-cell office:value-type="float" office:value="225201">
                <text:p>225201</text:p>
              </table:table-cell>
              <table:table-cell office:value-type="float" office:value="235597">
                <text:p>235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16653">
                <text:p>216653</text:p>
              </table:table-cell>
              <table:table-cell office:value-type="float" office:value="224758">
                <text:p>224758</text:p>
              </table:table-cell>
              <table:table-cell office:value-type="float" office:value="229192">
                <text:p>229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10742">
                <text:p>210742</text:p>
              </table:table-cell>
              <table:table-cell office:value-type="float" office:value="221440">
                <text:p>221440</text:p>
              </table:table-cell>
              <table:table-cell office:value-type="float" office:value="226352">
                <text:p>226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07903">
                <text:p>207903</text:p>
              </table:table-cell>
              <table:table-cell office:value-type="float" office:value="221155">
                <text:p>221155</text:p>
              </table:table-cell>
              <table:table-cell office:value-type="float" office:value="223057">
                <text:p>223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07903">
                <text:p>207903</text:p>
              </table:table-cell>
              <table:table-cell office:value-type="float" office:value="217125">
                <text:p>217125</text:p>
              </table:table-cell>
              <table:table-cell office:value-type="float" office:value="223057">
                <text:p>223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01064">
                <text:p>201064</text:p>
              </table:table-cell>
              <table:table-cell office:value-type="float" office:value="215560">
                <text:p>215560</text:p>
              </table:table-cell>
              <table:table-cell office:value-type="float" office:value="222321">
                <text:p>222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201064">
                <text:p>201064</text:p>
              </table:table-cell>
              <table:table-cell office:value-type="float" office:value="213169">
                <text:p>213169</text:p>
              </table:table-cell>
              <table:table-cell office:value-type="float" office:value="220548">
                <text:p>220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94947">
                <text:p>194947</text:p>
              </table:table-cell>
              <table:table-cell office:value-type="float" office:value="209143">
                <text:p>209143</text:p>
              </table:table-cell>
              <table:table-cell office:value-type="float" office:value="218692">
                <text:p>218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94947">
                <text:p>194947</text:p>
              </table:table-cell>
              <table:table-cell office:value-type="float" office:value="209143">
                <text:p>209143</text:p>
              </table:table-cell>
              <table:table-cell office:value-type="float" office:value="215084">
                <text:p>215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93441">
                <text:p>193441</text:p>
              </table:table-cell>
              <table:table-cell office:value-type="float" office:value="209143">
                <text:p>209143</text:p>
              </table:table-cell>
              <table:table-cell office:value-type="float" office:value="215020">
                <text:p>2150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93194">
                <text:p>193194</text:p>
              </table:table-cell>
              <table:table-cell office:value-type="float" office:value="204223">
                <text:p>204223</text:p>
              </table:table-cell>
              <table:table-cell office:value-type="float" office:value="213722">
                <text:p>213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93194">
                <text:p>193194</text:p>
              </table:table-cell>
              <table:table-cell office:value-type="float" office:value="204223">
                <text:p>204223</text:p>
              </table:table-cell>
              <table:table-cell office:value-type="float" office:value="207196">
                <text:p>207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92972">
                <text:p>192972</text:p>
              </table:table-cell>
              <table:table-cell office:value-type="float" office:value="201805">
                <text:p>201805</text:p>
              </table:table-cell>
              <table:table-cell office:value-type="float" office:value="207196">
                <text:p>207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91707">
                <text:p>191707</text:p>
              </table:table-cell>
              <table:table-cell office:value-type="float" office:value="199450">
                <text:p>199450</text:p>
              </table:table-cell>
              <table:table-cell office:value-type="float" office:value="207196">
                <text:p>207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8500">
                <text:p>188500</text:p>
              </table:table-cell>
              <table:table-cell office:value-type="float" office:value="198806">
                <text:p>198806</text:p>
              </table:table-cell>
              <table:table-cell office:value-type="float" office:value="207087">
                <text:p>207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8500">
                <text:p>188500</text:p>
              </table:table-cell>
              <table:table-cell office:value-type="float" office:value="197016">
                <text:p>197016</text:p>
              </table:table-cell>
              <table:table-cell office:value-type="float" office:value="201558">
                <text:p>201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6082">
                <text:p>186082</text:p>
              </table:table-cell>
              <table:table-cell office:value-type="float" office:value="197016">
                <text:p>197016</text:p>
              </table:table-cell>
              <table:table-cell office:value-type="float" office:value="201558">
                <text:p>201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6082">
                <text:p>186082</text:p>
              </table:table-cell>
              <table:table-cell office:value-type="float" office:value="194867">
                <text:p>194867</text:p>
              </table:table-cell>
              <table:table-cell office:value-type="float" office:value="200599">
                <text:p>200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6082">
                <text:p>186082</text:p>
              </table:table-cell>
              <table:table-cell office:value-type="float" office:value="193374">
                <text:p>193374</text:p>
              </table:table-cell>
              <table:table-cell office:value-type="float" office:value="198368">
                <text:p>198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6082">
                <text:p>186082</text:p>
              </table:table-cell>
              <table:table-cell office:value-type="float" office:value="192862">
                <text:p>192862</text:p>
              </table:table-cell>
              <table:table-cell office:value-type="float" office:value="194575">
                <text:p>194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5590">
                <text:p>185590</text:p>
              </table:table-cell>
              <table:table-cell office:value-type="float" office:value="191829">
                <text:p>191829</text:p>
              </table:table-cell>
              <table:table-cell office:value-type="float" office:value="194575">
                <text:p>194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5294">
                <text:p>185294</text:p>
              </table:table-cell>
              <table:table-cell office:value-type="float" office:value="190209">
                <text:p>190209</text:p>
              </table:table-cell>
              <table:table-cell office:value-type="float" office:value="194480">
                <text:p>194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0388">
                <text:p>180388</text:p>
              </table:table-cell>
              <table:table-cell office:value-type="float" office:value="189486">
                <text:p>189486</text:p>
              </table:table-cell>
              <table:table-cell office:value-type="float" office:value="192491">
                <text:p>192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0388">
                <text:p>180388</text:p>
              </table:table-cell>
              <table:table-cell office:value-type="float" office:value="186909">
                <text:p>186909</text:p>
              </table:table-cell>
              <table:table-cell office:value-type="float" office:value="190020">
                <text:p>1900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80388">
                <text:p>180388</text:p>
              </table:table-cell>
              <table:table-cell office:value-type="float" office:value="186909">
                <text:p>186909</text:p>
              </table:table-cell>
              <table:table-cell office:value-type="float" office:value="190020">
                <text:p>1900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5793">
                <text:p>175793</text:p>
              </table:table-cell>
              <table:table-cell office:value-type="float" office:value="185700">
                <text:p>185700</text:p>
              </table:table-cell>
              <table:table-cell office:value-type="float" office:value="190020">
                <text:p>1900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5793">
                <text:p>175793</text:p>
              </table:table-cell>
              <table:table-cell office:value-type="float" office:value="184448">
                <text:p>184448</text:p>
              </table:table-cell>
              <table:table-cell office:value-type="float" office:value="190020">
                <text:p>1900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5793">
                <text:p>175793</text:p>
              </table:table-cell>
              <table:table-cell office:value-type="float" office:value="181732">
                <text:p>181732</text:p>
              </table:table-cell>
              <table:table-cell office:value-type="float" office:value="190020">
                <text:p>1900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5793">
                <text:p>175793</text:p>
              </table:table-cell>
              <table:table-cell office:value-type="float" office:value="181732">
                <text:p>181732</text:p>
              </table:table-cell>
              <table:table-cell office:value-type="float" office:value="189532">
                <text:p>189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5409">
                <text:p>175409</text:p>
              </table:table-cell>
              <table:table-cell office:value-type="float" office:value="181112">
                <text:p>181112</text:p>
              </table:table-cell>
              <table:table-cell office:value-type="float" office:value="189532">
                <text:p>189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5409">
                <text:p>175409</text:p>
              </table:table-cell>
              <table:table-cell office:value-type="float" office:value="180922">
                <text:p>180922</text:p>
              </table:table-cell>
              <table:table-cell office:value-type="float" office:value="189203">
                <text:p>189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5409">
                <text:p>175409</text:p>
              </table:table-cell>
              <table:table-cell office:value-type="float" office:value="180922">
                <text:p>180922</text:p>
              </table:table-cell>
              <table:table-cell office:value-type="float" office:value="187918">
                <text:p>187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4362">
                <text:p>174362</text:p>
              </table:table-cell>
              <table:table-cell office:value-type="float" office:value="180314">
                <text:p>180314</text:p>
              </table:table-cell>
              <table:table-cell office:value-type="float" office:value="187918">
                <text:p>187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4025">
                <text:p>174025</text:p>
              </table:table-cell>
              <table:table-cell office:value-type="float" office:value="178642">
                <text:p>178642</text:p>
              </table:table-cell>
              <table:table-cell office:value-type="float" office:value="183451">
                <text:p>183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4025">
                <text:p>174025</text:p>
              </table:table-cell>
              <table:table-cell office:value-type="float" office:value="178165">
                <text:p>178165</text:p>
              </table:table-cell>
              <table:table-cell office:value-type="float" office:value="183451">
                <text:p>1834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2797">
                <text:p>172797</text:p>
              </table:table-cell>
              <table:table-cell office:value-type="float" office:value="176788">
                <text:p>176788</text:p>
              </table:table-cell>
              <table:table-cell office:value-type="float" office:value="183451">
                <text:p>183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2285">
                <text:p>172285</text:p>
              </table:table-cell>
              <table:table-cell office:value-type="float" office:value="176788">
                <text:p>176788</text:p>
              </table:table-cell>
              <table:table-cell office:value-type="float" office:value="183451">
                <text:p>183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2285">
                <text:p>172285</text:p>
              </table:table-cell>
              <table:table-cell office:value-type="float" office:value="176788">
                <text:p>176788</text:p>
              </table:table-cell>
              <table:table-cell office:value-type="float" office:value="183451">
                <text:p>183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2285">
                <text:p>172285</text:p>
              </table:table-cell>
              <table:table-cell office:value-type="float" office:value="174753">
                <text:p>174753</text:p>
              </table:table-cell>
              <table:table-cell office:value-type="float" office:value="183451">
                <text:p>183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1790">
                <text:p>171790</text:p>
              </table:table-cell>
              <table:table-cell office:value-type="float" office:value="173958">
                <text:p>173958</text:p>
              </table:table-cell>
              <table:table-cell office:value-type="float" office:value="182130">
                <text:p>1821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1790">
                <text:p>171790</text:p>
              </table:table-cell>
              <table:table-cell office:value-type="float" office:value="172341">
                <text:p>172341</text:p>
              </table:table-cell>
              <table:table-cell office:value-type="float" office:value="182130">
                <text:p>182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0664">
                <text:p>170664</text:p>
              </table:table-cell>
              <table:table-cell office:value-type="float" office:value="172341">
                <text:p>172341</text:p>
              </table:table-cell>
              <table:table-cell office:value-type="float" office:value="182008">
                <text:p>182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70664">
                <text:p>170664</text:p>
              </table:table-cell>
              <table:table-cell office:value-type="float" office:value="172341">
                <text:p>172341</text:p>
              </table:table-cell>
              <table:table-cell office:value-type="float" office:value="182008">
                <text:p>182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9833">
                <text:p>169833</text:p>
              </table:table-cell>
              <table:table-cell office:value-type="float" office:value="172341">
                <text:p>172341</text:p>
              </table:table-cell>
              <table:table-cell office:value-type="float" office:value="181824">
                <text:p>181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9833">
                <text:p>169833</text:p>
              </table:table-cell>
              <table:table-cell office:value-type="float" office:value="172341">
                <text:p>172341</text:p>
              </table:table-cell>
              <table:table-cell office:value-type="float" office:value="181824">
                <text:p>181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8708">
                <text:p>168708</text:p>
              </table:table-cell>
              <table:table-cell office:value-type="float" office:value="172341">
                <text:p>172341</text:p>
              </table:table-cell>
              <table:table-cell office:value-type="float" office:value="181824">
                <text:p>181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8708">
                <text:p>168708</text:p>
              </table:table-cell>
              <table:table-cell office:value-type="float" office:value="171622">
                <text:p>171622</text:p>
              </table:table-cell>
              <table:table-cell office:value-type="float" office:value="179181">
                <text:p>179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8708">
                <text:p>168708</text:p>
              </table:table-cell>
              <table:table-cell office:value-type="float" office:value="171622">
                <text:p>171622</text:p>
              </table:table-cell>
              <table:table-cell office:value-type="float" office:value="179181">
                <text:p>179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8389">
                <text:p>168389</text:p>
              </table:table-cell>
              <table:table-cell office:value-type="float" office:value="170808">
                <text:p>170808</text:p>
              </table:table-cell>
              <table:table-cell office:value-type="float" office:value="179181">
                <text:p>179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7683">
                <text:p>167683</text:p>
              </table:table-cell>
              <table:table-cell office:value-type="float" office:value="167205">
                <text:p>167205</text:p>
              </table:table-cell>
              <table:table-cell office:value-type="float" office:value="179181">
                <text:p>179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7683">
                <text:p>167683</text:p>
              </table:table-cell>
              <table:table-cell office:value-type="float" office:value="167205">
                <text:p>167205</text:p>
              </table:table-cell>
              <table:table-cell office:value-type="float" office:value="178005">
                <text:p>178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7683">
                <text:p>167683</text:p>
              </table:table-cell>
              <table:table-cell office:value-type="float" office:value="167205">
                <text:p>167205</text:p>
              </table:table-cell>
              <table:table-cell office:value-type="float" office:value="173669">
                <text:p>1736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7683">
                <text:p>167683</text:p>
              </table:table-cell>
              <table:table-cell office:value-type="float" office:value="166894">
                <text:p>166894</text:p>
              </table:table-cell>
              <table:table-cell office:value-type="float" office:value="173669">
                <text:p>1736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848">
                <text:p>163848</text:p>
              </table:table-cell>
              <table:table-cell office:value-type="float" office:value="166894">
                <text:p>166894</text:p>
              </table:table-cell>
              <table:table-cell office:value-type="float" office:value="173669">
                <text:p>173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848">
                <text:p>163848</text:p>
              </table:table-cell>
              <table:table-cell office:value-type="float" office:value="166894">
                <text:p>166894</text:p>
              </table:table-cell>
              <table:table-cell office:value-type="float" office:value="173669">
                <text:p>173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848">
                <text:p>163848</text:p>
              </table:table-cell>
              <table:table-cell office:value-type="float" office:value="166894">
                <text:p>166894</text:p>
              </table:table-cell>
              <table:table-cell office:value-type="float" office:value="173292">
                <text:p>173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848">
                <text:p>163848</text:p>
              </table:table-cell>
              <table:table-cell office:value-type="float" office:value="166894">
                <text:p>166894</text:p>
              </table:table-cell>
              <table:table-cell office:value-type="float" office:value="172523">
                <text:p>172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845">
                <text:p>163845</text:p>
              </table:table-cell>
              <table:table-cell office:value-type="float" office:value="166028">
                <text:p>166028</text:p>
              </table:table-cell>
              <table:table-cell office:value-type="float" office:value="172523">
                <text:p>172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845">
                <text:p>163845</text:p>
              </table:table-cell>
              <table:table-cell office:value-type="float" office:value="166028">
                <text:p>166028</text:p>
              </table:table-cell>
              <table:table-cell office:value-type="float" office:value="172523">
                <text:p>172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250">
                <text:p>163250</text:p>
              </table:table-cell>
              <table:table-cell office:value-type="float" office:value="166028">
                <text:p>166028</text:p>
              </table:table-cell>
              <table:table-cell office:value-type="float" office:value="172523">
                <text:p>172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3250">
                <text:p>163250</text:p>
              </table:table-cell>
              <table:table-cell office:value-type="float" office:value="166028">
                <text:p>166028</text:p>
              </table:table-cell>
              <table:table-cell office:value-type="float" office:value="172523">
                <text:p>172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854">
                <text:p>162854</text:p>
              </table:table-cell>
              <table:table-cell office:value-type="float" office:value="165185">
                <text:p>165185</text:p>
              </table:table-cell>
              <table:table-cell office:value-type="float" office:value="172523">
                <text:p>172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734">
                <text:p>162734</text:p>
              </table:table-cell>
              <table:table-cell office:value-type="float" office:value="165185">
                <text:p>165185</text:p>
              </table:table-cell>
              <table:table-cell office:value-type="float" office:value="172523">
                <text:p>172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734">
                <text:p>162734</text:p>
              </table:table-cell>
              <table:table-cell office:value-type="float" office:value="165185">
                <text:p>165185</text:p>
              </table:table-cell>
              <table:table-cell office:value-type="float" office:value="171657">
                <text:p>171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734">
                <text:p>162734</text:p>
              </table:table-cell>
              <table:table-cell office:value-type="float" office:value="165156">
                <text:p>165156</text:p>
              </table:table-cell>
              <table:table-cell office:value-type="float" office:value="171657">
                <text:p>171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734">
                <text:p>162734</text:p>
              </table:table-cell>
              <table:table-cell office:value-type="float" office:value="165156">
                <text:p>165156</text:p>
              </table:table-cell>
              <table:table-cell office:value-type="float" office:value="171657">
                <text:p>1716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734">
                <text:p>162734</text:p>
              </table:table-cell>
              <table:table-cell office:value-type="float" office:value="164102">
                <text:p>164102</text:p>
              </table:table-cell>
              <table:table-cell office:value-type="float" office:value="171657">
                <text:p>171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075">
                <text:p>162075</text:p>
              </table:table-cell>
              <table:table-cell office:value-type="float" office:value="164102">
                <text:p>164102</text:p>
              </table:table-cell>
              <table:table-cell office:value-type="float" office:value="169757">
                <text:p>169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2075">
                <text:p>162075</text:p>
              </table:table-cell>
              <table:table-cell office:value-type="float" office:value="164102">
                <text:p>164102</text:p>
              </table:table-cell>
              <table:table-cell office:value-type="float" office:value="169757">
                <text:p>169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1827">
                <text:p>161827</text:p>
              </table:table-cell>
              <table:table-cell office:value-type="float" office:value="164102">
                <text:p>164102</text:p>
              </table:table-cell>
              <table:table-cell office:value-type="float" office:value="169757">
                <text:p>1697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1827">
                <text:p>161827</text:p>
              </table:table-cell>
              <table:table-cell office:value-type="float" office:value="163006">
                <text:p>163006</text:p>
              </table:table-cell>
              <table:table-cell office:value-type="float" office:value="167664">
                <text:p>167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1827">
                <text:p>161827</text:p>
              </table:table-cell>
              <table:table-cell office:value-type="float" office:value="162748">
                <text:p>162748</text:p>
              </table:table-cell>
              <table:table-cell office:value-type="float" office:value="167664">
                <text:p>167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1827">
                <text:p>161827</text:p>
              </table:table-cell>
              <table:table-cell office:value-type="float" office:value="162748">
                <text:p>162748</text:p>
              </table:table-cell>
              <table:table-cell office:value-type="float" office:value="167664">
                <text:p>167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1827">
                <text:p>161827</text:p>
              </table:table-cell>
              <table:table-cell office:value-type="float" office:value="162239">
                <text:p>162239</text:p>
              </table:table-cell>
              <table:table-cell office:value-type="float" office:value="167664">
                <text:p>167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1970">
                <text:p>161970</text:p>
              </table:table-cell>
              <table:table-cell office:value-type="float" office:value="167664">
                <text:p>167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1970">
                <text:p>161970</text:p>
              </table:table-cell>
              <table:table-cell office:value-type="float" office:value="167664">
                <text:p>167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1970">
                <text:p>161970</text:p>
              </table:table-cell>
              <table:table-cell office:value-type="float" office:value="166996">
                <text:p>166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1970">
                <text:p>161970</text:p>
              </table:table-cell>
              <table:table-cell office:value-type="float" office:value="166996">
                <text:p>166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1970">
                <text:p>161970</text:p>
              </table:table-cell>
              <table:table-cell office:value-type="float" office:value="166996">
                <text:p>1669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0836">
                <text:p>160836</text:p>
              </table:table-cell>
              <table:table-cell office:value-type="float" office:value="164918">
                <text:p>1649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0040">
                <text:p>160040</text:p>
              </table:table-cell>
              <table:table-cell office:value-type="float" office:value="164918">
                <text:p>164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0040">
                <text:p>160040</text:p>
              </table:table-cell>
              <table:table-cell office:value-type="float" office:value="164918">
                <text:p>1649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0040">
                <text:p>160040</text:p>
              </table:table-cell>
              <table:table-cell office:value-type="float" office:value="164918">
                <text:p>1649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0040">
                <text:p>160040</text:p>
              </table:table-cell>
              <table:table-cell office:value-type="float" office:value="164918">
                <text:p>164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707">
                <text:p>160707</text:p>
              </table:table-cell>
              <table:table-cell office:value-type="float" office:value="160040">
                <text:p>160040</text:p>
              </table:table-cell>
              <table:table-cell office:value-type="float" office:value="164257">
                <text:p>1642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483">
                <text:p>160483</text:p>
              </table:table-cell>
              <table:table-cell office:value-type="float" office:value="160019">
                <text:p>160019</text:p>
              </table:table-cell>
              <table:table-cell office:value-type="float" office:value="164257">
                <text:p>1642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483">
                <text:p>160483</text:p>
              </table:table-cell>
              <table:table-cell office:value-type="float" office:value="159718">
                <text:p>159718</text:p>
              </table:table-cell>
              <table:table-cell office:value-type="float" office:value="164257">
                <text:p>1642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483">
                <text:p>160483</text:p>
              </table:table-cell>
              <table:table-cell office:value-type="float" office:value="159718">
                <text:p>159718</text:p>
              </table:table-cell>
              <table:table-cell office:value-type="float" office:value="164257">
                <text:p>164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483">
                <text:p>160483</text:p>
              </table:table-cell>
              <table:table-cell office:value-type="float" office:value="158114">
                <text:p>158114</text:p>
              </table:table-cell>
              <table:table-cell office:value-type="float" office:value="164257">
                <text:p>1642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483">
                <text:p>160483</text:p>
              </table:table-cell>
              <table:table-cell office:value-type="float" office:value="158114">
                <text:p>158114</text:p>
              </table:table-cell>
              <table:table-cell office:value-type="float" office:value="163886">
                <text:p>163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483">
                <text:p>160483</text:p>
              </table:table-cell>
              <table:table-cell office:value-type="float" office:value="158114">
                <text:p>158114</text:p>
              </table:table-cell>
              <table:table-cell office:value-type="float" office:value="163886">
                <text:p>163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483">
                <text:p>160483</text:p>
              </table:table-cell>
              <table:table-cell office:value-type="float" office:value="158114">
                <text:p>158114</text:p>
              </table:table-cell>
              <table:table-cell office:value-type="float" office:value="163448">
                <text:p>1634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362">
                <text:p>160362</text:p>
              </table:table-cell>
              <table:table-cell office:value-type="float" office:value="158114">
                <text:p>158114</text:p>
              </table:table-cell>
              <table:table-cell office:value-type="float" office:value="163448">
                <text:p>163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60362">
                <text:p>160362</text:p>
              </table:table-cell>
              <table:table-cell office:value-type="float" office:value="158114">
                <text:p>158114</text:p>
              </table:table-cell>
              <table:table-cell office:value-type="float" office:value="163448">
                <text:p>163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931">
                <text:p>158931</text:p>
              </table:table-cell>
              <table:table-cell office:value-type="float" office:value="156669">
                <text:p>156669</text:p>
              </table:table-cell>
              <table:table-cell office:value-type="float" office:value="162197">
                <text:p>162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931">
                <text:p>158931</text:p>
              </table:table-cell>
              <table:table-cell office:value-type="float" office:value="156669">
                <text:p>156669</text:p>
              </table:table-cell>
              <table:table-cell office:value-type="float" office:value="162197">
                <text:p>16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931">
                <text:p>158931</text:p>
              </table:table-cell>
              <table:table-cell office:value-type="float" office:value="156669">
                <text:p>156669</text:p>
              </table:table-cell>
              <table:table-cell office:value-type="float" office:value="162197">
                <text:p>1621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931">
                <text:p>158931</text:p>
              </table:table-cell>
              <table:table-cell office:value-type="float" office:value="156669">
                <text:p>156669</text:p>
              </table:table-cell>
              <table:table-cell office:value-type="float" office:value="162197">
                <text:p>162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931">
                <text:p>158931</text:p>
              </table:table-cell>
              <table:table-cell office:value-type="float" office:value="156669">
                <text:p>156669</text:p>
              </table:table-cell>
              <table:table-cell office:value-type="float" office:value="162197">
                <text:p>1621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931">
                <text:p>158931</text:p>
              </table:table-cell>
              <table:table-cell office:value-type="float" office:value="156669">
                <text:p>156669</text:p>
              </table:table-cell>
              <table:table-cell office:value-type="float" office:value="160874">
                <text:p>160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931">
                <text:p>158931</text:p>
              </table:table-cell>
              <table:table-cell office:value-type="float" office:value="156506">
                <text:p>156506</text:p>
              </table:table-cell>
              <table:table-cell office:value-type="float" office:value="160874">
                <text:p>1608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555">
                <text:p>158555</text:p>
              </table:table-cell>
              <table:table-cell office:value-type="float" office:value="156280">
                <text:p>156280</text:p>
              </table:table-cell>
              <table:table-cell office:value-type="float" office:value="160874">
                <text:p>160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555">
                <text:p>158555</text:p>
              </table:table-cell>
              <table:table-cell office:value-type="float" office:value="156280">
                <text:p>156280</text:p>
              </table:table-cell>
              <table:table-cell office:value-type="float" office:value="160874">
                <text:p>1608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555">
                <text:p>158555</text:p>
              </table:table-cell>
              <table:table-cell office:value-type="float" office:value="156280">
                <text:p>156280</text:p>
              </table:table-cell>
              <table:table-cell office:value-type="float" office:value="160874">
                <text:p>1608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555">
                <text:p>158555</text:p>
              </table:table-cell>
              <table:table-cell office:value-type="float" office:value="156280">
                <text:p>156280</text:p>
              </table:table-cell>
              <table:table-cell office:value-type="float" office:value="160784">
                <text:p>160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555">
                <text:p>158555</text:p>
              </table:table-cell>
              <table:table-cell office:value-type="float" office:value="156048">
                <text:p>156048</text:p>
              </table:table-cell>
              <table:table-cell office:value-type="float" office:value="160784">
                <text:p>160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555">
                <text:p>158555</text:p>
              </table:table-cell>
              <table:table-cell office:value-type="float" office:value="156048">
                <text:p>156048</text:p>
              </table:table-cell>
              <table:table-cell office:value-type="float" office:value="160784">
                <text:p>1607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555">
                <text:p>158555</text:p>
              </table:table-cell>
              <table:table-cell office:value-type="float" office:value="156048">
                <text:p>156048</text:p>
              </table:table-cell>
              <table:table-cell office:value-type="float" office:value="160554">
                <text:p>160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173">
                <text:p>158173</text:p>
              </table:table-cell>
              <table:table-cell office:value-type="float" office:value="156048">
                <text:p>156048</text:p>
              </table:table-cell>
              <table:table-cell office:value-type="float" office:value="160285">
                <text:p>1602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173">
                <text:p>158173</text:p>
              </table:table-cell>
              <table:table-cell office:value-type="float" office:value="154603">
                <text:p>154603</text:p>
              </table:table-cell>
              <table:table-cell office:value-type="float" office:value="160285">
                <text:p>1602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173">
                <text:p>158173</text:p>
              </table:table-cell>
              <table:table-cell office:value-type="float" office:value="154603">
                <text:p>154603</text:p>
              </table:table-cell>
              <table:table-cell office:value-type="float" office:value="160285">
                <text:p>1602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173">
                <text:p>158173</text:p>
              </table:table-cell>
              <table:table-cell office:value-type="float" office:value="154603">
                <text:p>154603</text:p>
              </table:table-cell>
              <table:table-cell office:value-type="float" office:value="160259">
                <text:p>160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173">
                <text:p>158173</text:p>
              </table:table-cell>
              <table:table-cell office:value-type="float" office:value="154603">
                <text:p>154603</text:p>
              </table:table-cell>
              <table:table-cell office:value-type="float" office:value="160259">
                <text:p>160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8072">
                <text:p>158072</text:p>
              </table:table-cell>
              <table:table-cell office:value-type="float" office:value="153449">
                <text:p>153449</text:p>
              </table:table-cell>
              <table:table-cell office:value-type="float" office:value="160259">
                <text:p>1602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880">
                <text:p>157880</text:p>
              </table:table-cell>
              <table:table-cell office:value-type="float" office:value="153449">
                <text:p>153449</text:p>
              </table:table-cell>
              <table:table-cell office:value-type="float" office:value="160259">
                <text:p>1602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797">
                <text:p>157797</text:p>
              </table:table-cell>
              <table:table-cell office:value-type="float" office:value="153449">
                <text:p>153449</text:p>
              </table:table-cell>
              <table:table-cell office:value-type="float" office:value="160259">
                <text:p>1602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797">
                <text:p>157797</text:p>
              </table:table-cell>
              <table:table-cell office:value-type="float" office:value="153449">
                <text:p>153449</text:p>
              </table:table-cell>
              <table:table-cell office:value-type="float" office:value="159810">
                <text:p>1598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797">
                <text:p>157797</text:p>
              </table:table-cell>
              <table:table-cell office:value-type="float" office:value="153449">
                <text:p>153449</text:p>
              </table:table-cell>
              <table:table-cell office:value-type="float" office:value="159810">
                <text:p>1598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797">
                <text:p>157797</text:p>
              </table:table-cell>
              <table:table-cell office:value-type="float" office:value="153449">
                <text:p>153449</text:p>
              </table:table-cell>
              <table:table-cell office:value-type="float" office:value="159810">
                <text:p>1598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398">
                <text:p>157398</text:p>
              </table:table-cell>
              <table:table-cell office:value-type="float" office:value="153449">
                <text:p>153449</text:p>
              </table:table-cell>
              <table:table-cell office:value-type="float" office:value="159810">
                <text:p>1598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398">
                <text:p>157398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499">
                <text:p>158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7156">
                <text:p>157156</text:p>
              </table:table-cell>
              <table:table-cell office:value-type="float" office:value="153389">
                <text:p>153389</text:p>
              </table:table-cell>
              <table:table-cell office:value-type="float" office:value="158499">
                <text:p>1584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381">
                <text:p>156381</text:p>
              </table:table-cell>
              <table:table-cell office:value-type="float" office:value="153389">
                <text:p>153389</text:p>
              </table:table-cell>
              <table:table-cell office:value-type="float" office:value="158499">
                <text:p>1584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381">
                <text:p>156381</text:p>
              </table:table-cell>
              <table:table-cell office:value-type="float" office:value="153389">
                <text:p>153389</text:p>
              </table:table-cell>
              <table:table-cell office:value-type="float" office:value="157747">
                <text:p>1577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381">
                <text:p>156381</text:p>
              </table:table-cell>
              <table:table-cell office:value-type="float" office:value="153389">
                <text:p>153389</text:p>
              </table:table-cell>
              <table:table-cell office:value-type="float" office:value="157747">
                <text:p>1577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381">
                <text:p>156381</text:p>
              </table:table-cell>
              <table:table-cell office:value-type="float" office:value="153389">
                <text:p>153389</text:p>
              </table:table-cell>
              <table:table-cell office:value-type="float" office:value="157694">
                <text:p>1576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381">
                <text:p>156381</text:p>
              </table:table-cell>
              <table:table-cell office:value-type="float" office:value="153389">
                <text:p>153389</text:p>
              </table:table-cell>
              <table:table-cell office:value-type="float" office:value="157694">
                <text:p>1576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381">
                <text:p>156381</text:p>
              </table:table-cell>
              <table:table-cell office:value-type="float" office:value="153389">
                <text:p>153389</text:p>
              </table:table-cell>
              <table:table-cell office:value-type="float" office:value="157694">
                <text:p>157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141">
                <text:p>156141</text:p>
              </table:table-cell>
              <table:table-cell office:value-type="float" office:value="153389">
                <text:p>153389</text:p>
              </table:table-cell>
              <table:table-cell office:value-type="float" office:value="157694">
                <text:p>157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141">
                <text:p>156141</text:p>
              </table:table-cell>
              <table:table-cell office:value-type="float" office:value="153389">
                <text:p>153389</text:p>
              </table:table-cell>
              <table:table-cell office:value-type="float" office:value="157694">
                <text:p>157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141">
                <text:p>156141</text:p>
              </table:table-cell>
              <table:table-cell office:value-type="float" office:value="153389">
                <text:p>153389</text:p>
              </table:table-cell>
              <table:table-cell office:value-type="float" office:value="156655">
                <text:p>1566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141">
                <text:p>156141</text:p>
              </table:table-cell>
              <table:table-cell office:value-type="float" office:value="153389">
                <text:p>153389</text:p>
              </table:table-cell>
              <table:table-cell office:value-type="float" office:value="156655">
                <text:p>1566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6141">
                <text:p>156141</text:p>
              </table:table-cell>
              <table:table-cell office:value-type="float" office:value="153389">
                <text:p>153389</text:p>
              </table:table-cell>
              <table:table-cell office:value-type="float" office:value="156655">
                <text:p>156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4596">
                <text:p>154596</text:p>
              </table:table-cell>
              <table:table-cell office:value-type="float" office:value="153389">
                <text:p>153389</text:p>
              </table:table-cell>
              <table:table-cell office:value-type="float" office:value="156655">
                <text:p>156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4596">
                <text:p>154596</text:p>
              </table:table-cell>
              <table:table-cell office:value-type="float" office:value="153389">
                <text:p>153389</text:p>
              </table:table-cell>
              <table:table-cell office:value-type="float" office:value="156655">
                <text:p>1566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3389">
                <text:p>153389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3389">
                <text:p>153389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3389">
                <text:p>153389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3389">
                <text:p>153389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3389">
                <text:p>153389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821">
                <text:p>153821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317">
                <text:p>153317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317">
                <text:p>153317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317">
                <text:p>153317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317">
                <text:p>153317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317">
                <text:p>153317</text:p>
              </table:table-cell>
              <table:table-cell office:value-type="float" office:value="152785">
                <text:p>152785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317">
                <text:p>153317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317">
                <text:p>153317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227">
                <text:p>153227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227">
                <text:p>153227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227">
                <text:p>153227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227">
                <text:p>153227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3227">
                <text:p>153227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2986">
                <text:p>152986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2986">
                <text:p>152986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2986">
                <text:p>152986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2986">
                <text:p>152986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2986">
                <text:p>152986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6245">
                <text:p>156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955">
                <text:p>151955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450">
                <text:p>152450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5337">
                <text:p>1553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4882">
                <text:p>1548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4882">
                <text:p>1548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4882">
                <text:p>1548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4882">
                <text:p>1548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4882">
                <text:p>1548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4882">
                <text:p>1548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4882">
                <text:p>1548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989">
                <text:p>1539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714">
                <text:p>151714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2021">
                <text:p>152021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797">
                <text:p>151797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679">
                <text:p>151679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679">
                <text:p>151679</text:p>
              </table:table-cell>
              <table:table-cell office:value-type="float" office:value="153757">
                <text:p>153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6948">
                <text:p>176948</text:p>
              </table:table-cell>
              <table:table-cell office:value-type="float" office:value="191068">
                <text:p>191068</text:p>
              </table:table-cell>
              <table:table-cell office:value-type="float" office:value="151482">
                <text:p>151482</text:p>
              </table:table-cell>
              <table:table-cell office:value-type="float" office:value="151215">
                <text:p>151215</text:p>
              </table:table-cell>
              <table:table-cell office:value-type="float" office:value="153757">
                <text:p>1537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205000" chart:maximum="4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1cm" svg:height="15.094cm" xlink:href="." xlink:type="simple" chart:class="chart:line" chart:style-name="ch1">
        <chart:title svg:x="9.784cm" svg:y="0.437cm" chart:style-name="ch2">
          <text:p>Losowo wygenerowany test</text:p>
        </chart:title>
        <chart:subtitle svg:x="7.866cm" svg:y="1.517cm" chart:style-name="ch3">
          <text:p>N = 75, algorytmy ewolucyjne z różnymi parametrami</text:p>
        </chart:subtitle>
        <chart:legend chart:legend-position="end" svg:x="18.761cm" svg:y="6.252cm" style:legend-expansion="high" chart:style-name="ch4"/>
        <chart:plot-area chart:style-name="ch5" chart:data-source-has-labels="both" svg:x="0.95cm" svg:y="2.802cm" svg:width="16.812cm" svg:height="11.571cm">
          <chartooo:coordinate-region svg:x="2.312cm" svg:y="2.802cm" svg:width="15.45cm" svg:height="10.925cm"/>
          <chart:axis chart:dimension="x" chart:name="primary-x" chart:style-name="ch6" chartooo:axis-type="text">
            <chart:categories table:cell-range-address="local-table.$A$2:.$A$40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03" chart:label-cell-address="local-table.$B$1" chart:class="chart:line">
            <chart:data-point chart:repeated="402"/>
          </chart:series>
          <chart:series chart:style-name="ch10" chart:values-cell-range-address="local-table.$C$2:.$C$403" chart:label-cell-address="local-table.$C$1" chart:class="chart:line">
            <chart:data-point chart:repeated="402"/>
          </chart:series>
          <chart:series chart:style-name="ch11" chart:values-cell-range-address="local-table.$D$2:.$D$403" chart:label-cell-address="local-table.$D$1" chart:class="chart:line">
            <chart:data-point chart:repeated="402"/>
          </chart:series>
          <chart:series chart:style-name="ch12" chart:values-cell-range-address="local-table.$E$2:.$E$403" chart:label-cell-address="local-table.$E$1" chart:class="chart:line">
            <chart:data-point chart:repeated="402"/>
          </chart:series>
          <chart:series chart:style-name="ch13" chart:values-cell-range-address="local-table.$F$2:.$F$403" chart:label-cell-address="local-table.$F$1" chart:class="chart:line">
            <chart:data-point chart:repeated="4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jbliższy sąsiad</text:p>
              </table:table-cell>
              <table:table-cell office:value-type="string">
                <text:p>Najbliższe trójki</text:p>
              </table:table-cell>
              <table:table-cell office:value-type="string">
                <text:p>Alg. Ewolucyjny (0.75, 0.2, 200)</text:p>
              </table:table-cell>
              <table:table-cell office:value-type="string">
                <text:p>Alg. Ewolucyjny (0.75, 0.2, 100)</text:p>
              </table:table-cell>
              <table:table-cell office:value-type="string">
                <text:p>Alg. Ewolucyjny (0.9, 0.4, 200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85891">
                <text:p>385891</text:p>
              </table:table-cell>
              <table:table-cell office:value-type="float" office:value="389401">
                <text:p>389401</text:p>
              </table:table-cell>
              <table:table-cell office:value-type="float" office:value="372500">
                <text:p>3725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85891">
                <text:p>385891</text:p>
              </table:table-cell>
              <table:table-cell office:value-type="float" office:value="388770">
                <text:p>388770</text:p>
              </table:table-cell>
              <table:table-cell office:value-type="float" office:value="368820">
                <text:p>3688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82527">
                <text:p>382527</text:p>
              </table:table-cell>
              <table:table-cell office:value-type="float" office:value="380067">
                <text:p>380067</text:p>
              </table:table-cell>
              <table:table-cell office:value-type="float" office:value="368820">
                <text:p>368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76902">
                <text:p>376902</text:p>
              </table:table-cell>
              <table:table-cell office:value-type="float" office:value="379165">
                <text:p>379165</text:p>
              </table:table-cell>
              <table:table-cell office:value-type="float" office:value="366922">
                <text:p>366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76902">
                <text:p>376902</text:p>
              </table:table-cell>
              <table:table-cell office:value-type="float" office:value="376597">
                <text:p>376597</text:p>
              </table:table-cell>
              <table:table-cell office:value-type="float" office:value="361603">
                <text:p>361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73018">
                <text:p>373018</text:p>
              </table:table-cell>
              <table:table-cell office:value-type="float" office:value="368186">
                <text:p>368186</text:p>
              </table:table-cell>
              <table:table-cell office:value-type="float" office:value="361603">
                <text:p>361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64566">
                <text:p>364566</text:p>
              </table:table-cell>
              <table:table-cell office:value-type="float" office:value="366798">
                <text:p>366798</text:p>
              </table:table-cell>
              <table:table-cell office:value-type="float" office:value="357289">
                <text:p>357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64566">
                <text:p>364566</text:p>
              </table:table-cell>
              <table:table-cell office:value-type="float" office:value="366798">
                <text:p>366798</text:p>
              </table:table-cell>
              <table:table-cell office:value-type="float" office:value="355727">
                <text:p>355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61801">
                <text:p>361801</text:p>
              </table:table-cell>
              <table:table-cell office:value-type="float" office:value="364984">
                <text:p>364984</text:p>
              </table:table-cell>
              <table:table-cell office:value-type="float" office:value="351862">
                <text:p>351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60297">
                <text:p>360297</text:p>
              </table:table-cell>
              <table:table-cell office:value-type="float" office:value="357954">
                <text:p>357954</text:p>
              </table:table-cell>
              <table:table-cell office:value-type="float" office:value="351090">
                <text:p>3510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56394">
                <text:p>356394</text:p>
              </table:table-cell>
              <table:table-cell office:value-type="float" office:value="357954">
                <text:p>357954</text:p>
              </table:table-cell>
              <table:table-cell office:value-type="float" office:value="346936">
                <text:p>346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7630">
                <text:p>347630</text:p>
              </table:table-cell>
              <table:table-cell office:value-type="float" office:value="357954">
                <text:p>357954</text:p>
              </table:table-cell>
              <table:table-cell office:value-type="float" office:value="346193">
                <text:p>346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7630">
                <text:p>347630</text:p>
              </table:table-cell>
              <table:table-cell office:value-type="float" office:value="357954">
                <text:p>357954</text:p>
              </table:table-cell>
              <table:table-cell office:value-type="float" office:value="343906">
                <text:p>343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7536">
                <text:p>347536</text:p>
              </table:table-cell>
              <table:table-cell office:value-type="float" office:value="355920">
                <text:p>355920</text:p>
              </table:table-cell>
              <table:table-cell office:value-type="float" office:value="341946">
                <text:p>341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7536">
                <text:p>347536</text:p>
              </table:table-cell>
              <table:table-cell office:value-type="float" office:value="353562">
                <text:p>353562</text:p>
              </table:table-cell>
              <table:table-cell office:value-type="float" office:value="339209">
                <text:p>339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4329">
                <text:p>344329</text:p>
              </table:table-cell>
              <table:table-cell office:value-type="float" office:value="351461">
                <text:p>351461</text:p>
              </table:table-cell>
              <table:table-cell office:value-type="float" office:value="338443">
                <text:p>338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3065">
                <text:p>343065</text:p>
              </table:table-cell>
              <table:table-cell office:value-type="float" office:value="350613">
                <text:p>350613</text:p>
              </table:table-cell>
              <table:table-cell office:value-type="float" office:value="336971">
                <text:p>336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3065">
                <text:p>343065</text:p>
              </table:table-cell>
              <table:table-cell office:value-type="float" office:value="350597">
                <text:p>350597</text:p>
              </table:table-cell>
              <table:table-cell office:value-type="float" office:value="336971">
                <text:p>336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40966">
                <text:p>340966</text:p>
              </table:table-cell>
              <table:table-cell office:value-type="float" office:value="349652">
                <text:p>349652</text:p>
              </table:table-cell>
              <table:table-cell office:value-type="float" office:value="332517">
                <text:p>332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37923">
                <text:p>337923</text:p>
              </table:table-cell>
              <table:table-cell office:value-type="float" office:value="347933">
                <text:p>347933</text:p>
              </table:table-cell>
              <table:table-cell office:value-type="float" office:value="332271">
                <text:p>332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37923">
                <text:p>337923</text:p>
              </table:table-cell>
              <table:table-cell office:value-type="float" office:value="345783">
                <text:p>345783</text:p>
              </table:table-cell>
              <table:table-cell office:value-type="float" office:value="330117">
                <text:p>33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37923">
                <text:p>337923</text:p>
              </table:table-cell>
              <table:table-cell office:value-type="float" office:value="342186">
                <text:p>342186</text:p>
              </table:table-cell>
              <table:table-cell office:value-type="float" office:value="325512">
                <text:p>325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32253">
                <text:p>332253</text:p>
              </table:table-cell>
              <table:table-cell office:value-type="float" office:value="334723">
                <text:p>334723</text:p>
              </table:table-cell>
              <table:table-cell office:value-type="float" office:value="325512">
                <text:p>325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32253">
                <text:p>332253</text:p>
              </table:table-cell>
              <table:table-cell office:value-type="float" office:value="334723">
                <text:p>334723</text:p>
              </table:table-cell>
              <table:table-cell office:value-type="float" office:value="325512">
                <text:p>325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31508">
                <text:p>331508</text:p>
              </table:table-cell>
              <table:table-cell office:value-type="float" office:value="334723">
                <text:p>334723</text:p>
              </table:table-cell>
              <table:table-cell office:value-type="float" office:value="324891">
                <text:p>3248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29476">
                <text:p>329476</text:p>
              </table:table-cell>
              <table:table-cell office:value-type="float" office:value="333329">
                <text:p>333329</text:p>
              </table:table-cell>
              <table:table-cell office:value-type="float" office:value="322670">
                <text:p>3226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28462">
                <text:p>328462</text:p>
              </table:table-cell>
              <table:table-cell office:value-type="float" office:value="331435">
                <text:p>331435</text:p>
              </table:table-cell>
              <table:table-cell office:value-type="float" office:value="322670">
                <text:p>3226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28462">
                <text:p>328462</text:p>
              </table:table-cell>
              <table:table-cell office:value-type="float" office:value="330453">
                <text:p>330453</text:p>
              </table:table-cell>
              <table:table-cell office:value-type="float" office:value="322670">
                <text:p>3226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25904">
                <text:p>325904</text:p>
              </table:table-cell>
              <table:table-cell office:value-type="float" office:value="319145">
                <text:p>319145</text:p>
              </table:table-cell>
              <table:table-cell office:value-type="float" office:value="320937">
                <text:p>320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24773">
                <text:p>324773</text:p>
              </table:table-cell>
              <table:table-cell office:value-type="float" office:value="318724">
                <text:p>318724</text:p>
              </table:table-cell>
              <table:table-cell office:value-type="float" office:value="319075">
                <text:p>319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23507">
                <text:p>323507</text:p>
              </table:table-cell>
              <table:table-cell office:value-type="float" office:value="318724">
                <text:p>318724</text:p>
              </table:table-cell>
              <table:table-cell office:value-type="float" office:value="317860">
                <text:p>3178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23386">
                <text:p>323386</text:p>
              </table:table-cell>
              <table:table-cell office:value-type="float" office:value="317156">
                <text:p>317156</text:p>
              </table:table-cell>
              <table:table-cell office:value-type="float" office:value="313996">
                <text:p>313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9844">
                <text:p>319844</text:p>
              </table:table-cell>
              <table:table-cell office:value-type="float" office:value="315132">
                <text:p>315132</text:p>
              </table:table-cell>
              <table:table-cell office:value-type="float" office:value="313996">
                <text:p>313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9844">
                <text:p>319844</text:p>
              </table:table-cell>
              <table:table-cell office:value-type="float" office:value="312491">
                <text:p>312491</text:p>
              </table:table-cell>
              <table:table-cell office:value-type="float" office:value="313996">
                <text:p>313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8923">
                <text:p>318923</text:p>
              </table:table-cell>
              <table:table-cell office:value-type="float" office:value="311543">
                <text:p>311543</text:p>
              </table:table-cell>
              <table:table-cell office:value-type="float" office:value="310196">
                <text:p>310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8450">
                <text:p>318450</text:p>
              </table:table-cell>
              <table:table-cell office:value-type="float" office:value="311543">
                <text:p>311543</text:p>
              </table:table-cell>
              <table:table-cell office:value-type="float" office:value="310196">
                <text:p>310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8306">
                <text:p>318306</text:p>
              </table:table-cell>
              <table:table-cell office:value-type="float" office:value="309735">
                <text:p>309735</text:p>
              </table:table-cell>
              <table:table-cell office:value-type="float" office:value="309408">
                <text:p>309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4234">
                <text:p>314234</text:p>
              </table:table-cell>
              <table:table-cell office:value-type="float" office:value="305804">
                <text:p>305804</text:p>
              </table:table-cell>
              <table:table-cell office:value-type="float" office:value="309408">
                <text:p>309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4076">
                <text:p>314076</text:p>
              </table:table-cell>
              <table:table-cell office:value-type="float" office:value="305804">
                <text:p>305804</text:p>
              </table:table-cell>
              <table:table-cell office:value-type="float" office:value="305584">
                <text:p>305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3466">
                <text:p>313466</text:p>
              </table:table-cell>
              <table:table-cell office:value-type="float" office:value="305804">
                <text:p>305804</text:p>
              </table:table-cell>
              <table:table-cell office:value-type="float" office:value="304771">
                <text:p>304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3037">
                <text:p>313037</text:p>
              </table:table-cell>
              <table:table-cell office:value-type="float" office:value="300826">
                <text:p>300826</text:p>
              </table:table-cell>
              <table:table-cell office:value-type="float" office:value="302766">
                <text:p>302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1418">
                <text:p>311418</text:p>
              </table:table-cell>
              <table:table-cell office:value-type="float" office:value="300826">
                <text:p>300826</text:p>
              </table:table-cell>
              <table:table-cell office:value-type="float" office:value="302237">
                <text:p>302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11085">
                <text:p>311085</text:p>
              </table:table-cell>
              <table:table-cell office:value-type="float" office:value="300826">
                <text:p>300826</text:p>
              </table:table-cell>
              <table:table-cell office:value-type="float" office:value="302237">
                <text:p>302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7528">
                <text:p>307528</text:p>
              </table:table-cell>
              <table:table-cell office:value-type="float" office:value="299134">
                <text:p>299134</text:p>
              </table:table-cell>
              <table:table-cell office:value-type="float" office:value="301797">
                <text:p>301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7528">
                <text:p>307528</text:p>
              </table:table-cell>
              <table:table-cell office:value-type="float" office:value="299134">
                <text:p>299134</text:p>
              </table:table-cell>
              <table:table-cell office:value-type="float" office:value="300319">
                <text:p>300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7528">
                <text:p>307528</text:p>
              </table:table-cell>
              <table:table-cell office:value-type="float" office:value="297384">
                <text:p>297384</text:p>
              </table:table-cell>
              <table:table-cell office:value-type="float" office:value="298068">
                <text:p>298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6618">
                <text:p>306618</text:p>
              </table:table-cell>
              <table:table-cell office:value-type="float" office:value="297384">
                <text:p>297384</text:p>
              </table:table-cell>
              <table:table-cell office:value-type="float" office:value="298068">
                <text:p>298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5160">
                <text:p>305160</text:p>
              </table:table-cell>
              <table:table-cell office:value-type="float" office:value="297384">
                <text:p>297384</text:p>
              </table:table-cell>
              <table:table-cell office:value-type="float" office:value="298068">
                <text:p>298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3548">
                <text:p>303548</text:p>
              </table:table-cell>
              <table:table-cell office:value-type="float" office:value="296716">
                <text:p>296716</text:p>
              </table:table-cell>
              <table:table-cell office:value-type="float" office:value="297834">
                <text:p>297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3548">
                <text:p>303548</text:p>
              </table:table-cell>
              <table:table-cell office:value-type="float" office:value="296716">
                <text:p>296716</text:p>
              </table:table-cell>
              <table:table-cell office:value-type="float" office:value="296880">
                <text:p>2968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3548">
                <text:p>303548</text:p>
              </table:table-cell>
              <table:table-cell office:value-type="float" office:value="296133">
                <text:p>296133</text:p>
              </table:table-cell>
              <table:table-cell office:value-type="float" office:value="293612">
                <text:p>293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1903">
                <text:p>301903</text:p>
              </table:table-cell>
              <table:table-cell office:value-type="float" office:value="292885">
                <text:p>292885</text:p>
              </table:table-cell>
              <table:table-cell office:value-type="float" office:value="293612">
                <text:p>293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1903">
                <text:p>301903</text:p>
              </table:table-cell>
              <table:table-cell office:value-type="float" office:value="292885">
                <text:p>292885</text:p>
              </table:table-cell>
              <table:table-cell office:value-type="float" office:value="293612">
                <text:p>293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0738">
                <text:p>300738</text:p>
              </table:table-cell>
              <table:table-cell office:value-type="float" office:value="292885">
                <text:p>292885</text:p>
              </table:table-cell>
              <table:table-cell office:value-type="float" office:value="291329">
                <text:p>291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0738">
                <text:p>300738</text:p>
              </table:table-cell>
              <table:table-cell office:value-type="float" office:value="291650">
                <text:p>291650</text:p>
              </table:table-cell>
              <table:table-cell office:value-type="float" office:value="291329">
                <text:p>2913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300738">
                <text:p>300738</text:p>
              </table:table-cell>
              <table:table-cell office:value-type="float" office:value="291650">
                <text:p>291650</text:p>
              </table:table-cell>
              <table:table-cell office:value-type="float" office:value="290870">
                <text:p>2908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9143">
                <text:p>299143</text:p>
              </table:table-cell>
              <table:table-cell office:value-type="float" office:value="290973">
                <text:p>290973</text:p>
              </table:table-cell>
              <table:table-cell office:value-type="float" office:value="290870">
                <text:p>2908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9143">
                <text:p>299143</text:p>
              </table:table-cell>
              <table:table-cell office:value-type="float" office:value="290973">
                <text:p>290973</text:p>
              </table:table-cell>
              <table:table-cell office:value-type="float" office:value="289752">
                <text:p>289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7275">
                <text:p>297275</text:p>
              </table:table-cell>
              <table:table-cell office:value-type="float" office:value="290973">
                <text:p>290973</text:p>
              </table:table-cell>
              <table:table-cell office:value-type="float" office:value="288745">
                <text:p>288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7275">
                <text:p>297275</text:p>
              </table:table-cell>
              <table:table-cell office:value-type="float" office:value="287248">
                <text:p>287248</text:p>
              </table:table-cell>
              <table:table-cell office:value-type="float" office:value="288624">
                <text:p>288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7275">
                <text:p>297275</text:p>
              </table:table-cell>
              <table:table-cell office:value-type="float" office:value="287248">
                <text:p>287248</text:p>
              </table:table-cell>
              <table:table-cell office:value-type="float" office:value="287858">
                <text:p>2878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3326">
                <text:p>293326</text:p>
              </table:table-cell>
              <table:table-cell office:value-type="float" office:value="287248">
                <text:p>287248</text:p>
              </table:table-cell>
              <table:table-cell office:value-type="float" office:value="287858">
                <text:p>287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3055">
                <text:p>293055</text:p>
              </table:table-cell>
              <table:table-cell office:value-type="float" office:value="287248">
                <text:p>287248</text:p>
              </table:table-cell>
              <table:table-cell office:value-type="float" office:value="287701">
                <text:p>287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3055">
                <text:p>293055</text:p>
              </table:table-cell>
              <table:table-cell office:value-type="float" office:value="286638">
                <text:p>286638</text:p>
              </table:table-cell>
              <table:table-cell office:value-type="float" office:value="286706">
                <text:p>286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3055">
                <text:p>293055</text:p>
              </table:table-cell>
              <table:table-cell office:value-type="float" office:value="286638">
                <text:p>286638</text:p>
              </table:table-cell>
              <table:table-cell office:value-type="float" office:value="286360">
                <text:p>2863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2759">
                <text:p>292759</text:p>
              </table:table-cell>
              <table:table-cell office:value-type="float" office:value="285628">
                <text:p>285628</text:p>
              </table:table-cell>
              <table:table-cell office:value-type="float" office:value="284905">
                <text:p>2849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2569">
                <text:p>292569</text:p>
              </table:table-cell>
              <table:table-cell office:value-type="float" office:value="285628">
                <text:p>285628</text:p>
              </table:table-cell>
              <table:table-cell office:value-type="float" office:value="284905">
                <text:p>2849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0682">
                <text:p>290682</text:p>
              </table:table-cell>
              <table:table-cell office:value-type="float" office:value="285628">
                <text:p>285628</text:p>
              </table:table-cell>
              <table:table-cell office:value-type="float" office:value="284450">
                <text:p>2844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90682">
                <text:p>290682</text:p>
              </table:table-cell>
              <table:table-cell office:value-type="float" office:value="285628">
                <text:p>285628</text:p>
              </table:table-cell>
              <table:table-cell office:value-type="float" office:value="283801">
                <text:p>2838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9278">
                <text:p>289278</text:p>
              </table:table-cell>
              <table:table-cell office:value-type="float" office:value="285628">
                <text:p>285628</text:p>
              </table:table-cell>
              <table:table-cell office:value-type="float" office:value="282081">
                <text:p>2820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9278">
                <text:p>289278</text:p>
              </table:table-cell>
              <table:table-cell office:value-type="float" office:value="284009">
                <text:p>284009</text:p>
              </table:table-cell>
              <table:table-cell office:value-type="float" office:value="281814">
                <text:p>281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9278">
                <text:p>289278</text:p>
              </table:table-cell>
              <table:table-cell office:value-type="float" office:value="284009">
                <text:p>284009</text:p>
              </table:table-cell>
              <table:table-cell office:value-type="float" office:value="281814">
                <text:p>281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9270">
                <text:p>289270</text:p>
              </table:table-cell>
              <table:table-cell office:value-type="float" office:value="284009">
                <text:p>284009</text:p>
              </table:table-cell>
              <table:table-cell office:value-type="float" office:value="280207">
                <text:p>280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8886">
                <text:p>288886</text:p>
              </table:table-cell>
              <table:table-cell office:value-type="float" office:value="284009">
                <text:p>284009</text:p>
              </table:table-cell>
              <table:table-cell office:value-type="float" office:value="279107">
                <text:p>279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7340">
                <text:p>287340</text:p>
              </table:table-cell>
              <table:table-cell office:value-type="float" office:value="282082">
                <text:p>282082</text:p>
              </table:table-cell>
              <table:table-cell office:value-type="float" office:value="279107">
                <text:p>279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7340">
                <text:p>287340</text:p>
              </table:table-cell>
              <table:table-cell office:value-type="float" office:value="282082">
                <text:p>282082</text:p>
              </table:table-cell>
              <table:table-cell office:value-type="float" office:value="279107">
                <text:p>279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6113">
                <text:p>286113</text:p>
              </table:table-cell>
              <table:table-cell office:value-type="float" office:value="282027">
                <text:p>282027</text:p>
              </table:table-cell>
              <table:table-cell office:value-type="float" office:value="279107">
                <text:p>279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6113">
                <text:p>286113</text:p>
              </table:table-cell>
              <table:table-cell office:value-type="float" office:value="281676">
                <text:p>281676</text:p>
              </table:table-cell>
              <table:table-cell office:value-type="float" office:value="279107">
                <text:p>279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6113">
                <text:p>286113</text:p>
              </table:table-cell>
              <table:table-cell office:value-type="float" office:value="281676">
                <text:p>281676</text:p>
              </table:table-cell>
              <table:table-cell office:value-type="float" office:value="278641">
                <text:p>2786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5223">
                <text:p>285223</text:p>
              </table:table-cell>
              <table:table-cell office:value-type="float" office:value="280488">
                <text:p>280488</text:p>
              </table:table-cell>
              <table:table-cell office:value-type="float" office:value="276696">
                <text:p>276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5030">
                <text:p>285030</text:p>
              </table:table-cell>
              <table:table-cell office:value-type="float" office:value="280488">
                <text:p>280488</text:p>
              </table:table-cell>
              <table:table-cell office:value-type="float" office:value="276696">
                <text:p>276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3726">
                <text:p>283726</text:p>
              </table:table-cell>
              <table:table-cell office:value-type="float" office:value="280488">
                <text:p>280488</text:p>
              </table:table-cell>
              <table:table-cell office:value-type="float" office:value="276696">
                <text:p>276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3726">
                <text:p>283726</text:p>
              </table:table-cell>
              <table:table-cell office:value-type="float" office:value="280191">
                <text:p>280191</text:p>
              </table:table-cell>
              <table:table-cell office:value-type="float" office:value="276696">
                <text:p>276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3475">
                <text:p>283475</text:p>
              </table:table-cell>
              <table:table-cell office:value-type="float" office:value="280191">
                <text:p>280191</text:p>
              </table:table-cell>
              <table:table-cell office:value-type="float" office:value="274771">
                <text:p>274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0285">
                <text:p>280285</text:p>
              </table:table-cell>
              <table:table-cell office:value-type="float" office:value="276938">
                <text:p>276938</text:p>
              </table:table-cell>
              <table:table-cell office:value-type="float" office:value="274771">
                <text:p>274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80285">
                <text:p>280285</text:p>
              </table:table-cell>
              <table:table-cell office:value-type="float" office:value="276938">
                <text:p>276938</text:p>
              </table:table-cell>
              <table:table-cell office:value-type="float" office:value="274771">
                <text:p>2747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8443">
                <text:p>278443</text:p>
              </table:table-cell>
              <table:table-cell office:value-type="float" office:value="276938">
                <text:p>276938</text:p>
              </table:table-cell>
              <table:table-cell office:value-type="float" office:value="274541">
                <text:p>274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8443">
                <text:p>278443</text:p>
              </table:table-cell>
              <table:table-cell office:value-type="float" office:value="276384">
                <text:p>276384</text:p>
              </table:table-cell>
              <table:table-cell office:value-type="float" office:value="274541">
                <text:p>2745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8019">
                <text:p>278019</text:p>
              </table:table-cell>
              <table:table-cell office:value-type="float" office:value="276384">
                <text:p>276384</text:p>
              </table:table-cell>
              <table:table-cell office:value-type="float" office:value="272470">
                <text:p>2724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8019">
                <text:p>278019</text:p>
              </table:table-cell>
              <table:table-cell office:value-type="float" office:value="276384">
                <text:p>276384</text:p>
              </table:table-cell>
              <table:table-cell office:value-type="float" office:value="272470">
                <text:p>2724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8019">
                <text:p>278019</text:p>
              </table:table-cell>
              <table:table-cell office:value-type="float" office:value="276384">
                <text:p>276384</text:p>
              </table:table-cell>
              <table:table-cell office:value-type="float" office:value="272221">
                <text:p>272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8019">
                <text:p>278019</text:p>
              </table:table-cell>
              <table:table-cell office:value-type="float" office:value="276384">
                <text:p>276384</text:p>
              </table:table-cell>
              <table:table-cell office:value-type="float" office:value="272221">
                <text:p>272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7997">
                <text:p>277997</text:p>
              </table:table-cell>
              <table:table-cell office:value-type="float" office:value="274018">
                <text:p>274018</text:p>
              </table:table-cell>
              <table:table-cell office:value-type="float" office:value="271517">
                <text:p>2715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7856">
                <text:p>277856</text:p>
              </table:table-cell>
              <table:table-cell office:value-type="float" office:value="274018">
                <text:p>274018</text:p>
              </table:table-cell>
              <table:table-cell office:value-type="float" office:value="271517">
                <text:p>2715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7856">
                <text:p>277856</text:p>
              </table:table-cell>
              <table:table-cell office:value-type="float" office:value="274018">
                <text:p>274018</text:p>
              </table:table-cell>
              <table:table-cell office:value-type="float" office:value="271517">
                <text:p>271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6934">
                <text:p>276934</text:p>
              </table:table-cell>
              <table:table-cell office:value-type="float" office:value="274018">
                <text:p>274018</text:p>
              </table:table-cell>
              <table:table-cell office:value-type="float" office:value="269277">
                <text:p>2692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6796">
                <text:p>276796</text:p>
              </table:table-cell>
              <table:table-cell office:value-type="float" office:value="273741">
                <text:p>273741</text:p>
              </table:table-cell>
              <table:table-cell office:value-type="float" office:value="269277">
                <text:p>269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6442">
                <text:p>276442</text:p>
              </table:table-cell>
              <table:table-cell office:value-type="float" office:value="273741">
                <text:p>273741</text:p>
              </table:table-cell>
              <table:table-cell office:value-type="float" office:value="269086">
                <text:p>2690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6442">
                <text:p>276442</text:p>
              </table:table-cell>
              <table:table-cell office:value-type="float" office:value="273741">
                <text:p>273741</text:p>
              </table:table-cell>
              <table:table-cell office:value-type="float" office:value="269086">
                <text:p>269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5925">
                <text:p>275925</text:p>
              </table:table-cell>
              <table:table-cell office:value-type="float" office:value="273741">
                <text:p>273741</text:p>
              </table:table-cell>
              <table:table-cell office:value-type="float" office:value="269086">
                <text:p>2690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5925">
                <text:p>275925</text:p>
              </table:table-cell>
              <table:table-cell office:value-type="float" office:value="273404">
                <text:p>273404</text:p>
              </table:table-cell>
              <table:table-cell office:value-type="float" office:value="268414">
                <text:p>2684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5711">
                <text:p>275711</text:p>
              </table:table-cell>
              <table:table-cell office:value-type="float" office:value="272601">
                <text:p>272601</text:p>
              </table:table-cell>
              <table:table-cell office:value-type="float" office:value="268414">
                <text:p>2684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5711">
                <text:p>275711</text:p>
              </table:table-cell>
              <table:table-cell office:value-type="float" office:value="272601">
                <text:p>272601</text:p>
              </table:table-cell>
              <table:table-cell office:value-type="float" office:value="267127">
                <text:p>2671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5711">
                <text:p>275711</text:p>
              </table:table-cell>
              <table:table-cell office:value-type="float" office:value="272601">
                <text:p>272601</text:p>
              </table:table-cell>
              <table:table-cell office:value-type="float" office:value="266933">
                <text:p>2669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5325">
                <text:p>275325</text:p>
              </table:table-cell>
              <table:table-cell office:value-type="float" office:value="272601">
                <text:p>272601</text:p>
              </table:table-cell>
              <table:table-cell office:value-type="float" office:value="266933">
                <text:p>2669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5212">
                <text:p>275212</text:p>
              </table:table-cell>
              <table:table-cell office:value-type="float" office:value="272601">
                <text:p>272601</text:p>
              </table:table-cell>
              <table:table-cell office:value-type="float" office:value="266933">
                <text:p>266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4744">
                <text:p>274744</text:p>
              </table:table-cell>
              <table:table-cell office:value-type="float" office:value="271360">
                <text:p>271360</text:p>
              </table:table-cell>
              <table:table-cell office:value-type="float" office:value="266766">
                <text:p>2667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4744">
                <text:p>274744</text:p>
              </table:table-cell>
              <table:table-cell office:value-type="float" office:value="271360">
                <text:p>271360</text:p>
              </table:table-cell>
              <table:table-cell office:value-type="float" office:value="265635">
                <text:p>265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3932">
                <text:p>273932</text:p>
              </table:table-cell>
              <table:table-cell office:value-type="float" office:value="271360">
                <text:p>271360</text:p>
              </table:table-cell>
              <table:table-cell office:value-type="float" office:value="264661">
                <text:p>264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3932">
                <text:p>273932</text:p>
              </table:table-cell>
              <table:table-cell office:value-type="float" office:value="271360">
                <text:p>271360</text:p>
              </table:table-cell>
              <table:table-cell office:value-type="float" office:value="264661">
                <text:p>2646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3932">
                <text:p>273932</text:p>
              </table:table-cell>
              <table:table-cell office:value-type="float" office:value="271253">
                <text:p>271253</text:p>
              </table:table-cell>
              <table:table-cell office:value-type="float" office:value="264661">
                <text:p>264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3932">
                <text:p>273932</text:p>
              </table:table-cell>
              <table:table-cell office:value-type="float" office:value="271253">
                <text:p>271253</text:p>
              </table:table-cell>
              <table:table-cell office:value-type="float" office:value="264661">
                <text:p>2646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3646">
                <text:p>273646</text:p>
              </table:table-cell>
              <table:table-cell office:value-type="float" office:value="271253">
                <text:p>271253</text:p>
              </table:table-cell>
              <table:table-cell office:value-type="float" office:value="264661">
                <text:p>2646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3646">
                <text:p>273646</text:p>
              </table:table-cell>
              <table:table-cell office:value-type="float" office:value="271253">
                <text:p>271253</text:p>
              </table:table-cell>
              <table:table-cell office:value-type="float" office:value="264661">
                <text:p>2646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2746">
                <text:p>272746</text:p>
              </table:table-cell>
              <table:table-cell office:value-type="float" office:value="271198">
                <text:p>271198</text:p>
              </table:table-cell>
              <table:table-cell office:value-type="float" office:value="264610">
                <text:p>2646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2746">
                <text:p>272746</text:p>
              </table:table-cell>
              <table:table-cell office:value-type="float" office:value="270974">
                <text:p>270974</text:p>
              </table:table-cell>
              <table:table-cell office:value-type="float" office:value="264610">
                <text:p>2646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2746">
                <text:p>272746</text:p>
              </table:table-cell>
              <table:table-cell office:value-type="float" office:value="270974">
                <text:p>270974</text:p>
              </table:table-cell>
              <table:table-cell office:value-type="float" office:value="263900">
                <text:p>2639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2746">
                <text:p>272746</text:p>
              </table:table-cell>
              <table:table-cell office:value-type="float" office:value="270725">
                <text:p>270725</text:p>
              </table:table-cell>
              <table:table-cell office:value-type="float" office:value="263900">
                <text:p>2639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2746">
                <text:p>272746</text:p>
              </table:table-cell>
              <table:table-cell office:value-type="float" office:value="270725">
                <text:p>270725</text:p>
              </table:table-cell>
              <table:table-cell office:value-type="float" office:value="263900">
                <text:p>2639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0243">
                <text:p>270243</text:p>
              </table:table-cell>
              <table:table-cell office:value-type="float" office:value="270569">
                <text:p>270569</text:p>
              </table:table-cell>
              <table:table-cell office:value-type="float" office:value="263900">
                <text:p>2639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0243">
                <text:p>270243</text:p>
              </table:table-cell>
              <table:table-cell office:value-type="float" office:value="270569">
                <text:p>270569</text:p>
              </table:table-cell>
              <table:table-cell office:value-type="float" office:value="262822">
                <text:p>2628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70243">
                <text:p>270243</text:p>
              </table:table-cell>
              <table:table-cell office:value-type="float" office:value="270244">
                <text:p>270244</text:p>
              </table:table-cell>
              <table:table-cell office:value-type="float" office:value="262822">
                <text:p>262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9017">
                <text:p>269017</text:p>
              </table:table-cell>
              <table:table-cell office:value-type="float" office:value="269774">
                <text:p>269774</text:p>
              </table:table-cell>
              <table:table-cell office:value-type="float" office:value="262822">
                <text:p>2628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9017">
                <text:p>269017</text:p>
              </table:table-cell>
              <table:table-cell office:value-type="float" office:value="269774">
                <text:p>269774</text:p>
              </table:table-cell>
              <table:table-cell office:value-type="float" office:value="262822">
                <text:p>262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9017">
                <text:p>269017</text:p>
              </table:table-cell>
              <table:table-cell office:value-type="float" office:value="267843">
                <text:p>267843</text:p>
              </table:table-cell>
              <table:table-cell office:value-type="float" office:value="262822">
                <text:p>2628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9017">
                <text:p>269017</text:p>
              </table:table-cell>
              <table:table-cell office:value-type="float" office:value="267843">
                <text:p>267843</text:p>
              </table:table-cell>
              <table:table-cell office:value-type="float" office:value="262822">
                <text:p>262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9017">
                <text:p>269017</text:p>
              </table:table-cell>
              <table:table-cell office:value-type="float" office:value="267843">
                <text:p>267843</text:p>
              </table:table-cell>
              <table:table-cell office:value-type="float" office:value="262822">
                <text:p>2628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6528">
                <text:p>266528</text:p>
              </table:table-cell>
              <table:table-cell office:value-type="float" office:value="267843">
                <text:p>267843</text:p>
              </table:table-cell>
              <table:table-cell office:value-type="float" office:value="261435">
                <text:p>2614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6528">
                <text:p>266528</text:p>
              </table:table-cell>
              <table:table-cell office:value-type="float" office:value="267843">
                <text:p>267843</text:p>
              </table:table-cell>
              <table:table-cell office:value-type="float" office:value="261435">
                <text:p>2614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6528">
                <text:p>266528</text:p>
              </table:table-cell>
              <table:table-cell office:value-type="float" office:value="267790">
                <text:p>267790</text:p>
              </table:table-cell>
              <table:table-cell office:value-type="float" office:value="261435">
                <text:p>261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6528">
                <text:p>266528</text:p>
              </table:table-cell>
              <table:table-cell office:value-type="float" office:value="267790">
                <text:p>267790</text:p>
              </table:table-cell>
              <table:table-cell office:value-type="float" office:value="261435">
                <text:p>2614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6528">
                <text:p>266528</text:p>
              </table:table-cell>
              <table:table-cell office:value-type="float" office:value="267438">
                <text:p>267438</text:p>
              </table:table-cell>
              <table:table-cell office:value-type="float" office:value="261435">
                <text:p>2614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5975">
                <text:p>265975</text:p>
              </table:table-cell>
              <table:table-cell office:value-type="float" office:value="266728">
                <text:p>266728</text:p>
              </table:table-cell>
              <table:table-cell office:value-type="float" office:value="261435">
                <text:p>2614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5975">
                <text:p>265975</text:p>
              </table:table-cell>
              <table:table-cell office:value-type="float" office:value="266728">
                <text:p>266728</text:p>
              </table:table-cell>
              <table:table-cell office:value-type="float" office:value="260996">
                <text:p>260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5875">
                <text:p>265875</text:p>
              </table:table-cell>
              <table:table-cell office:value-type="float" office:value="266728">
                <text:p>266728</text:p>
              </table:table-cell>
              <table:table-cell office:value-type="float" office:value="260996">
                <text:p>2609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5875">
                <text:p>265875</text:p>
              </table:table-cell>
              <table:table-cell office:value-type="float" office:value="266728">
                <text:p>266728</text:p>
              </table:table-cell>
              <table:table-cell office:value-type="float" office:value="260719">
                <text:p>2607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5875">
                <text:p>265875</text:p>
              </table:table-cell>
              <table:table-cell office:value-type="float" office:value="265591">
                <text:p>26559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890">
                <text:p>264890</text:p>
              </table:table-cell>
              <table:table-cell office:value-type="float" office:value="265591">
                <text:p>26559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890">
                <text:p>264890</text:p>
              </table:table-cell>
              <table:table-cell office:value-type="float" office:value="265591">
                <text:p>26559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890">
                <text:p>264890</text:p>
              </table:table-cell>
              <table:table-cell office:value-type="float" office:value="265591">
                <text:p>26559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5591">
                <text:p>26559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5591">
                <text:p>26559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881">
                <text:p>26488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881">
                <text:p>26488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881">
                <text:p>264881</text:p>
              </table:table-cell>
              <table:table-cell office:value-type="float" office:value="258937">
                <text:p>2589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881">
                <text:p>264881</text:p>
              </table:table-cell>
              <table:table-cell office:value-type="float" office:value="258770">
                <text:p>2587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881">
                <text:p>264881</text:p>
              </table:table-cell>
              <table:table-cell office:value-type="float" office:value="258508">
                <text:p>258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881">
                <text:p>264881</text:p>
              </table:table-cell>
              <table:table-cell office:value-type="float" office:value="258508">
                <text:p>2585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772">
                <text:p>264772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772">
                <text:p>264772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772">
                <text:p>264772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643">
                <text:p>264643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7461">
                <text:p>2574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4489">
                <text:p>264489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860">
                <text:p>263860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860">
                <text:p>263860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860">
                <text:p>263860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860">
                <text:p>263860</text:p>
              </table:table-cell>
              <table:table-cell office:value-type="float" office:value="256215">
                <text:p>2562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856">
                <text:p>263856</text:p>
              </table:table-cell>
              <table:table-cell office:value-type="float" office:value="256140">
                <text:p>256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856">
                <text:p>263856</text:p>
              </table:table-cell>
              <table:table-cell office:value-type="float" office:value="256140">
                <text:p>2561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078">
                <text:p>263078</text:p>
              </table:table-cell>
              <table:table-cell office:value-type="float" office:value="255924">
                <text:p>2559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043">
                <text:p>263043</text:p>
              </table:table-cell>
              <table:table-cell office:value-type="float" office:value="255776">
                <text:p>2557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043">
                <text:p>263043</text:p>
              </table:table-cell>
              <table:table-cell office:value-type="float" office:value="255776">
                <text:p>2557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043">
                <text:p>263043</text:p>
              </table:table-cell>
              <table:table-cell office:value-type="float" office:value="255776">
                <text:p>2557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043">
                <text:p>263043</text:p>
              </table:table-cell>
              <table:table-cell office:value-type="float" office:value="255776">
                <text:p>2557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043">
                <text:p>263043</text:p>
              </table:table-cell>
              <table:table-cell office:value-type="float" office:value="255776">
                <text:p>2557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3043">
                <text:p>263043</text:p>
              </table:table-cell>
              <table:table-cell office:value-type="float" office:value="255697">
                <text:p>255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896">
                <text:p>261896</text:p>
              </table:table-cell>
              <table:table-cell office:value-type="float" office:value="255518">
                <text:p>2555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896">
                <text:p>261896</text:p>
              </table:table-cell>
              <table:table-cell office:value-type="float" office:value="255518">
                <text:p>2555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896">
                <text:p>261896</text:p>
              </table:table-cell>
              <table:table-cell office:value-type="float" office:value="254862">
                <text:p>2548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896">
                <text:p>261896</text:p>
              </table:table-cell>
              <table:table-cell office:value-type="float" office:value="254862">
                <text:p>2548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896">
                <text:p>261896</text:p>
              </table:table-cell>
              <table:table-cell office:value-type="float" office:value="254862">
                <text:p>2548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271">
                <text:p>261271</text:p>
              </table:table-cell>
              <table:table-cell office:value-type="float" office:value="254862">
                <text:p>2548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271">
                <text:p>261271</text:p>
              </table:table-cell>
              <table:table-cell office:value-type="float" office:value="254461">
                <text:p>2544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1271">
                <text:p>261271</text:p>
              </table:table-cell>
              <table:table-cell office:value-type="float" office:value="254461">
                <text:p>2544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619">
                <text:p>260619</text:p>
              </table:table-cell>
              <table:table-cell office:value-type="float" office:value="254461">
                <text:p>2544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465">
                <text:p>260465</text:p>
              </table:table-cell>
              <table:table-cell office:value-type="float" office:value="254461">
                <text:p>2544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465">
                <text:p>260465</text:p>
              </table:table-cell>
              <table:table-cell office:value-type="float" office:value="254461">
                <text:p>254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465">
                <text:p>260465</text:p>
              </table:table-cell>
              <table:table-cell office:value-type="float" office:value="254461">
                <text:p>2544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465">
                <text:p>260465</text:p>
              </table:table-cell>
              <table:table-cell office:value-type="float" office:value="254082">
                <text:p>2540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465">
                <text:p>260465</text:p>
              </table:table-cell>
              <table:table-cell office:value-type="float" office:value="254082">
                <text:p>2540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465">
                <text:p>260465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60465">
                <text:p>260465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4022">
                <text:p>254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515">
                <text:p>2535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515">
                <text:p>2535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515">
                <text:p>2535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515">
                <text:p>2535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515">
                <text:p>2535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515">
                <text:p>2535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285">
                <text:p>2532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285">
                <text:p>2532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524">
                <text:p>258524</text:p>
              </table:table-cell>
              <table:table-cell office:value-type="float" office:value="253285">
                <text:p>253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3285">
                <text:p>2532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3285">
                <text:p>2532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653">
                <text:p>2526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653">
                <text:p>252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653">
                <text:p>2526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653">
                <text:p>2526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70">
                <text:p>25817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15">
                <text:p>258115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15">
                <text:p>258115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15">
                <text:p>258115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115">
                <text:p>258115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028">
                <text:p>25802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028">
                <text:p>25802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028">
                <text:p>25802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028">
                <text:p>25802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028">
                <text:p>25802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8028">
                <text:p>25802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641">
                <text:p>25764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7160">
                <text:p>2571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6968">
                <text:p>25696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6968">
                <text:p>25696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6968">
                <text:p>25696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6968">
                <text:p>25696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6968">
                <text:p>25696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6968">
                <text:p>25696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5093">
                <text:p>2550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5093">
                <text:p>2550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112">
                <text:p>25411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112">
                <text:p>25411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112">
                <text:p>25411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112">
                <text:p>25411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112">
                <text:p>25411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112">
                <text:p>25411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4002">
                <text:p>25400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674">
                <text:p>253674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674">
                <text:p>253674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674">
                <text:p>253674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674">
                <text:p>253674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674">
                <text:p>253674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674">
                <text:p>253674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501">
                <text:p>25350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501">
                <text:p>25350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501">
                <text:p>25350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501">
                <text:p>25350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3055">
                <text:p>253055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1249">
                <text:p>25124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1249">
                <text:p>25124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1249">
                <text:p>25124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1249">
                <text:p>25124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1249">
                <text:p>25124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1249">
                <text:p>25124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891">
                <text:p>250891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793">
                <text:p>250793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662">
                <text:p>250662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460">
                <text:p>250460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50169">
                <text:p>250169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49238">
                <text:p>24923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49238">
                <text:p>24923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49238">
                <text:p>249238</text:p>
              </table:table-cell>
              <table:table-cell office:value-type="float" office:value="252533">
                <text:p>2525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0774">
                <text:p>260774</text:p>
              </table:table-cell>
              <table:table-cell office:value-type="float" office:value="263337">
                <text:p>263337</text:p>
              </table:table-cell>
              <table:table-cell office:value-type="float" office:value="264282">
                <text:p>264282</text:p>
              </table:table-cell>
              <table:table-cell office:value-type="float" office:value="249238">
                <text:p>249238</text:p>
              </table:table-cell>
              <table:table-cell office:value-type="float" office:value="252533">
                <text:p>252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75000" chart:maximum="20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1cm" svg:height="15.392cm" xlink:href="." xlink:type="simple" chart:class="chart:line" chart:style-name="ch1">
        <chart:title svg:x="9.684cm" svg:y="0.443cm" chart:style-name="ch2">
          <text:p>Losowo wygenerowany test</text:p>
        </chart:title>
        <chart:subtitle svg:x="10.226cm" svg:y="1.529cm" chart:style-name="ch3">
          <text:p>N = 50, Ładowność = 10</text:p>
        </chart:subtitle>
        <chart:legend chart:legend-position="end" svg:x="20.757cm" svg:y="7.148cm" style:legend-expansion="high" chart:style-name="ch4"/>
        <chart:plot-area chart:style-name="ch5" chart:data-source-has-labels="both" svg:x="0.946cm" svg:y="2.826cm" svg:width="18.82cm" svg:height="11.839cm">
          <chartooo:coordinate-region svg:x="2.308cm" svg:y="2.826cm" svg:width="17.458cm" svg:height="11.192cm"/>
          <chart:axis chart:dimension="x" chart:name="primary-x" chart:style-name="ch6" chartooo:axis-type="text">
            <chart:categories table:cell-range-address="local-table.$A$2:.$A$48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80" chart:label-cell-address="local-table.$B$1" chart:class="chart:line">
            <chart:data-point chart:repeated="479"/>
          </chart:series>
          <chart:series chart:style-name="ch10" chart:values-cell-range-address="local-table.$C$2:.$C$480" chart:label-cell-address="local-table.$C$1" chart:class="chart:line">
            <chart:data-point chart:repeated="4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jbliższy sąsiad</text:p>
              </table:table-cell>
              <table:table-cell office:value-type="string">
                <text:p>Alg. Ewolucyj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463">
                <text:p>106463</text:p>
              </table:table-cell>
              <table:table-cell office:value-type="float" office:value="203629">
                <text:p>203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463">
                <text:p>106463</text:p>
              </table:table-cell>
              <table:table-cell office:value-type="float" office:value="181126">
                <text:p>181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463">
                <text:p>106463</text:p>
              </table:table-cell>
              <table:table-cell office:value-type="float" office:value="177870">
                <text:p>177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463">
                <text:p>106463</text:p>
              </table:table-cell>
              <table:table-cell office:value-type="float" office:value="173300">
                <text:p>173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463">
                <text:p>106463</text:p>
              </table:table-cell>
              <table:table-cell office:value-type="float" office:value="168103">
                <text:p>168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463">
                <text:p>106463</text:p>
              </table:table-cell>
              <table:table-cell office:value-type="float" office:value="162146">
                <text:p>162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463">
                <text:p>106463</text:p>
              </table:table-cell>
              <table:table-cell office:value-type="float" office:value="154969">
                <text:p>154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463">
                <text:p>106463</text:p>
              </table:table-cell>
              <table:table-cell office:value-type="float" office:value="154969">
                <text:p>154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463">
                <text:p>106463</text:p>
              </table:table-cell>
              <table:table-cell office:value-type="float" office:value="154458">
                <text:p>154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463">
                <text:p>106463</text:p>
              </table:table-cell>
              <table:table-cell office:value-type="float" office:value="151961">
                <text:p>151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463">
                <text:p>106463</text:p>
              </table:table-cell>
              <table:table-cell office:value-type="float" office:value="145472">
                <text:p>145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463">
                <text:p>106463</text:p>
              </table:table-cell>
              <table:table-cell office:value-type="float" office:value="145472">
                <text:p>145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463">
                <text:p>106463</text:p>
              </table:table-cell>
              <table:table-cell office:value-type="float" office:value="145231">
                <text:p>145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463">
                <text:p>106463</text:p>
              </table:table-cell>
              <table:table-cell office:value-type="float" office:value="145158">
                <text:p>145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463">
                <text:p>106463</text:p>
              </table:table-cell>
              <table:table-cell office:value-type="float" office:value="141897">
                <text:p>141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463">
                <text:p>106463</text:p>
              </table:table-cell>
              <table:table-cell office:value-type="float" office:value="141897">
                <text:p>14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463">
                <text:p>106463</text:p>
              </table:table-cell>
              <table:table-cell office:value-type="float" office:value="141897">
                <text:p>141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463">
                <text:p>106463</text:p>
              </table:table-cell>
              <table:table-cell office:value-type="float" office:value="141341">
                <text:p>141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463">
                <text:p>106463</text:p>
              </table:table-cell>
              <table:table-cell office:value-type="float" office:value="141341">
                <text:p>141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463">
                <text:p>106463</text:p>
              </table:table-cell>
              <table:table-cell office:value-type="float" office:value="140721">
                <text:p>140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463">
                <text:p>106463</text:p>
              </table:table-cell>
              <table:table-cell office:value-type="float" office:value="140721">
                <text:p>140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463">
                <text:p>106463</text:p>
              </table:table-cell>
              <table:table-cell office:value-type="float" office:value="139294">
                <text:p>139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463">
                <text:p>106463</text:p>
              </table:table-cell>
              <table:table-cell office:value-type="float" office:value="137802">
                <text:p>137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463">
                <text:p>106463</text:p>
              </table:table-cell>
              <table:table-cell office:value-type="float" office:value="137802">
                <text:p>137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463">
                <text:p>106463</text:p>
              </table:table-cell>
              <table:table-cell office:value-type="float" office:value="137802">
                <text:p>1378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463">
                <text:p>106463</text:p>
              </table:table-cell>
              <table:table-cell office:value-type="float" office:value="137079">
                <text:p>137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463">
                <text:p>106463</text:p>
              </table:table-cell>
              <table:table-cell office:value-type="float" office:value="135262">
                <text:p>135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463">
                <text:p>106463</text:p>
              </table:table-cell>
              <table:table-cell office:value-type="float" office:value="135262">
                <text:p>135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463">
                <text:p>106463</text:p>
              </table:table-cell>
              <table:table-cell office:value-type="float" office:value="134643">
                <text:p>134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463">
                <text:p>106463</text:p>
              </table:table-cell>
              <table:table-cell office:value-type="float" office:value="134643">
                <text:p>134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463">
                <text:p>106463</text:p>
              </table:table-cell>
              <table:table-cell office:value-type="float" office:value="134643">
                <text:p>134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463">
                <text:p>106463</text:p>
              </table:table-cell>
              <table:table-cell office:value-type="float" office:value="134643">
                <text:p>134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463">
                <text:p>106463</text:p>
              </table:table-cell>
              <table:table-cell office:value-type="float" office:value="134430">
                <text:p>134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463">
                <text:p>106463</text:p>
              </table:table-cell>
              <table:table-cell office:value-type="float" office:value="132646">
                <text:p>132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6463">
                <text:p>106463</text:p>
              </table:table-cell>
              <table:table-cell office:value-type="float" office:value="132646">
                <text:p>132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463">
                <text:p>106463</text:p>
              </table:table-cell>
              <table:table-cell office:value-type="float" office:value="132082">
                <text:p>132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463">
                <text:p>106463</text:p>
              </table:table-cell>
              <table:table-cell office:value-type="float" office:value="131299">
                <text:p>131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463">
                <text:p>106463</text:p>
              </table:table-cell>
              <table:table-cell office:value-type="float" office:value="131299">
                <text:p>131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463">
                <text:p>106463</text:p>
              </table:table-cell>
              <table:table-cell office:value-type="float" office:value="131037">
                <text:p>131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6463">
                <text:p>106463</text:p>
              </table:table-cell>
              <table:table-cell office:value-type="float" office:value="129888">
                <text:p>129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463">
                <text:p>106463</text:p>
              </table:table-cell>
              <table:table-cell office:value-type="float" office:value="129888">
                <text:p>129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463">
                <text:p>106463</text:p>
              </table:table-cell>
              <table:table-cell office:value-type="float" office:value="129872">
                <text:p>129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6463">
                <text:p>106463</text:p>
              </table:table-cell>
              <table:table-cell office:value-type="float" office:value="129246">
                <text:p>129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463">
                <text:p>106463</text:p>
              </table:table-cell>
              <table:table-cell office:value-type="float" office:value="129246">
                <text:p>129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463">
                <text:p>106463</text:p>
              </table:table-cell>
              <table:table-cell office:value-type="float" office:value="129246">
                <text:p>1292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463">
                <text:p>106463</text:p>
              </table:table-cell>
              <table:table-cell office:value-type="float" office:value="129246">
                <text:p>129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463">
                <text:p>106463</text:p>
              </table:table-cell>
              <table:table-cell office:value-type="float" office:value="128732">
                <text:p>128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463">
                <text:p>106463</text:p>
              </table:table-cell>
              <table:table-cell office:value-type="float" office:value="125345">
                <text:p>125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463">
                <text:p>106463</text:p>
              </table:table-cell>
              <table:table-cell office:value-type="float" office:value="125345">
                <text:p>125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463">
                <text:p>106463</text:p>
              </table:table-cell>
              <table:table-cell office:value-type="float" office:value="125284">
                <text:p>125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463">
                <text:p>106463</text:p>
              </table:table-cell>
              <table:table-cell office:value-type="float" office:value="125284">
                <text:p>125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463">
                <text:p>106463</text:p>
              </table:table-cell>
              <table:table-cell office:value-type="float" office:value="123292">
                <text:p>123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463">
                <text:p>106463</text:p>
              </table:table-cell>
              <table:table-cell office:value-type="float" office:value="123292">
                <text:p>123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463">
                <text:p>106463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463">
                <text:p>106463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463">
                <text:p>106463</text:p>
              </table:table-cell>
              <table:table-cell office:value-type="float" office:value="121890">
                <text:p>1218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463">
                <text:p>106463</text:p>
              </table:table-cell>
              <table:table-cell office:value-type="float" office:value="120820">
                <text:p>1208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463">
                <text:p>106463</text:p>
              </table:table-cell>
              <table:table-cell office:value-type="float" office:value="120820">
                <text:p>1208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463">
                <text:p>106463</text:p>
              </table:table-cell>
              <table:table-cell office:value-type="float" office:value="120820">
                <text:p>1208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463">
                <text:p>106463</text:p>
              </table:table-cell>
              <table:table-cell office:value-type="float" office:value="120820">
                <text:p>1208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463">
                <text:p>106463</text:p>
              </table:table-cell>
              <table:table-cell office:value-type="float" office:value="120660">
                <text:p>1206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463">
                <text:p>106463</text:p>
              </table:table-cell>
              <table:table-cell office:value-type="float" office:value="120121">
                <text:p>120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463">
                <text:p>106463</text:p>
              </table:table-cell>
              <table:table-cell office:value-type="float" office:value="120121">
                <text:p>120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463">
                <text:p>106463</text:p>
              </table:table-cell>
              <table:table-cell office:value-type="float" office:value="119492">
                <text:p>119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463">
                <text:p>106463</text:p>
              </table:table-cell>
              <table:table-cell office:value-type="float" office:value="119492">
                <text:p>119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463">
                <text:p>106463</text:p>
              </table:table-cell>
              <table:table-cell office:value-type="float" office:value="119492">
                <text:p>1194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463">
                <text:p>106463</text:p>
              </table:table-cell>
              <table:table-cell office:value-type="float" office:value="119340">
                <text:p>1193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463">
                <text:p>106463</text:p>
              </table:table-cell>
              <table:table-cell office:value-type="float" office:value="119287">
                <text:p>119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463">
                <text:p>106463</text:p>
              </table:table-cell>
              <table:table-cell office:value-type="float" office:value="119287">
                <text:p>1192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463">
                <text:p>106463</text:p>
              </table:table-cell>
              <table:table-cell office:value-type="float" office:value="118659">
                <text:p>1186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463">
                <text:p>106463</text:p>
              </table:table-cell>
              <table:table-cell office:value-type="float" office:value="117584">
                <text:p>117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463">
                <text:p>106463</text:p>
              </table:table-cell>
              <table:table-cell office:value-type="float" office:value="117584">
                <text:p>1175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463">
                <text:p>106463</text:p>
              </table:table-cell>
              <table:table-cell office:value-type="float" office:value="117584">
                <text:p>1175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463">
                <text:p>106463</text:p>
              </table:table-cell>
              <table:table-cell office:value-type="float" office:value="117450">
                <text:p>1174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463">
                <text:p>106463</text:p>
              </table:table-cell>
              <table:table-cell office:value-type="float" office:value="115885">
                <text:p>115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463">
                <text:p>106463</text:p>
              </table:table-cell>
              <table:table-cell office:value-type="float" office:value="114954">
                <text:p>114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463">
                <text:p>106463</text:p>
              </table:table-cell>
              <table:table-cell office:value-type="float" office:value="114954">
                <text:p>114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463">
                <text:p>106463</text:p>
              </table:table-cell>
              <table:table-cell office:value-type="float" office:value="114954">
                <text:p>114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463">
                <text:p>106463</text:p>
              </table:table-cell>
              <table:table-cell office:value-type="float" office:value="114954">
                <text:p>114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463">
                <text:p>106463</text:p>
              </table:table-cell>
              <table:table-cell office:value-type="float" office:value="113549">
                <text:p>1135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463">
                <text:p>106463</text:p>
              </table:table-cell>
              <table:table-cell office:value-type="float" office:value="113549">
                <text:p>1135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463">
                <text:p>106463</text:p>
              </table:table-cell>
              <table:table-cell office:value-type="float" office:value="113549">
                <text:p>1135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463">
                <text:p>106463</text:p>
              </table:table-cell>
              <table:table-cell office:value-type="float" office:value="113549">
                <text:p>113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463">
                <text:p>106463</text:p>
              </table:table-cell>
              <table:table-cell office:value-type="float" office:value="113300">
                <text:p>1133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463">
                <text:p>106463</text:p>
              </table:table-cell>
              <table:table-cell office:value-type="float" office:value="113300">
                <text:p>1133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463">
                <text:p>106463</text:p>
              </table:table-cell>
              <table:table-cell office:value-type="float" office:value="113300">
                <text:p>113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463">
                <text:p>106463</text:p>
              </table:table-cell>
              <table:table-cell office:value-type="float" office:value="110860">
                <text:p>110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463">
                <text:p>106463</text:p>
              </table:table-cell>
              <table:table-cell office:value-type="float" office:value="110860">
                <text:p>1108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463">
                <text:p>106463</text:p>
              </table:table-cell>
              <table:table-cell office:value-type="float" office:value="110860">
                <text:p>1108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463">
                <text:p>106463</text:p>
              </table:table-cell>
              <table:table-cell office:value-type="float" office:value="110860">
                <text:p>1108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463">
                <text:p>106463</text:p>
              </table:table-cell>
              <table:table-cell office:value-type="float" office:value="110860">
                <text:p>1108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463">
                <text:p>106463</text:p>
              </table:table-cell>
              <table:table-cell office:value-type="float" office:value="110434">
                <text:p>11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463">
                <text:p>106463</text:p>
              </table:table-cell>
              <table:table-cell office:value-type="float" office:value="110424">
                <text:p>110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463">
                <text:p>106463</text:p>
              </table:table-cell>
              <table:table-cell office:value-type="float" office:value="110424">
                <text:p>110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463">
                <text:p>106463</text:p>
              </table:table-cell>
              <table:table-cell office:value-type="float" office:value="110424">
                <text:p>110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463">
                <text:p>106463</text:p>
              </table:table-cell>
              <table:table-cell office:value-type="float" office:value="110424">
                <text:p>110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463">
                <text:p>106463</text:p>
              </table:table-cell>
              <table:table-cell office:value-type="float" office:value="110424">
                <text:p>110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463">
                <text:p>106463</text:p>
              </table:table-cell>
              <table:table-cell office:value-type="float" office:value="109989">
                <text:p>109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463">
                <text:p>106463</text:p>
              </table:table-cell>
              <table:table-cell office:value-type="float" office:value="109020">
                <text:p>1090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463">
                <text:p>106463</text:p>
              </table:table-cell>
              <table:table-cell office:value-type="float" office:value="109020">
                <text:p>1090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463">
                <text:p>106463</text:p>
              </table:table-cell>
              <table:table-cell office:value-type="float" office:value="108605">
                <text:p>1086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463">
                <text:p>106463</text:p>
              </table:table-cell>
              <table:table-cell office:value-type="float" office:value="108605">
                <text:p>1086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463">
                <text:p>106463</text:p>
              </table:table-cell>
              <table:table-cell office:value-type="float" office:value="108605">
                <text:p>108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6463">
                <text:p>106463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6463">
                <text:p>106463</text:p>
              </table:table-cell>
              <table:table-cell office:value-type="float" office:value="107069">
                <text:p>107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6463">
                <text:p>106463</text:p>
              </table:table-cell>
              <table:table-cell office:value-type="float" office:value="107069">
                <text:p>1070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463">
                <text:p>106463</text:p>
              </table:table-cell>
              <table:table-cell office:value-type="float" office:value="107069">
                <text:p>1070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463">
                <text:p>106463</text:p>
              </table:table-cell>
              <table:table-cell office:value-type="float" office:value="107069">
                <text:p>1070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463">
                <text:p>106463</text:p>
              </table:table-cell>
              <table:table-cell office:value-type="float" office:value="107069">
                <text:p>1070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463">
                <text:p>106463</text:p>
              </table:table-cell>
              <table:table-cell office:value-type="float" office:value="106447">
                <text:p>106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463">
                <text:p>106463</text:p>
              </table:table-cell>
              <table:table-cell office:value-type="float" office:value="106447">
                <text:p>106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6463">
                <text:p>106463</text:p>
              </table:table-cell>
              <table:table-cell office:value-type="float" office:value="106447">
                <text:p>106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6463">
                <text:p>106463</text:p>
              </table:table-cell>
              <table:table-cell office:value-type="float" office:value="106447">
                <text:p>1064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6463">
                <text:p>106463</text:p>
              </table:table-cell>
              <table:table-cell office:value-type="float" office:value="106447">
                <text:p>1064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6463">
                <text:p>106463</text:p>
              </table:table-cell>
              <table:table-cell office:value-type="float" office:value="106141">
                <text:p>1061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463">
                <text:p>106463</text:p>
              </table:table-cell>
              <table:table-cell office:value-type="float" office:value="106141">
                <text:p>106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463">
                <text:p>106463</text:p>
              </table:table-cell>
              <table:table-cell office:value-type="float" office:value="106141">
                <text:p>1061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6463">
                <text:p>106463</text:p>
              </table:table-cell>
              <table:table-cell office:value-type="float" office:value="106021">
                <text:p>106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6463">
                <text:p>106463</text:p>
              </table:table-cell>
              <table:table-cell office:value-type="float" office:value="106021">
                <text:p>106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463">
                <text:p>106463</text:p>
              </table:table-cell>
              <table:table-cell office:value-type="float" office:value="106021">
                <text:p>106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463">
                <text:p>106463</text:p>
              </table:table-cell>
              <table:table-cell office:value-type="float" office:value="106021">
                <text:p>106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463">
                <text:p>106463</text:p>
              </table:table-cell>
              <table:table-cell office:value-type="float" office:value="105715">
                <text:p>1057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463">
                <text:p>106463</text:p>
              </table:table-cell>
              <table:table-cell office:value-type="float" office:value="105480">
                <text:p>1054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463">
                <text:p>106463</text:p>
              </table:table-cell>
              <table:table-cell office:value-type="float" office:value="105480">
                <text:p>1054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6463">
                <text:p>106463</text:p>
              </table:table-cell>
              <table:table-cell office:value-type="float" office:value="105370">
                <text:p>1053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6463">
                <text:p>106463</text:p>
              </table:table-cell>
              <table:table-cell office:value-type="float" office:value="105370">
                <text:p>1053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6463">
                <text:p>106463</text:p>
              </table:table-cell>
              <table:table-cell office:value-type="float" office:value="104976">
                <text:p>1049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6463">
                <text:p>106463</text:p>
              </table:table-cell>
              <table:table-cell office:value-type="float" office:value="104976">
                <text:p>1049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6463">
                <text:p>106463</text:p>
              </table:table-cell>
              <table:table-cell office:value-type="float" office:value="104976">
                <text:p>1049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6463">
                <text:p>106463</text:p>
              </table:table-cell>
              <table:table-cell office:value-type="float" office:value="104169">
                <text:p>104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463">
                <text:p>106463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463">
                <text:p>106463</text:p>
              </table:table-cell>
              <table:table-cell office:value-type="float" office:value="103056">
                <text:p>103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463">
                <text:p>106463</text:p>
              </table:table-cell>
              <table:table-cell office:value-type="float" office:value="101637">
                <text:p>1016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6463">
                <text:p>106463</text:p>
              </table:table-cell>
              <table:table-cell office:value-type="float" office:value="101637">
                <text:p>1016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463">
                <text:p>106463</text:p>
              </table:table-cell>
              <table:table-cell office:value-type="float" office:value="101637">
                <text:p>1016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6463">
                <text:p>106463</text:p>
              </table:table-cell>
              <table:table-cell office:value-type="float" office:value="101637">
                <text:p>1016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463">
                <text:p>106463</text:p>
              </table:table-cell>
              <table:table-cell office:value-type="float" office:value="101556">
                <text:p>101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6463">
                <text:p>106463</text:p>
              </table:table-cell>
              <table:table-cell office:value-type="float" office:value="101556">
                <text:p>101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6463">
                <text:p>106463</text:p>
              </table:table-cell>
              <table:table-cell office:value-type="float" office:value="101158">
                <text:p>1011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6463">
                <text:p>106463</text:p>
              </table:table-cell>
              <table:table-cell office:value-type="float" office:value="101158">
                <text:p>1011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463">
                <text:p>106463</text:p>
              </table:table-cell>
              <table:table-cell office:value-type="float" office:value="101158">
                <text:p>1011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6463">
                <text:p>106463</text:p>
              </table:table-cell>
              <table:table-cell office:value-type="float" office:value="101158">
                <text:p>101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463">
                <text:p>106463</text:p>
              </table:table-cell>
              <table:table-cell office:value-type="float" office:value="101158">
                <text:p>101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6463">
                <text:p>106463</text:p>
              </table:table-cell>
              <table:table-cell office:value-type="float" office:value="100886">
                <text:p>1008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6463">
                <text:p>106463</text:p>
              </table:table-cell>
              <table:table-cell office:value-type="float" office:value="99383">
                <text:p>993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6463">
                <text:p>106463</text:p>
              </table:table-cell>
              <table:table-cell office:value-type="float" office:value="99383">
                <text:p>993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463">
                <text:p>106463</text:p>
              </table:table-cell>
              <table:table-cell office:value-type="float" office:value="99383">
                <text:p>993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463">
                <text:p>106463</text:p>
              </table:table-cell>
              <table:table-cell office:value-type="float" office:value="99383">
                <text:p>993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463">
                <text:p>106463</text:p>
              </table:table-cell>
              <table:table-cell office:value-type="float" office:value="99383">
                <text:p>993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6463">
                <text:p>106463</text:p>
              </table:table-cell>
              <table:table-cell office:value-type="float" office:value="99383">
                <text:p>993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6463">
                <text:p>106463</text:p>
              </table:table-cell>
              <table:table-cell office:value-type="float" office:value="99383">
                <text:p>993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463">
                <text:p>106463</text:p>
              </table:table-cell>
              <table:table-cell office:value-type="float" office:value="98999">
                <text:p>98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463">
                <text:p>106463</text:p>
              </table:table-cell>
              <table:table-cell office:value-type="float" office:value="98999">
                <text:p>98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463">
                <text:p>106463</text:p>
              </table:table-cell>
              <table:table-cell office:value-type="float" office:value="98999">
                <text:p>98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6463">
                <text:p>106463</text:p>
              </table:table-cell>
              <table:table-cell office:value-type="float" office:value="98999">
                <text:p>98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463">
                <text:p>106463</text:p>
              </table:table-cell>
              <table:table-cell office:value-type="float" office:value="98999">
                <text:p>98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6463">
                <text:p>106463</text:p>
              </table:table-cell>
              <table:table-cell office:value-type="float" office:value="98410">
                <text:p>984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463">
                <text:p>106463</text:p>
              </table:table-cell>
              <table:table-cell office:value-type="float" office:value="98410">
                <text:p>984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6463">
                <text:p>106463</text:p>
              </table:table-cell>
              <table:table-cell office:value-type="float" office:value="98410">
                <text:p>984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6463">
                <text:p>106463</text:p>
              </table:table-cell>
              <table:table-cell office:value-type="float" office:value="98410">
                <text:p>984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6463">
                <text:p>106463</text:p>
              </table:table-cell>
              <table:table-cell office:value-type="float" office:value="98384">
                <text:p>98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463">
                <text:p>106463</text:p>
              </table:table-cell>
              <table:table-cell office:value-type="float" office:value="98384">
                <text:p>983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463">
                <text:p>106463</text:p>
              </table:table-cell>
              <table:table-cell office:value-type="float" office:value="98312">
                <text:p>98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6463">
                <text:p>106463</text:p>
              </table:table-cell>
              <table:table-cell office:value-type="float" office:value="98312">
                <text:p>983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6463">
                <text:p>106463</text:p>
              </table:table-cell>
              <table:table-cell office:value-type="float" office:value="97891">
                <text:p>978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6463">
                <text:p>106463</text:p>
              </table:table-cell>
              <table:table-cell office:value-type="float" office:value="97891">
                <text:p>978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463">
                <text:p>106463</text:p>
              </table:table-cell>
              <table:table-cell office:value-type="float" office:value="96257">
                <text:p>962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6463">
                <text:p>106463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463">
                <text:p>106463</text:p>
              </table:table-cell>
              <table:table-cell office:value-type="float" office:value="96014">
                <text:p>960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6463">
                <text:p>106463</text:p>
              </table:table-cell>
              <table:table-cell office:value-type="float" office:value="95804">
                <text:p>958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6463">
                <text:p>106463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463">
                <text:p>106463</text:p>
              </table:table-cell>
              <table:table-cell office:value-type="float" office:value="94657">
                <text:p>946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6463">
                <text:p>106463</text:p>
              </table:table-cell>
              <table:table-cell office:value-type="float" office:value="94657">
                <text:p>946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463">
                <text:p>106463</text:p>
              </table:table-cell>
              <table:table-cell office:value-type="float" office:value="94657">
                <text:p>946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6463">
                <text:p>106463</text:p>
              </table:table-cell>
              <table:table-cell office:value-type="float" office:value="94657">
                <text:p>946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6463">
                <text:p>106463</text:p>
              </table:table-cell>
              <table:table-cell office:value-type="float" office:value="94657">
                <text:p>946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6463">
                <text:p>106463</text:p>
              </table:table-cell>
              <table:table-cell office:value-type="float" office:value="94657">
                <text:p>9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463">
                <text:p>106463</text:p>
              </table:table-cell>
              <table:table-cell office:value-type="float" office:value="94657">
                <text:p>946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6463">
                <text:p>106463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6463">
                <text:p>106463</text:p>
              </table:table-cell>
              <table:table-cell office:value-type="float" office:value="94022">
                <text:p>940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6463">
                <text:p>106463</text:p>
              </table:table-cell>
              <table:table-cell office:value-type="float" office:value="94022">
                <text:p>940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6463">
                <text:p>106463</text:p>
              </table:table-cell>
              <table:table-cell office:value-type="float" office:value="93782">
                <text:p>937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6463">
                <text:p>106463</text:p>
              </table:table-cell>
              <table:table-cell office:value-type="float" office:value="93782">
                <text:p>937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6463">
                <text:p>106463</text:p>
              </table:table-cell>
              <table:table-cell office:value-type="float" office:value="93782">
                <text:p>937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6463">
                <text:p>106463</text:p>
              </table:table-cell>
              <table:table-cell office:value-type="float" office:value="93782">
                <text:p>937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6463">
                <text:p>106463</text:p>
              </table:table-cell>
              <table:table-cell office:value-type="float" office:value="93782">
                <text:p>937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463">
                <text:p>106463</text:p>
              </table:table-cell>
              <table:table-cell office:value-type="float" office:value="93782">
                <text:p>937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463">
                <text:p>106463</text:p>
              </table:table-cell>
              <table:table-cell office:value-type="float" office:value="93782">
                <text:p>937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6463">
                <text:p>106463</text:p>
              </table:table-cell>
              <table:table-cell office:value-type="float" office:value="93322">
                <text:p>933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6463">
                <text:p>106463</text:p>
              </table:table-cell>
              <table:table-cell office:value-type="float" office:value="92654">
                <text:p>926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6463">
                <text:p>106463</text:p>
              </table:table-cell>
              <table:table-cell office:value-type="float" office:value="92654">
                <text:p>926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6463">
                <text:p>106463</text:p>
              </table:table-cell>
              <table:table-cell office:value-type="float" office:value="92654">
                <text:p>926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6463">
                <text:p>106463</text:p>
              </table:table-cell>
              <table:table-cell office:value-type="float" office:value="92654">
                <text:p>926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6463">
                <text:p>106463</text:p>
              </table:table-cell>
              <table:table-cell office:value-type="float" office:value="92039">
                <text:p>920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6463">
                <text:p>106463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6463">
                <text:p>106463</text:p>
              </table:table-cell>
              <table:table-cell office:value-type="float" office:value="91337">
                <text:p>913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6463">
                <text:p>106463</text:p>
              </table:table-cell>
              <table:table-cell office:value-type="float" office:value="91337">
                <text:p>913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6463">
                <text:p>106463</text:p>
              </table:table-cell>
              <table:table-cell office:value-type="float" office:value="91337">
                <text:p>913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6463">
                <text:p>106463</text:p>
              </table:table-cell>
              <table:table-cell office:value-type="float" office:value="91337">
                <text:p>913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6463">
                <text:p>106463</text:p>
              </table:table-cell>
              <table:table-cell office:value-type="float" office:value="91337">
                <text:p>913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6463">
                <text:p>106463</text:p>
              </table:table-cell>
              <table:table-cell office:value-type="float" office:value="91337">
                <text:p>913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6463">
                <text:p>106463</text:p>
              </table:table-cell>
              <table:table-cell office:value-type="float" office:value="91337">
                <text:p>913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6463">
                <text:p>106463</text:p>
              </table:table-cell>
              <table:table-cell office:value-type="float" office:value="91142">
                <text:p>911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6463">
                <text:p>106463</text:p>
              </table:table-cell>
              <table:table-cell office:value-type="float" office:value="91142">
                <text:p>911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6463">
                <text:p>106463</text:p>
              </table:table-cell>
              <table:table-cell office:value-type="float" office:value="91065">
                <text:p>910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6463">
                <text:p>106463</text:p>
              </table:table-cell>
              <table:table-cell office:value-type="float" office:value="91065">
                <text:p>910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6463">
                <text:p>106463</text:p>
              </table:table-cell>
              <table:table-cell office:value-type="float" office:value="91065">
                <text:p>910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6463">
                <text:p>106463</text:p>
              </table:table-cell>
              <table:table-cell office:value-type="float" office:value="91065">
                <text:p>910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6463">
                <text:p>106463</text:p>
              </table:table-cell>
              <table:table-cell office:value-type="float" office:value="91065">
                <text:p>910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6463">
                <text:p>106463</text:p>
              </table:table-cell>
              <table:table-cell office:value-type="float" office:value="91065">
                <text:p>910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6463">
                <text:p>106463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6463">
                <text:p>106463</text:p>
              </table:table-cell>
              <table:table-cell office:value-type="float" office:value="90748">
                <text:p>907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463">
                <text:p>106463</text:p>
              </table:table-cell>
              <table:table-cell office:value-type="float" office:value="90748">
                <text:p>907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463">
                <text:p>106463</text:p>
              </table:table-cell>
              <table:table-cell office:value-type="float" office:value="90748">
                <text:p>907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463">
                <text:p>106463</text:p>
              </table:table-cell>
              <table:table-cell office:value-type="float" office:value="90748">
                <text:p>907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463">
                <text:p>106463</text:p>
              </table:table-cell>
              <table:table-cell office:value-type="float" office:value="90748">
                <text:p>907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6463">
                <text:p>106463</text:p>
              </table:table-cell>
              <table:table-cell office:value-type="float" office:value="90107">
                <text:p>901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6463">
                <text:p>106463</text:p>
              </table:table-cell>
              <table:table-cell office:value-type="float" office:value="89859">
                <text:p>898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6463">
                <text:p>106463</text:p>
              </table:table-cell>
              <table:table-cell office:value-type="float" office:value="89769">
                <text:p>897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6463">
                <text:p>106463</text:p>
              </table:table-cell>
              <table:table-cell office:value-type="float" office:value="89769">
                <text:p>897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6463">
                <text:p>106463</text:p>
              </table:table-cell>
              <table:table-cell office:value-type="float" office:value="89769">
                <text:p>897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6463">
                <text:p>106463</text:p>
              </table:table-cell>
              <table:table-cell office:value-type="float" office:value="89769">
                <text:p>897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463">
                <text:p>106463</text:p>
              </table:table-cell>
              <table:table-cell office:value-type="float" office:value="89526">
                <text:p>895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6463">
                <text:p>106463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6463">
                <text:p>106463</text:p>
              </table:table-cell>
              <table:table-cell office:value-type="float" office:value="88716">
                <text:p>887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6463">
                <text:p>106463</text:p>
              </table:table-cell>
              <table:table-cell office:value-type="float" office:value="88444">
                <text:p>88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6463">
                <text:p>106463</text:p>
              </table:table-cell>
              <table:table-cell office:value-type="float" office:value="88133">
                <text:p>881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6463">
                <text:p>106463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463">
                <text:p>106463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463">
                <text:p>106463</text:p>
              </table:table-cell>
              <table:table-cell office:value-type="float" office:value="87265">
                <text:p>872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